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80" fo:font-size="18pt" style:text-underline-style="none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80" fo:font-size="18pt" style:text-underline-style="none" fo:font-weight="bold" officeooo:paragraph-rsid="000165c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80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80"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80" fo:font-size="12pt" style:text-underline-style="none" fo:font-weight="normal" officeooo:paragraph-rsid="000165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paragraph-rsid="000165c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3pt" style:text-underline-style="none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3pt" style:text-underline-style="none" fo:font-weight="bold" officeooo:paragraph-rsid="000165c4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paragraph-rsid="000165c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style:text-underline-style="none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paragraph-rsid="000165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paragraph-rsid="000165c4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paragraph-rsid="0001f12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paragraph-rsid="0001f12c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8pt" fo:font-weight="normal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size="26pt" fo:language="en" fo:country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6b6b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6b6b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6b6b" fo:font-size="14pt" style:text-underline-style="solid" style:text-underline-width="auto" style:text-underline-color="font-color" fo:font-weight="normal" officeooo:paragraph-rsid="000165c4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6b6b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6b6b" fo:font-size="13pt" style:text-underline-style="solid" style:text-underline-width="auto" style:text-underline-color="font-color" fo:font-weight="bold" officeooo:paragraph-rsid="000165c4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165c4" officeooo:paragraph-rsid="000165c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0165c4" officeooo:paragraph-rsid="000165c4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0165c4" officeooo:paragraph-rsid="000165c4" style:font-size-asian="10.5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01f12c" officeooo:paragraph-rsid="0001f12c" style:font-size-asian="10.5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01f12c" officeooo:paragraph-rsid="000769e7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1f12c" officeooo:paragraph-rsid="0001f12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1f12c" officeooo:paragraph-rsid="000769e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01f12c" officeooo:paragraph-rsid="0001f12c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01f12c" officeooo:paragraph-rsid="0003a277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01f12c" officeooo:paragraph-rsid="0003ac5d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01f12c" officeooo:paragraph-rsid="0005da95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01f12c" officeooo:paragraph-rsid="000644ae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paragraph-rsid="0001f12c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paragraph-rsid="0003ac5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double" fo:font-weight="bold" style:font-size-asian="10.5pt" style:font-weight-asian="bold" style:font-weight-complex="bold"/>
    </style:style>
    <style:style style:name="T3" style:family="text">
      <style:text-properties style:text-line-through-style="solid" style:text-line-through-type="double"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tyle="italic" fo:font-weight="bold" officeooo:rsid="0001f12c" style:font-style-asian="italic" style:font-weight-asian="bold" style:font-style-complex="italic" style:font-weight-complex="bold"/>
    </style:style>
    <style:style style:name="T7" style:family="text">
      <style:text-properties officeooo:rsid="000165c4"/>
    </style:style>
    <style:style style:name="T8" style:family="text">
      <style:text-properties officeooo:rsid="0001f12c"/>
    </style:style>
    <style:style style:name="T9" style:family="text">
      <style:text-properties fo:color="#000000" fo:font-size="12pt" fo:font-style="normal" style:text-underline-style="none" fo:font-weight="bold" officeooo:rsid="0001f12c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officeooo:rsid="0003a277"/>
    </style:style>
    <style:style style:name="T11" style:family="text">
      <style:text-properties officeooo:rsid="0003ac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rrection exercises</text:p>
      <text:p text:style-name="P23"/>
      <text:p text:style-name="P23"/>
      <text:p text:style-name="P8">Exercise 1 : Square cylinder : Obstacle.data</text:p>
      <text:p text:style-name="P3"/>
      <text:p text:style-name="P25">Part 1 :</text:p>
      <text:p text:style-name="Standard"/>
      <text:p text:style-name="Standard"># Hydraulique 2D laminar with Quick scheme # </text:p>
      <text:p text:style-name="Standard"># PARALLEL RUNS # </text:p>
      <text:p text:style-name="Standard"># lance_test 2 ecarts # </text:p>
      <text:p text:style-name="Standard"/>
      <text:p text:style-name="Standard">dimension 2 </text:p>
      <text:p text:style-name="Standard"/>
      <text:p text:style-name="Standard">Pb_hydraulique pb </text:p>
      <text:p text:style-name="Standard">Domaine dom </text:p>
      <text:p text:style-name="Standard"/>
      <text:p text:style-name="Standard"># DEBUT MAILLAGE # </text:p>
      <text:p text:style-name="Standard">Lire_fichier Obstacle.geo ; </text:p>
      <text:p text:style-name="Standard"># FIN MAILLAGE # </text:p>
      <text:p text:style-name="Standard"/>
      <text:p text:style-name="Standard"># DEBUT DECOUPAGE </text:p>
      <text:p text:style-name="Standard">Decouper dom </text:p>
      <text:p text:style-name="Standard">{ </text:p>
      <text:p text:style-name="Standard"><text:tab/>Partitionneur tranche { tranches 2 1 } </text:p>
      <text:p text:style-name="Standard"><text:tab/>Larg_joint 2 </text:p>
      <text:p text:style-name="Standard"><text:tab/>Nom_Zones DOM </text:p>
      <text:p text:style-name="Standard">} </text:p>
      <text:p text:style-name="Standard">Fin </text:p>
      <text:p text:style-name="Standard">FIN DECOUPAGE # </text:p>
      <text:p text:style-name="Standard"/>
      <text:p text:style-name="Standard"># DEBUT LECTURE </text:p>
      <text:p text:style-name="Standard">Scatter DOM.Zones dom </text:p>
      <text:p text:style-name="Standard">FIN LECTURE # </text:p>
      <text:p text:style-name="Standard"/>
      <text:p text:style-name="Standard"># I select a discretization # </text:p>
      <text:p text:style-name="Standard">VDF ma_discretisation </text:p>
      <text:p text:style-name="Standard"/>
      <text:p text:style-name="Standard">Schema_Euler_explicite mon_schema </text:p>
      <text:p text:style-name="Standard">Lire mon_schema </text:p>
      <text:p text:style-name="Standard">{ </text:p>
      <text:p text:style-name="Standard"><text:tab/>tinit 0 </text:p>
      <text:p text:style-name="Standard"><text:tab/>tmax 5.0 </text:p>
      <text:p text:style-name="Standard"><text:tab/># dt_min=dt_max so dt imposed # </text:p>
      <text:p text:style-name="Standard"><text:tab/><text:span text:style-name="T1">dt_min 4.e-3 </text:span></text:p>
      <text:p text:style-name="P1"><text:tab/>dt_max 4.e-3 </text:p>
      <text:p text:style-name="P1"><text:tab/>dt_impr 4.e-3 </text:p>
      <text:p text:style-name="Standard"><text:tab/>dt_sauv 100 </text:p>
      <text:p text:style-name="Standard"><text:tab/>seuil_statio 1.e-8 </text:p>
      <text:p text:style-name="Standard"><text:tab/># By default facsec equals to 1 # </text:p>
      <text:p text:style-name="Standard"><text:soft-page-break/><text:tab/># facsec 0.5 # </text:p>
      <text:p text:style-name="Standard">} </text:p>
      <text:p text:style-name="Standard"/>
      <text:p text:style-name="Standard"># I define a medium # </text:p>
      <text:p text:style-name="Standard">Fluide_Incompressible milieu </text:p>
      <text:p text:style-name="Standard">Lire milieu </text:p>
      <text:p text:style-name="Standard">{ </text:p>
      <text:p text:style-name="Standard"><text:tab/>mu Champ_Uniforme 1 3.7e-05 </text:p>
      <text:p text:style-name="Standard"><text:tab/>rho Champ_Uniforme 1 2 </text:p>
      <text:p text:style-name="Standard">} </text:p>
      <text:p text:style-name="Standard"/>
      <text:p text:style-name="Standard"># Association between the different objects # </text:p>
      <text:p text:style-name="Standard">Associer pb dom </text:p>
      <text:p text:style-name="Standard">Associer pb mon_schema </text:p>
      <text:p text:style-name="Standard">Associer pb milieu </text:p>
      <text:p text:style-name="Standard">Discretiser pb ma_discretisation </text:p>
      <text:p text:style-name="Standard"/>
      <text:p text:style-name="Standard">Lire pb </text:p>
      <text:p text:style-name="Standard">{ </text:p>
      <text:p text:style-name="Standard"><text:tab/>Navier_Stokes_standard </text:p>
      <text:p text:style-name="Standard"><text:tab/>{ </text:p>
      <text:p text:style-name="Standard"><text:tab/><text:tab/># Pressure matrix solved with # </text:p>
      <text:p text:style-name="Standard"><text:tab/><text:tab/>solveur_pression GCP { precond ssor { omega 1.500000 } seuil 1.000000e-06 impr } </text:p>
      <text:p text:style-name="Standard"><text:tab/><text:tab/># Two operators are defined # </text:p>
      <text:p text:style-name="Standard"><text:tab/><text:tab/>convection { quick } </text:p>
      <text:p text:style-name="Standard"><text:tab/><text:tab/>diffusion { } </text:p>
      <text:p text:style-name="Standard"><text:tab/><text:tab/># Uniform initial condition for velocity # </text:p>
      <text:p text:style-name="Standard"><text:tab/><text:tab/>conditions_initiales { <text:tab/>vitesse Champ_Uniforme 2 0. 0. } </text:p>
      <text:p text:style-name="Standard"><text:tab/><text:tab/># Boundary conditions # </text:p>
      <text:p text:style-name="Standard"><text:tab/><text:tab/>conditions_limites { </text:p>
      <text:p text:style-name="Standard"><text:tab/><text:tab/><text:tab/>Square paroi_fixe </text:p>
      <text:p text:style-name="Standard"><text:tab/><text:tab/> <text:s text:c="5"/><text:tab/>Upper <text:s/>symetrie </text:p>
      <text:p text:style-name="Standard"><text:tab/><text:tab/><text:tab/>Lower <text:tab/>symetrie </text:p>
      <text:p text:style-name="Standard"><text:tab/><text:tab/><text:tab/>Outlet <text:tab/>frontiere_ouverte_pression_imposee Champ_front_Uniforme 1 0. </text:p>
      <text:p text:style-name="Standard"><text:tab/><text:tab/><text:tab/>Inlet <text:tab/>frontiere_ouverte_vitesse_imposee Champ_front_Uniforme 2 1. 0. </text:p>
      <text:p text:style-name="Standard"><text:tab/><text:tab/>} </text:p>
      <text:p text:style-name="Standard"/>
      <text:p text:style-name="Standard"><text:tab/>} </text:p>
      <text:p text:style-name="Standard"><text:tab/># Post processing block # </text:p>
      <text:p text:style-name="Standard"><text:tab/>Postraitement </text:p>
      <text:p text:style-name="Standard"><text:tab/>{ </text:p>
      <text:p text:style-name="Standard"><text:tab/><text:tab/># Probes # </text:p>
      <text:p text:style-name="Standard"><text:tab/><text:tab/>Sondes </text:p>
      <text:p text:style-name="Standard"><text:tab/><text:tab/>{ </text:p>
      <text:p text:style-name="Standard"><text:tab/><text:tab/><text:tab/>sonde_pression pression periode 0.005 points 2 0.13 0.105 0.13 0.115 </text:p>
      <text:p text:style-name="Standard"><text:tab/><text:tab/><text:tab/><text:span text:style-name="T1">sonde_pression2 pression periode 0.005 segment 2 0.01 0.12 0.91 0.12 </text:span></text:p>
      <text:p text:style-name="Standard"><text:tab/><text:tab/><text:tab/>sonde_vitesse vitesse periode 0.005 points 2 0.14 0.105<text:tab/>0.14 0.115 </text:p>
      <text:p text:style-name="Standard"><text:tab/><text:tab/><text:tab/>sonde_vit vitesse periode 0.005 segment 22 0.14 0.0 0.14 0.22 </text:p>
      <text:p text:style-name="Standard"><text:tab/><text:tab/><text:tab/><text:span text:style-name="T1">sonde_vitesse2 vitesse periode 0.005 segment 22 0.92 0.00 0.92 0.22 </text:span></text:p>
      <text:p text:style-name="Standard"><text:tab/><text:tab/><text:tab/>sonde_P pression periode 0.01 plan 23 11 0.01 0.005 0.91 0.005 0.01 0.21 </text:p>
      <text:p text:style-name="Standard"><text:tab/><text:tab/><text:tab/>sonde_Pmoy Moyenne_pression periode 0.005 points 2 0.13 0.105 0.13 0.115 </text:p>
      <text:p text:style-name="Standard"><text:tab/><text:tab/><text:tab/>sonde_Pect Ecart_type_pression periode 0.005 points 2 0.13 0.105 0.13 0.115 </text:p>
      <text:p text:style-name="Standard"><text:soft-page-break/><text:tab/><text:tab/>} </text:p>
      <text:p text:style-name="Standard"/>
      <text:p text:style-name="Standard"><text:tab/><text:tab/># Fields # </text:p>
      <text:p text:style-name="Standard"><text:tab/><text:tab/><text:span text:style-name="T1">format lata fichier Obstacle </text:span></text:p>
      <text:p text:style-name="Standard"><text:tab/><text:tab/>Champs dt_post 0.2 </text:p>
      <text:p text:style-name="Standard"><text:tab/><text:tab/>{ </text:p>
      <text:p text:style-name="Standard"><text:tab/><text:tab/><text:tab/>pression elem </text:p>
      <text:p text:style-name="Standard"><text:tab/><text:tab/><text:tab/>pression som<text:tab/> </text:p>
      <text:p text:style-name="Standard"><text:tab/><text:tab/><text:tab/>vitesse elem<text:tab/> </text:p>
      <text:p text:style-name="Standard"><text:tab/><text:tab/><text:tab/>vitesse som </text:p>
      <text:p text:style-name="Standard"><text:tab/><text:tab/><text:tab/><text:span text:style-name="T1">vorticite elem </text:span></text:p>
      <text:p text:style-name="Standard"><text:tab/><text:tab/>} </text:p>
      <text:p text:style-name="Standard"/>
      <text:p text:style-name="Standard"><text:tab/><text:tab/># Statistical fields # </text:p>
      <text:p text:style-name="Standard"><text:tab/><text:tab/>Statistiques dt_post 0.2 </text:p>
      <text:p text:style-name="Standard"><text:tab/><text:tab/>{ </text:p>
      <text:p text:style-name="Standard"><text:tab/><text:tab/><text:tab/>t_deb 1. t_fin 5. </text:p>
      <text:p text:style-name="Standard"><text:tab/><text:tab/><text:tab/>moyenne vitesse </text:p>
      <text:p text:style-name="Standard"><text:tab/><text:tab/><text:tab/>ecart_type vitesse </text:p>
      <text:p text:style-name="Standard"><text:tab/><text:tab/><text:tab/>moyenne pression </text:p>
      <text:p text:style-name="Standard"><text:tab/><text:tab/><text:tab/>ecart_type pression </text:p>
      <text:p text:style-name="Standard"><text:tab/><text:tab/>} </text:p>
      <text:p text:style-name="Standard"><text:tab/>} </text:p>
      <text:p text:style-name="Standard"><text:tab/><text:span text:style-name="T1">sauvegarde binaire Obstacle_pb.sauv </text:span></text:p>
      <text:p text:style-name="Standard">} </text:p>
      <text:p text:style-name="Standard"># The problem is solved with # </text:p>
      <text:p text:style-name="Standard">Resoudre pb </text:p>
      <text:p text:style-name="Standard"/>
      <text:p text:style-name="Standard"># Not necessary keyword to finish # </text:p>
      <text:p text:style-name="Standard">Fin</text:p>
      <text:p text:style-name="Standard"/>
      <text:p text:style-name="Standard"/>
      <text:p text:style-name="Standard"/>
      <text:p text:style-name="P26">Part 2 : « Reprise »</text:p>
      <text:p text:style-name="Standard"/>
      <text:p text:style-name="Standard"># Hydraulique 2D laminar with Quick scheme # </text:p>
      <text:p text:style-name="Standard"># PARALLEL RUNS # </text:p>
      <text:p text:style-name="Standard"># lance_test 2 ecarts # </text:p>
      <text:p text:style-name="Standard"/>
      <text:p text:style-name="Standard">dimension 2 </text:p>
      <text:p text:style-name="Standard"/>
      <text:p text:style-name="Standard">Pb_hydraulique pb </text:p>
      <text:p text:style-name="Standard">Domaine dom </text:p>
      <text:p text:style-name="Standard"/>
      <text:p text:style-name="Standard"># DEBUT MAILLAGE # </text:p>
      <text:p text:style-name="Standard">Lire_fichier Obstacle.geo ; </text:p>
      <text:p text:style-name="Standard"># FIN MAILLAGE # </text:p>
      <text:p text:style-name="Standard"/>
      <text:p text:style-name="Standard"># DEBUT DECOUPAGE </text:p>
      <text:p text:style-name="Standard">Decouper dom </text:p>
      <text:p text:style-name="Standard">{ </text:p>
      <text:p text:style-name="Standard"><text:tab/>Partitionneur tranche { tranches 2 1 } </text:p>
      <text:p text:style-name="Standard"><text:soft-page-break/><text:tab/>Larg_joint 2 </text:p>
      <text:p text:style-name="Standard"><text:tab/>Nom_Zones DOM </text:p>
      <text:p text:style-name="Standard">} </text:p>
      <text:p text:style-name="Standard">Fin </text:p>
      <text:p text:style-name="Standard">FIN DECOUPAGE # </text:p>
      <text:p text:style-name="Standard"/>
      <text:p text:style-name="Standard"># DEBUT LECTURE </text:p>
      <text:p text:style-name="Standard">Scatter DOM.Zones dom </text:p>
      <text:p text:style-name="Standard">FIN LECTURE # </text:p>
      <text:p text:style-name="Standard"/>
      <text:p text:style-name="Standard"># I select a discretization # </text:p>
      <text:p text:style-name="Standard">VDF ma_discretisation </text:p>
      <text:p text:style-name="Standard"/>
      <text:p text:style-name="Standard">Schema_Euler_explicite mon_schema </text:p>
      <text:p text:style-name="Standard">Lire mon_schema </text:p>
      <text:p text:style-name="Standard">{ </text:p>
      <text:p text:style-name="Standard"><text:tab/><text:span text:style-name="T1">tinit 5.004 </text:span></text:p>
      <text:p text:style-name="P1"><text:tab/>tmax 6.0 </text:p>
      <text:p text:style-name="Standard"><text:tab/># dt_min=dt_max so dt imposed # </text:p>
      <text:p text:style-name="Standard"><text:tab/>dt_min 4.e-3 </text:p>
      <text:p text:style-name="Standard"><text:tab/>dt_max 4.e-3 </text:p>
      <text:p text:style-name="Standard"><text:tab/>dt_impr 4.e-3 </text:p>
      <text:p text:style-name="Standard"><text:tab/>dt_sauv 100 </text:p>
      <text:p text:style-name="Standard"><text:tab/>seuil_statio 1.e-8 </text:p>
      <text:p text:style-name="Standard"><text:tab/># By default facsec equals to 1 # </text:p>
      <text:p text:style-name="Standard"><text:tab/># facsec 0.5 # </text:p>
      <text:p text:style-name="Standard">} </text:p>
      <text:p text:style-name="Standard"/>
      <text:p text:style-name="Standard"># I define a medium # </text:p>
      <text:p text:style-name="Standard">Fluide_Incompressible milieu </text:p>
      <text:p text:style-name="Standard">Lire milieu </text:p>
      <text:p text:style-name="Standard">{ </text:p>
      <text:p text:style-name="Standard"><text:tab/>mu Champ_Uniforme 1 3.7e-05 </text:p>
      <text:p text:style-name="Standard"><text:tab/>rho Champ_Uniforme 1 2 </text:p>
      <text:p text:style-name="Standard">} </text:p>
      <text:p text:style-name="Standard"/>
      <text:p text:style-name="Standard"># Association between the different objects # </text:p>
      <text:p text:style-name="Standard">Associer pb dom </text:p>
      <text:p text:style-name="Standard">Associer pb mon_schema </text:p>
      <text:p text:style-name="Standard">Associer pb milieu </text:p>
      <text:p text:style-name="Standard">Discretiser pb ma_discretisation </text:p>
      <text:p text:style-name="Standard"/>
      <text:p text:style-name="Standard">Lire pb </text:p>
      <text:p text:style-name="Standard">{ </text:p>
      <text:p text:style-name="Standard"><text:tab/>Navier_Stokes_standard </text:p>
      <text:p text:style-name="Standard"><text:tab/>{ </text:p>
      <text:p text:style-name="Standard"><text:tab/><text:tab/># Pressure matrix solved with # </text:p>
      <text:p text:style-name="Standard"><text:tab/><text:tab/>solveur_pression GCP { </text:p>
      <text:p text:style-name="Standard"><text:tab/><text:tab/><text:tab/>precond ssor { omega 1.500000 } </text:p>
      <text:p text:style-name="Standard"><text:tab/><text:tab/><text:tab/>seuil 1.000000e-06 </text:p>
      <text:p text:style-name="Standard"><text:tab/><text:tab/><text:tab/>impr </text:p>
      <text:p text:style-name="Standard"><text:tab/><text:tab/>} </text:p>
      <text:p text:style-name="Standard"><text:soft-page-break/><text:tab/><text:tab/># Two operators are defined # </text:p>
      <text:p text:style-name="Standard"><text:tab/><text:tab/>convection { quick } </text:p>
      <text:p text:style-name="Standard"><text:tab/><text:tab/>diffusion { } </text:p>
      <text:p text:style-name="Standard"><text:tab/><text:tab/># Uniform initial condition for velocity # </text:p>
      <text:p text:style-name="Standard"><text:tab/><text:tab/>conditions_initiales { </text:p>
      <text:p text:style-name="Standard"><text:tab/><text:tab/><text:tab/>vitesse Champ_Uniforme 2 0. 0. </text:p>
      <text:p text:style-name="Standard"><text:tab/><text:tab/><text:tab/>} </text:p>
      <text:p text:style-name="Standard"><text:tab/><text:tab/># Boundary conditions # </text:p>
      <text:p text:style-name="Standard"><text:tab/><text:tab/>conditions_limites { </text:p>
      <text:p text:style-name="Standard"><text:tab/><text:tab/><text:tab/>Square <text:tab/>paroi_fixe </text:p>
      <text:p text:style-name="Standard"><text:tab/><text:tab/> <text:s text:c="5"/><text:tab/>Upper <text:s/><text:tab/>symetrie </text:p>
      <text:p text:style-name="Standard"><text:tab/><text:tab/><text:tab/>Lower <text:tab/>symetrie </text:p>
      <text:p text:style-name="Standard"><text:tab/><text:tab/><text:tab/>Outlet <text:tab/>frontiere_ouverte_pression_imposee Champ_front_Uniforme 1 0. </text:p>
      <text:p text:style-name="Standard"><text:tab/><text:tab/><text:tab/>Inlet <text:tab/>frontiere_ouverte_vitesse_imposee Champ_front_Uniforme 2 1. 0. </text:p>
      <text:p text:style-name="Standard"><text:tab/><text:tab/>} </text:p>
      <text:p text:style-name="Standard"/>
      <text:p text:style-name="Standard"><text:tab/>} </text:p>
      <text:p text:style-name="Standard"><text:tab/># Post processing block # </text:p>
      <text:p text:style-name="Standard"><text:tab/>Postraitement </text:p>
      <text:p text:style-name="Standard"><text:tab/>{ </text:p>
      <text:p text:style-name="Standard"><text:tab/><text:tab/># Probes # </text:p>
      <text:p text:style-name="Standard"><text:tab/><text:tab/>Sondes </text:p>
      <text:p text:style-name="Standard"><text:tab/><text:tab/>{ </text:p>
      <text:p text:style-name="Standard"><text:tab/><text:tab/><text:tab/>sonde_pression pression periode 0.005 points 2 0.13 0.105 0.13 0.115 </text:p>
      <text:p text:style-name="Standard"><text:tab/><text:tab/><text:tab/><text:span text:style-name="T1">sonde_pression2 pression periode 0.005 segment 2 0.01 0.12 0.91 0.12 </text:span></text:p>
      <text:p text:style-name="Standard"><text:tab/><text:tab/><text:tab/>sonde_vitesse vitesse periode 0.005 points 2 0.14 0.105<text:tab/>0.14 0.115 </text:p>
      <text:p text:style-name="Standard"><text:tab/><text:tab/><text:tab/>sonde_vit vitesse periode 0.005 segment 22 0.14 0.0 0.14 0.22 </text:p>
      <text:p text:style-name="Standard"><text:tab/><text:tab/><text:tab/><text:span text:style-name="T1">sonde_vitesse2 vitesse periode 0.005 segment 22 0.92 0.00 0.92 0.22 </text:span></text:p>
      <text:p text:style-name="Standard"><text:tab/><text:tab/><text:tab/>sonde_P pression periode 0.01 plan 23 11 0.01 0.005 0.91 0.005 0.01 0.21 </text:p>
      <text:p text:style-name="Standard"><text:tab/><text:tab/><text:tab/>sonde_Pmoy Moyenne_pression periode 0.005 points 2 0.13 0.105 0.13 0.115 </text:p>
      <text:p text:style-name="Standard"><text:tab/><text:tab/><text:tab/>sonde_Pect Ecart_type_pression periode 0.005 points 2 0.13 0.105 0.13 0.115<text:tab/><text:tab/><text:tab/> </text:p>
      <text:p text:style-name="Standard"><text:tab/><text:tab/>} </text:p>
      <text:p text:style-name="Standard"/>
      <text:p text:style-name="Standard"><text:tab/><text:tab/># Fields # <text:s text:c="15"/></text:p>
      <text:p text:style-name="Standard"><text:tab/><text:tab/><text:span text:style-name="T1">format lata fichier Obstacle </text:span></text:p>
      <text:p text:style-name="Standard"><text:tab/><text:tab/>Champs dt_post 1. </text:p>
      <text:p text:style-name="Standard"><text:tab/><text:tab/>{ </text:p>
      <text:p text:style-name="Standard"><text:tab/><text:tab/><text:tab/>pression elem </text:p>
      <text:p text:style-name="Standard"><text:tab/><text:tab/><text:tab/>pression som<text:tab/> </text:p>
      <text:p text:style-name="Standard"><text:tab/><text:tab/><text:tab/>vitesse elem<text:tab/> </text:p>
      <text:p text:style-name="Standard"><text:tab/><text:tab/><text:tab/>vitesse som </text:p>
      <text:p text:style-name="Standard"><text:tab/><text:tab/><text:tab/><text:span text:style-name="T1">vorticite elem </text:span></text:p>
      <text:p text:style-name="Standard"><text:tab/><text:tab/>} </text:p>
      <text:p text:style-name="Standard"/>
      <text:p text:style-name="Standard"><text:tab/><text:tab/># Statistical fields # </text:p>
      <text:p text:style-name="Standard"><text:tab/><text:tab/>Statistiques dt_post 1. </text:p>
      <text:p text:style-name="Standard"><text:tab/><text:tab/>{ </text:p>
      <text:p text:style-name="Standard"><text:tab/><text:tab/><text:tab/>t_deb 1. t_fin 5. </text:p>
      <text:p text:style-name="Standard"><text:tab/><text:tab/><text:tab/>moyenne vitesse </text:p>
      <text:p text:style-name="Standard"><text:tab/><text:tab/><text:tab/>ecart_type vitesse </text:p>
      <text:p text:style-name="Standard"><text:tab/><text:tab/><text:tab/>moyenne pression </text:p>
      <text:p text:style-name="Standard"><text:soft-page-break/><text:tab/><text:tab/><text:tab/>ecart_type pression </text:p>
      <text:p text:style-name="Standard"><text:tab/><text:tab/>} </text:p>
      <text:p text:style-name="Standard"><text:tab/>} </text:p>
      <text:p text:style-name="Standard"><text:tab/><text:span text:style-name="T1">reprise binaire Obstacle_pb.sauv </text:span></text:p>
      <text:p text:style-name="Standard">} </text:p>
      <text:p text:style-name="Standard"># The problem is solved with # </text:p>
      <text:p text:style-name="Standard">Resoudre pb </text:p>
      <text:p text:style-name="Standard"/>
      <text:p text:style-name="Standard"># Not necessary keyword to finish # </text:p>
      <text:p text:style-name="Standard">Fin</text:p>
      <text:p text:style-name="Standard"/>
      <text:p text:style-name="Standard"/>
      <text:p text:style-name="Standard"/>
      <text:p text:style-name="P6">Exercise 2 : Heat exchange : docond.data</text:p>
      <text:p text:style-name="Standard"/>
      <text:p text:style-name="Standard"># Thermohydraulique 2D couplee a conduction 2D # </text:p>
      <text:p text:style-name="Standard"># PARALLEL OK 8 # </text:p>
      <text:p text:style-name="Standard">dimension 2 </text:p>
      <text:p text:style-name="Standard">Schema_Euler_explicite sch </text:p>
      <text:p text:style-name="Standard">Lire sch </text:p>
      <text:p text:style-name="Standard">{ </text:p>
      <text:p text:style-name="Standard"><text:tab/>tinit 0. </text:p>
      <text:p text:style-name="Standard"><text:tab/>tmax 100. </text:p>
      <text:p text:style-name="Standard"><text:tab/>dt_min 0.001 </text:p>
      <text:p text:style-name="Standard"><text:tab/>dt_max 10. </text:p>
      <text:p text:style-name="Standard"><text:tab/>dt_impr 0.001 </text:p>
      <text:p text:style-name="Standard"><text:tab/>dt_sauv 400. </text:p>
      <text:p text:style-name="Standard"><text:tab/>seuil_statio 1.e-20 </text:p>
      <text:p text:style-name="Standard"><text:tab/><text:span text:style-name="T1">diffusion_implicite 1 # for part '2' #</text:span></text:p>
      <text:p text:style-name="Standard">} </text:p>
      <text:p text:style-name="Standard"/>
      <text:p text:style-name="Standard">Pb_conduction pb1 </text:p>
      <text:p text:style-name="Standard">Pb_Thermohydraulique pb2 </text:p>
      <text:p text:style-name="Standard"/>
      <text:p text:style-name="Standard">Domaine dom_solide </text:p>
      <text:p text:style-name="Standard">Domaine dom_fluide </text:p>
      <text:p text:style-name="Standard"/>
      <text:p text:style-name="Standard"># DEBUT MAILLAGE # </text:p>
      <text:p text:style-name="Standard">Mailler dom_solide </text:p>
      <text:p text:style-name="Standard">{ </text:p>
      <text:p text:style-name="Standard"><text:tab/>Pave Cavite1 </text:p>
      <text:p text:style-name="Standard"><text:tab/><text:tab/>{ </text:p>
      <text:p text:style-name="Standard"><text:tab/><text:tab/>Origine 0. 0. </text:p>
      <text:p text:style-name="Standard"><text:s text:c="5"/><text:tab/><text:tab/>Nombre_de_Noeuds <text:span text:style-name="T1">13 41 </text:span></text:p>
      <text:p text:style-name="Standard"><text:tab/><text:tab/>Longueurs 0.3 1.0 </text:p>
      <text:p text:style-name="Standard"><text:tab/><text:tab/>} </text:p>
      <text:p text:style-name="Standard"><text:tab/><text:tab/>{ </text:p>
      <text:p text:style-name="Standard"><text:tab/><text:tab/>Bord Gauche1 X = 0. <text:s text:c="2"/>0. <text:s/>&lt;= Y &lt;= 1.0 </text:p>
      <text:p text:style-name="Standard"><text:tab/><text:tab/>Bord Haut1 <text:s text:c="2"/>Y = 1.0 <text:s/>0. <text:s/>&lt;= X &lt;= 0.3 </text:p>
      <text:p text:style-name="Standard"><text:tab/><text:tab/>Bord Bas1 <text:s text:c="3"/>Y = 0. <text:s text:c="2"/>0. <text:s/>&lt;= X &lt;= 0.3 </text:p>
      <text:p text:style-name="Standard"><text:tab/><text:tab/>Raccord local homogene Droit1 <text:s/>X = 0.3 <text:s/>0.3 &lt;= Y &lt;= 1.0 </text:p>
      <text:p text:style-name="Standard"><text:tab/><text:tab/>} , </text:p>
      <text:p text:style-name="Standard"><text:soft-page-break/><text:tab/>Pave Cavite2 </text:p>
      <text:p text:style-name="Standard"><text:tab/><text:tab/>{ </text:p>
      <text:p text:style-name="Standard"><text:tab/><text:tab/>Origine 0.3 0. </text:p>
      <text:p text:style-name="Standard"><text:tab/><text:tab/>Nombre_de_Noeuds <text:span text:style-name="T1">29 13 </text:span></text:p>
      <text:p text:style-name="Standard"><text:tab/><text:tab/>Longueurs 0.7 0.3 </text:p>
      <text:p text:style-name="Standard"><text:tab/><text:tab/>} </text:p>
      <text:p text:style-name="Standard"><text:tab/><text:tab/>{ </text:p>
      <text:p text:style-name="Standard"><text:tab/><text:tab/>Raccord local homogene Haut2 <text:s text:c="2"/>Y = 0.3 <text:s/>0.3 &lt;= X &lt;= 1.0 </text:p>
      <text:p text:style-name="Standard"><text:tab/><text:tab/>Bord Bas2 <text:s text:c="3"/>Y = 0. <text:s text:c="2"/>0.3 &lt;= X &lt;= 1.0 </text:p>
      <text:p text:style-name="Standard"><text:tab/><text:tab/>Bord Droit2 <text:s/>X = 1.0 <text:s/>0. <text:s/>&lt;= Y &lt;= 0.3 </text:p>
      <text:p text:style-name="Standard"><text:tab/><text:tab/>} </text:p>
      <text:p text:style-name="Standard">} </text:p>
      <text:p text:style-name="Standard"/>
      <text:p text:style-name="Standard">Mailler dom_fluide </text:p>
      <text:p text:style-name="Standard">{ </text:p>
      <text:p text:style-name="Standard"><text:tab/>Pave Cavite3 </text:p>
      <text:p text:style-name="Standard"><text:tab/><text:tab/>{ </text:p>
      <text:p text:style-name="Standard"><text:tab/><text:tab/>Origine 0.3 0.3 </text:p>
      <text:p text:style-name="Standard"><text:tab/><text:tab/>Nombre_de_Noeuds <text:span text:style-name="T1">29 29 </text:span></text:p>
      <text:p text:style-name="Standard"><text:tab/><text:tab/>Longueurs 0.7 0.7 </text:p>
      <text:p text:style-name="Standard"><text:tab/><text:tab/>} </text:p>
      <text:p text:style-name="Standard"><text:tab/><text:tab/>{ </text:p>
      <text:p text:style-name="Standard"><text:tab/><text:tab/>Raccord local homogene Droit1 X = 0.3 <text:s/>0.3 &lt;= Y &lt;= 1.0 </text:p>
      <text:p text:style-name="Standard"><text:tab/><text:tab/>Bord Entree <text:s text:c="3"/>Y = 1.0 <text:s/>0.3 &lt;= X &lt;= 0.7 </text:p>
      <text:p text:style-name="Standard"><text:tab/><text:tab/>Bord Haut3 <text:s text:c="4"/>Y = 1.0 <text:s/>0.7 &lt;= X &lt;= 1.0 </text:p>
      <text:p text:style-name="Standard"><text:tab/><text:tab/>Raccord local homogene Haut2 <text:s/>Y = 0.3 <text:s/>0.3 &lt;= X &lt;= 1.0 </text:p>
      <text:p text:style-name="Standard"><text:tab/><text:tab/>Bord Sortie <text:s text:c="3"/>X = 1.0 <text:s/>0.3 &lt;= Y &lt;= 0.7 </text:p>
      <text:p text:style-name="Standard"><text:tab/><text:tab/>Bord Droit2 <text:s text:c="3"/>X = 1.0 <text:s/>0.7 &lt;= Y &lt;= 1.0 </text:p>
      <text:p text:style-name="Standard"><text:tab/><text:tab/>} </text:p>
      <text:p text:style-name="Standard">} </text:p>
      <text:p text:style-name="Standard">Postraiter_domaine { format lata fichier dom.lata domaines { dom_solide dom_fluide } }</text:p>
      <text:p text:style-name="P1">Trianguler_h dom_solide </text:p>
      <text:p text:style-name="P1">Trianguler_h dom_fluide </text:p>
      <text:p text:style-name="P1">Transformer dom_solide x*(1-0.5*y*y) y*(1+0.1*x*y) </text:p>
      <text:p text:style-name="P1">Transformer dom_fluide x*(1-0.5*y*y) y*(1+0.1*x*y) </text:p>
      <text:p text:style-name="Standard"/>
      <text:p text:style-name="Standard"># FIN MAILLAGE # </text:p>
      <text:p text:style-name="Standard"/>
      <text:p text:style-name="Standard"># DEBUT DECOUPAGE </text:p>
      <text:p text:style-name="Standard">Decouper dom_solide </text:p>
      <text:p text:style-name="Standard">{ </text:p>
      <text:p text:style-name="Standard"><text:tab/>Partitionneur tranche { tranches 3 1 } </text:p>
      <text:p text:style-name="Standard"><text:tab/>Larg_joint 1 </text:p>
      <text:p text:style-name="Standard"><text:tab/>Nom_Zones DOM1 </text:p>
      <text:p text:style-name="Standard">} </text:p>
      <text:p text:style-name="Standard">Decouper dom_fluide </text:p>
      <text:p text:style-name="Standard">{ </text:p>
      <text:p text:style-name="Standard"><text:tab/>Partitionneur tranche { tranches 3 1 } </text:p>
      <text:p text:style-name="Standard"><text:tab/>Larg_joint 1 </text:p>
      <text:p text:style-name="Standard"><text:tab/>Nom_Zones DOM2 </text:p>
      <text:p text:style-name="Standard">} </text:p>
      <text:p text:style-name="Standard">Fin </text:p>
      <text:p text:style-name="Standard"><text:soft-page-break/>FIN DECOUPAGE # </text:p>
      <text:p text:style-name="Standard"/>
      <text:p text:style-name="Standard"># DEBUT LECTURE </text:p>
      <text:p text:style-name="Standard">Scatter DOM1.Zones dom_solide </text:p>
      <text:p text:style-name="Standard">Scatter DOM2.Zones dom_fluide </text:p>
      <text:p text:style-name="Standard">FIN LECTURE # </text:p>
      <text:p text:style-name="Standard"/>
      <text:p text:style-name="P1">VEFPreP1B dis </text:p>
      <text:p text:style-name="Standard"/>
      <text:p text:style-name="Standard">Fluide_Incompressible fluide </text:p>
      <text:p text:style-name="Standard">Lire fluide </text:p>
      <text:p text:style-name="Standard">{ </text:p>
      <text:p text:style-name="Standard"><text:tab/>mu Champ_Uniforme 1 0.002 </text:p>
      <text:p text:style-name="Standard"><text:tab/>rho Champ_Uniforme 1 2 </text:p>
      <text:p text:style-name="Standard"><text:tab/>lambda Champ_Uniforme 1 1.0 </text:p>
      <text:p text:style-name="Standard"><text:tab/>Cp Champ_Uniforme 1 500 </text:p>
      <text:p text:style-name="Standard"><text:tab/>beta_th Champ_Uniforme 1 0.0001 </text:p>
      <text:p text:style-name="Standard">} </text:p>
      <text:p text:style-name="Standard"/>
      <text:p text:style-name="Standard">Solide sol </text:p>
      <text:p text:style-name="Standard">Lire sol </text:p>
      <text:p text:style-name="Standard">{ </text:p>
      <text:p text:style-name="Standard"><text:tab/>rho Uniform_Field 1 1000. </text:p>
      <text:p text:style-name="Standard"><text:tab/>lambda Champ_Uniforme 1 250. <text:s text:c="3"/></text:p>
      <text:p text:style-name="Standard"><text:tab/>Cp Champ_Uniforme 1 100 </text:p>
      <text:p text:style-name="Standard">} </text:p>
      <text:p text:style-name="Standard"/>
      <text:p text:style-name="Standard">Uniform_field gravite </text:p>
      <text:p text:style-name="Standard">Lire gravite 2 0 -9.81 </text:p>
      <text:p text:style-name="Standard">Associer sol gravite </text:p>
      <text:p text:style-name="Standard">Associer fluide gravite </text:p>
      <text:p text:style-name="Standard"/>
      <text:p text:style-name="Standard">Associer pb1 dom_solide </text:p>
      <text:p text:style-name="Standard">Associer pb1 sol </text:p>
      <text:p text:style-name="Standard"/>
      <text:p text:style-name="Standard">Associer pb2 dom_fluide </text:p>
      <text:p text:style-name="Standard">Associer pb2 fluide </text:p>
      <text:p text:style-name="Standard"/>
      <text:p text:style-name="Standard">Probleme_Couple pbc </text:p>
      <text:p text:style-name="Standard">Associer pbc pb1 </text:p>
      <text:p text:style-name="Standard">Associer pbc pb2 </text:p>
      <text:p text:style-name="Standard">Associer pbc sch </text:p>
      <text:p text:style-name="Standard">Discretiser pbc dis </text:p>
      <text:p text:style-name="Standard"/>
      <text:p text:style-name="Standard">Lire pb1 </text:p>
      <text:p text:style-name="Standard">{ </text:p>
      <text:p text:style-name="Standard"><text:tab/>Conduction </text:p>
      <text:p text:style-name="Standard"><text:tab/>{ </text:p>
      <text:p text:style-name="Standard"><text:tab/><text:tab/>diffusion { } </text:p>
      <text:p text:style-name="Standard"><text:tab/><text:tab/>conditions_initiales { <text:tab/>temperature Champ_Uniforme 1 30. } </text:p>
      <text:p text:style-name="Standard"><text:tab/><text:tab/>conditions_limites { </text:p>
      <text:p text:style-name="Standard"><text:tab/><text:tab/><text:tab/>Gauche1 paroi_temperature_imposee Champ_Front_Uniforme 1 40. </text:p>
      <text:p text:style-name="Standard"><text:soft-page-break/><text:tab/><text:tab/><text:tab/>Haut1 paroi_temperature_imposee Champ_Front_Uniforme 1 20. </text:p>
      <text:p text:style-name="Standard"><text:tab/><text:tab/><text:tab/>Bas1 paroi_temperature_imposee <text:tab/>Champ_Front_Uniforme 1 40. </text:p>
      <text:p text:style-name="Standard"><text:tab/><text:tab/> <text:tab/>Droit1 paroi_contact pb2 <text:s/>Droit1 </text:p>
      <text:p text:style-name="Standard"><text:tab/><text:tab/><text:tab/>Haut2 paroi_contact pb2 <text:s/>Haut2 </text:p>
      <text:p text:style-name="Standard"><text:tab/><text:tab/><text:tab/>Bas2 paroi_temperature_imposee Champ_Front_Uniforme 1 40. </text:p>
      <text:p text:style-name="Standard"><text:tab/><text:tab/><text:tab/>Droit2 paroi_temperature_imposee Champ_Front_Uniforme 1 20. </text:p>
      <text:p text:style-name="Standard"><text:tab/><text:tab/>} </text:p>
      <text:p text:style-name="Standard"><text:tab/>} </text:p>
      <text:p text:style-name="Standard"><text:tab/>Postraitement </text:p>
      <text:p text:style-name="Standard"><text:tab/>{ </text:p>
      <text:p text:style-name="Standard"><text:tab/><text:tab/><text:span text:style-name="T1">format lata fichier docond_pb1 </text:span></text:p>
      <text:p text:style-name="Standard"><text:tab/><text:tab/>Sondes </text:p>
      <text:p text:style-name="Standard"><text:tab/><text:tab/>{ </text:p>
      <text:p text:style-name="Standard"><text:tab/><text:tab/><text:tab/>sonde_tsol temperature periode 1. points 2 </text:p>
      <text:p text:style-name="Standard"><text:tab/><text:tab/><text:tab/><text:tab/>0.15 0.55 </text:p>
      <text:p text:style-name="Standard"><text:tab/><text:tab/><text:tab/><text:tab/>0.55 0.15 </text:p>
      <text:p text:style-name="Standard"><text:tab/><text:tab/>} </text:p>
      <text:p text:style-name="Standard"><text:tab/><text:tab/> </text:p>
      <text:p text:style-name="Standard"><text:tab/><text:tab/>Definition_champs </text:p>
      <text:p text:style-name="Standard"><text:tab/><text:tab/>{ </text:p>
      <text:p text:style-name="Standard"><text:tab/><text:tab/> temperature_elem_dom_solide Interpolation { </text:p>
      <text:p text:style-name="Standard"><text:tab/><text:tab/> <text:s/><text:tab/>localisation elem </text:p>
      <text:p text:style-name="Standard"><text:tab/><text:tab/><text:tab/>source refChamp { Pb_champ pb1 temperature } </text:p>
      <text:p text:style-name="Standard"><text:tab/><text:tab/> } </text:p>
      <text:p text:style-name="Standard"><text:tab/><text:tab/> temperature_som_dom_solide Interpolation { </text:p>
      <text:p text:style-name="Standard"><text:tab/><text:tab/> <text:s/><text:tab/>localisation som </text:p>
      <text:p text:style-name="Standard"><text:tab/><text:tab/><text:tab/>source refChamp { Pb_champ pb1 temperature } </text:p>
      <text:p text:style-name="Standard"><text:tab/><text:tab/> } </text:p>
      <text:p text:style-name="Standard"><text:tab/><text:tab/>} </text:p>
      <text:p text:style-name="Standard"><text:tab/><text:tab/>Format lml </text:p>
      <text:p text:style-name="Standard"><text:tab/><text:tab/>Champs dt_post 20.+2.*t </text:p>
      <text:p text:style-name="Standard"><text:tab/><text:tab/>{ </text:p>
      <text:p text:style-name="Standard"><text:tab/><text:tab/> <text:s text:c="3"/>temperature_elem_dom_solide </text:p>
      <text:p text:style-name="Standard"><text:tab/><text:tab/> <text:s text:c="3"/>temperature_som_dom_solide </text:p>
      <text:p text:style-name="Standard"><text:tab/><text:tab/> <text:s text:c="3"/><text:span text:style-name="T2">temperature_paroi elem </text:span></text:p>
      <text:p text:style-name="Standard"><text:tab/><text:tab/>} </text:p>
      <text:p text:style-name="Standard"><text:tab/>} </text:p>
      <text:p text:style-name="Standard"><text:tab/>sauvegarde formatte solide.rep </text:p>
      <text:p text:style-name="Standard">} </text:p>
      <text:p text:style-name="Standard"/>
      <text:p text:style-name="Standard">Lire pb2 </text:p>
      <text:p text:style-name="Standard">{ </text:p>
      <text:p text:style-name="Standard"><text:tab/>Navier_Stokes_standard </text:p>
      <text:p text:style-name="Standard"><text:tab/>{ </text:p>
      <text:p text:style-name="Standard"><text:tab/><text:tab/>solveur_pression GCP { precond ssor { omega 1.500000 } seuil 1.000000e-14 impr } </text:p>
      <text:p text:style-name="Standard"><text:tab/><text:tab/>convection { amont } </text:p>
      <text:p text:style-name="Standard"><text:tab/><text:tab/>diffusion { } </text:p>
      <text:p text:style-name="Standard"><text:tab/><text:tab/>sources { boussinesq_temperature { T0 30. } } </text:p>
      <text:p text:style-name="Standard"><text:tab/><text:tab/>conditions_initiales { <text:tab/>vitesse Champ_Uniforme 2 0. 0. } </text:p>
      <text:p text:style-name="Standard"><text:tab/><text:tab/>conditions_limites { </text:p>
      <text:p text:style-name="Standard"><text:tab/><text:tab/><text:tab/>Entree frontiere_ouverte_vitesse_imposee </text:p>
      <text:p text:style-name="Standard"><text:tab/><text:tab/><text:tab/><text:tab/>Champ_front_Uniforme 2 0. -0.01 </text:p>
      <text:p text:style-name="Standard"><text:soft-page-break/><text:tab/><text:tab/><text:tab/>Sortie frontiere_ouverte_pression_imposee </text:p>
      <text:p text:style-name="Standard"><text:tab/><text:tab/><text:tab/><text:tab/>Champ_front_Uniforme 1 0. </text:p>
      <text:p text:style-name="Standard"><text:tab/><text:tab/><text:tab/>Droit1 paroi_fixe </text:p>
      <text:p text:style-name="Standard"><text:tab/><text:tab/><text:tab/>Haut3 paroi_fixe </text:p>
      <text:p text:style-name="Standard"><text:tab/><text:tab/><text:tab/>Haut2 paroi_fixe </text:p>
      <text:p text:style-name="Standard"><text:tab/><text:tab/><text:tab/>Droit2 paroi_fixe </text:p>
      <text:p text:style-name="Standard"><text:tab/><text:tab/>} </text:p>
      <text:p text:style-name="Standard"><text:tab/>} </text:p>
      <text:p text:style-name="Standard"><text:tab/>Convection_Diffusion_Temperature </text:p>
      <text:p text:style-name="Standard"><text:tab/>{ </text:p>
      <text:p text:style-name="Standard"><text:tab/><text:tab/>diffusion { } </text:p>
      <text:p text:style-name="Standard"><text:tab/><text:tab/>convection { amont } </text:p>
      <text:p text:style-name="Standard"><text:tab/><text:tab/>conditions_limites </text:p>
      <text:p text:style-name="Standard"><text:tab/><text:tab/>{ </text:p>
      <text:p text:style-name="Standard"><text:tab/><text:tab/><text:tab/>Entree frontiere_ouverte_temperature_imposee Champ_front_Uniforme 1 20. </text:p>
      <text:p text:style-name="Standard"><text:tab/><text:tab/><text:tab/>Sortie frontiere_ouverte_temperature_imposee Champ_front_Uniforme 1 20. </text:p>
      <text:p text:style-name="Standard"><text:tab/><text:tab/><text:tab/>Droit1 paroi_contact pb1 <text:s/>Droit1 </text:p>
      <text:p text:style-name="Standard"><text:tab/><text:tab/><text:tab/>Haut3 paroi_temperature_imposee Champ_front_Uniforme 1 20. </text:p>
      <text:p text:style-name="Standard"><text:tab/><text:tab/><text:tab/>Haut2 paroi_contact pb1 <text:s/>Haut2 </text:p>
      <text:p text:style-name="Standard"><text:tab/><text:tab/><text:tab/>Droit2 paroi_temperature_imposee Champ_front_Uniforme 1 20. </text:p>
      <text:p text:style-name="Standard"><text:tab/><text:tab/>} </text:p>
      <text:p text:style-name="Standard"><text:tab/><text:tab/>conditions_initiales { Temperature Champ_Uniforme 1 30. } </text:p>
      <text:p text:style-name="Standard"><text:tab/>} </text:p>
      <text:p text:style-name="Standard"><text:tab/>Postraitement </text:p>
      <text:p text:style-name="Standard"><text:tab/>{ </text:p>
      <text:p text:style-name="Standard"><text:tab/><text:tab/>format lata fichier docond_pb2 </text:p>
      <text:p text:style-name="Standard"><text:tab/><text:tab/>Sondes </text:p>
      <text:p text:style-name="Standard"><text:tab/><text:tab/>{ </text:p>
      <text:p text:style-name="Standard"><text:tab/><text:tab/><text:tab/>sonde_pression pression periode 1. points 1 <text:tab/>0.55 0.55 </text:p>
      <text:p text:style-name="Standard"><text:tab/><text:tab/><text:tab/>sonde_vitesse vitesse periode 1. points 1 0.55 0.55 </text:p>
      <text:p text:style-name="Standard"><text:tab/><text:tab/><text:tab/>sonde_tflu temperature periode 1. points 1 0.55 0.55 </text:p>
      <text:p text:style-name="Standard"><text:tab/><text:tab/><text:tab/>sonde_seg temperature periode 5. segment 10 0. 0.75 1. 0.75 </text:p>
      <text:p text:style-name="Standard">sonde_temp_interp_elem temperature_elem_dom_fluide periode 1. points 1 0.55 0.55 </text:p>
      <text:p text:style-name="Standard">sonde_temp_interp_som <text:tab/>temperature_som_dom_fluide periode 1. points 1 0.55 0.55 </text:p>
      <text:p text:style-name="Standard">sonde_seg_temp_interp_elem temperature_elem_dom_fluide periode 5. segment 10 0. 0.75 1. 0.75 </text:p>
      <text:p text:style-name="Standard"><text:tab/><text:tab/>} </text:p>
      <text:p text:style-name="Standard"><text:tab/><text:tab/> </text:p>
      <text:p text:style-name="Standard"><text:tab/><text:tab/>Definition_champs </text:p>
      <text:p text:style-name="Standard"><text:tab/><text:tab/>{ </text:p>
      <text:p text:style-name="Standard"><text:tab/><text:tab/> temperature_elem_dom_fluide Interpolation { </text:p>
      <text:p text:style-name="Standard"><text:tab/><text:tab/> <text:s/><text:tab/>localisation elem </text:p>
      <text:p text:style-name="Standard"><text:tab/><text:tab/><text:tab/>source refChamp { Pb_champ pb2 temperature } </text:p>
      <text:p text:style-name="Standard"><text:tab/><text:tab/> } </text:p>
      <text:p text:style-name="Standard"><text:tab/><text:tab/> temperature_som_dom_fluide Interpolation { </text:p>
      <text:p text:style-name="Standard"><text:tab/><text:tab/> <text:s/><text:tab/>localisation som </text:p>
      <text:p text:style-name="Standard"><text:tab/><text:tab/><text:tab/>source refChamp { Pb_champ pb2 temperature } </text:p>
      <text:p text:style-name="Standard"><text:tab/><text:tab/> } </text:p>
      <text:p text:style-name="Standard"><text:tab/><text:tab/>} </text:p>
      <text:p text:style-name="Standard"><text:tab/><text:tab/>Format lml </text:p>
      <text:p text:style-name="Standard"><text:tab/><text:tab/>Champs dt_post 20.+2.*t </text:p>
      <text:p text:style-name="Standard"><text:tab/><text:tab/>{ </text:p>
      <text:p text:style-name="Standard"><text:tab/><text:tab/><text:tab/>pression elem </text:p>
      <text:p text:style-name="Standard"><text:soft-page-break/><text:tab/><text:tab/><text:tab/>pression som </text:p>
      <text:p text:style-name="Standard"><text:tab/><text:tab/><text:tab/>vitesse elem </text:p>
      <text:p text:style-name="Standard"><text:tab/><text:tab/><text:tab/>vitesse som </text:p>
      <text:p text:style-name="Standard"><text:tab/><text:tab/><text:tab/>temperature_elem_dom_fluide </text:p>
      <text:p text:style-name="Standard"><text:tab/><text:tab/><text:tab/>temperature_som_dom_fluide </text:p>
      <text:p text:style-name="Standard"><text:tab/><text:tab/>} </text:p>
      <text:p text:style-name="Standard"><text:tab/>} </text:p>
      <text:p text:style-name="Standard"><text:tab/>sauvegarde formatte fluide.rep </text:p>
      <text:p text:style-name="Standard">} </text:p>
      <text:p text:style-name="Standard">Imprimer_flux dom_fluide { Entree Haut2 } </text:p>
      <text:p text:style-name="Standard">Imprimer_flux dom_solide { Bas1 Haut2 } </text:p>
      <text:p text:style-name="Standard">Resoudre pbc </text:p>
      <text:p text:style-name="Standard">Fin</text:p>
      <text:p text:style-name="P4"/>
      <text:p text:style-name="P4"/>
      <text:p text:style-name="P26">Euler Implicite</text:p>
      <text:p text:style-name="P4"/>
      <text:p text:style-name="P4"># Thermohydraulique 2D couplee a conduction 2D # </text:p>
      <text:p text:style-name="P4"># PARALLEL OK 8 # </text:p>
      <text:p text:style-name="P4">dimension 2 </text:p>
      <text:p text:style-name="P4">Schema_Euler_implicite sch </text:p>
      <text:p text:style-name="P4">Lire sch</text:p>
      <text:p text:style-name="P4">{ </text:p>
      <text:p text:style-name="P4"><text:tab/>nb_pas_dt_max 4 </text:p>
      <text:p text:style-name="P4"><text:tab/>tinit 0 </text:p>
      <text:p text:style-name="P4"><text:tab/>tmax 100. </text:p>
      <text:p text:style-name="P4"><text:tab/>dt_min 1.e-6 </text:p>
      <text:p text:style-name="P4"><text:tab/>dt_max 100. </text:p>
      <text:p text:style-name="P4"><text:tab/>dt_impr 1.e-6 </text:p>
      <text:p text:style-name="P4"><text:tab/>dt_sauv 100 </text:p>
      <text:p text:style-name="P4"><text:tab/>seuil_statio 1.e-3 </text:p>
      <text:p text:style-name="P4"><text:tab/><text:span text:style-name="T1">facsec 50 </text:span></text:p>
      <text:p text:style-name="P5"><text:tab/>facsec_max 300 </text:p>
      <text:p text:style-name="P5"><text:tab/>Solveur Implicite </text:p>
      <text:p text:style-name="P5"><text:tab/> <text:s text:c="2"/>{ </text:p>
      <text:p text:style-name="P5"><text:tab/><text:tab/>solveur petsc gmres { precond diag { } seuil 1.e-8 impr } </text:p>
      <text:p text:style-name="P5"><text:tab/> <text:s text:c="2"/>} </text:p>
      <text:p text:style-name="P4">} </text:p>
      <text:p text:style-name="P4"/>
      <text:p text:style-name="P4">Pb_conduction pb1 </text:p>
      <text:p text:style-name="P4">Pb_Thermohydraulique pb2 </text:p>
      <text:p text:style-name="P4">.....</text:p>
      <text:p text:style-name="P4"/>
      <text:p text:style-name="P4"/>
      <text:p text:style-name="P4"/>
      <text:p text:style-name="P6">Exercise 3 : Low Mach number : TP_Temp_QC_VEF.data</text:p>
      <text:p text:style-name="P4"/>
      <text:p text:style-name="P4"># Thermohydraulique 2D VEF # </text:p>
      <text:p text:style-name="P4">dimension 2 </text:p>
      <text:p text:style-name="P4">pb_thermohydraulique_qc pb </text:p>
      <text:p text:style-name="P4">Domaine dom </text:p>
      <text:p text:style-name="P4"># DEBUT MAILLAGE # </text:p>
      <text:p text:style-name="P4"><text:soft-page-break/>Mailler dom </text:p>
      <text:p text:style-name="P4">{ </text:p>
      <text:p text:style-name="P4"><text:tab/>Pave Plaques </text:p>
      <text:p text:style-name="P4"><text:tab/>{ </text:p>
      <text:p text:style-name="P4"><text:tab/>Origine 0. 0. </text:p>
      <text:p text:style-name="P4"><text:tab/>Nombre_de_Noeuds <text:span text:style-name="T1">41 11 </text:span></text:p>
      <text:p text:style-name="P4"><text:tab/>Longueurs <text:span text:style-name="T1">4. 1. </text:span></text:p>
      <text:p text:style-name="P4"><text:tab/>} </text:p>
      <text:p text:style-name="P4"><text:tab/>{ </text:p>
      <text:p text:style-name="P4"><text:tab/>Bord Gauche X = 0. <text:s/>0. &lt;= Y &lt;= 1. </text:p>
      <text:p text:style-name="P4"><text:tab/>Bord Droit <text:s/>X = 4. <text:s/>0. &lt;= Y &lt;= 1. </text:p>
      <text:p text:style-name="P4"><text:tab/>Bord Bas <text:s text:c="3"/>Y = 0. <text:s/>0. &lt;= X &lt;= 4. <text:s/></text:p>
      <text:p text:style-name="P4"><text:tab/>Bord Haut <text:s text:c="2"/>Y = 1. <text:s/>0. &lt;= X &lt;= 4. <text:s/></text:p>
      <text:p text:style-name="P4"><text:tab/>}<text:tab/> </text:p>
      <text:p text:style-name="P4">} </text:p>
      <text:p text:style-name="P4">Trianguler_H dom </text:p>
      <text:p text:style-name="P4"/>
      <text:p text:style-name="P4">VEFPreP1B dis </text:p>
      <text:p text:style-name="P4">Schema_Euler_explicite sch </text:p>
      <text:p text:style-name="P4">Lire sch </text:p>
      <text:p text:style-name="P4">{ </text:p>
      <text:p text:style-name="P4"><text:tab/>tinit <text:s/>0.</text:p>
      <text:p text:style-name="P4"><text:tab/><text:span text:style-name="T1"># tmax 1. # </text:span></text:p>
      <text:p text:style-name="P4"><text:tab/>dt_min 1.e-7 </text:p>
      <text:p text:style-name="P4"><text:tab/>dt_max 0.1 </text:p>
      <text:p text:style-name="P4"><text:tab/>dt_impr 1.e-7 </text:p>
      <text:p text:style-name="P4"><text:tab/>dt_sauv 100. </text:p>
      <text:p text:style-name="P4"><text:tab/><text:span text:style-name="T1">seuil_statio 10. </text:span></text:p>
      <text:p text:style-name="P4">} </text:p>
      <text:p text:style-name="P4"/>
      <text:p text:style-name="P4">fluide_quasi_compressible helium </text:p>
      <text:p text:style-name="P4">Lire helium </text:p>
      <text:p text:style-name="P4"><text:s text:c="2"/>{ </text:p>
      <text:p text:style-name="P4"><text:s text:c="8"/>mu <text:s text:c="5"/>Champ_Fonc_fonction <text:s text:c="4"/>1 temperature <text:s text:c="2"/>3.95e-7*val^0.687 </text:p>
      <text:p text:style-name="P4"><text:s text:c="8"/>lambda <text:s/>Champ_Fonc_fonction <text:s text:c="4"/>1 temperature <text:s text:c="2"/>2.774e-3*val^0.701 </text:p>
      <text:p text:style-name="P4"><text:s text:c="8"/>pression <text:s text:c="2"/>7092750. </text:p>
      <text:p text:style-name="P4"><text:s text:c="8"/>loi_etat gaz_parfait </text:p>
      <text:p text:style-name="P4"><text:s text:c="8"/>{ </text:p>
      <text:p text:style-name="P4"><text:s text:c="16"/>Prandtl <text:s text:c="2"/>0.673 </text:p>
      <text:p text:style-name="P4"><text:s text:c="16"/>Cp <text:s text:c="7"/>5193. </text:p>
      <text:p text:style-name="P4"><text:s text:c="16"/>gamma <text:s text:c="4"/>1.666 </text:p>
      <text:p text:style-name="P4"><text:s text:c="8"/>} </text:p>
      <text:p text:style-name="P4"><text:s text:c="8"/>Traitement_Pth <text:s text:c="9"/>constant </text:p>
      <text:p text:style-name="P4"><text:s text:c="8"/>Traitement_rho_gravite <text:s/>moins_rho_moyen </text:p>
      <text:p text:style-name="P4"><text:s text:c="2"/>} </text:p>
      <text:p text:style-name="P4">Associer pb dom </text:p>
      <text:p text:style-name="P4">Associer pb sch </text:p>
      <text:p text:style-name="P4">Associer pb helium </text:p>
      <text:p text:style-name="P4">Discretiser pb dis </text:p>
      <text:p text:style-name="P4"/>
      <text:p text:style-name="P4">Lire pb </text:p>
      <text:p text:style-name="P4">{ </text:p>
      <text:p text:style-name="P4"><text:soft-page-break/><text:tab/>Navier_Stokes_qc </text:p>
      <text:p text:style-name="P4"><text:tab/>{ </text:p>
      <text:p text:style-name="P4"><text:s text:c="16"/>solveur_pression Gcp { precond ssor { omega 1.5 } seuil 1.e-8 <text:span text:style-name="T1">impr</text:span> } </text:p>
      <text:p text:style-name="P4"><text:tab/><text:tab/>convection { EF_stab { TdivU } } </text:p>
      <text:p text:style-name="P4"><text:tab/><text:tab/>diffusion { }<text:tab/> </text:p>
      <text:p text:style-name="P4"><text:tab/><text:tab/>conditions_initiales { vitesse Champ_Uniforme 2 1. 0. }<text:tab/><text:tab/> </text:p>
      <text:p text:style-name="P4"><text:tab/><text:tab/>conditions_limites </text:p>
      <text:p text:style-name="P4"><text:tab/><text:tab/>{ </text:p>
      <text:p text:style-name="P4"><text:tab/><text:tab/><text:tab/> Bas Symetrie </text:p>
      <text:p text:style-name="P4"><text:tab/><text:tab/><text:tab/> Haut Symetrie </text:p>
      <text:p text:style-name="P4"><text:tab/><text:tab/><text:tab/> Droit frontiere_ouverte_pression_imposee Champ_Front_Uniforme 1 0. </text:p>
      <text:p text:style-name="P4"><text:tab/><text:tab/><text:tab/> Gauche frontiere_ouverte_vitesse_imposee Champ_Front_Uniforme 2 1. 0. </text:p>
      <text:p text:style-name="P4"><text:tab/><text:tab/>} </text:p>
      <text:p text:style-name="P4"><text:tab/><text:tab/>Traitement_particulier { temperature { Bord Droit Direction 0 <text:s/>} } </text:p>
      <text:p text:style-name="P4"><text:tab/>} </text:p>
      <text:p text:style-name="P4"><text:tab/>Convection_diffusion_chaleur_qc </text:p>
      <text:p text:style-name="P4"><text:tab/>{ </text:p>
      <text:p text:style-name="P4"><text:tab/><text:tab/>convection { EF_stab { TdivU } } </text:p>
      <text:p text:style-name="P4"><text:tab/><text:tab/>diffusion { }<text:tab/><text:tab/> </text:p>
      <text:p text:style-name="P4"><text:tab/><text:tab/>conditions_limites { </text:p>
      <text:p text:style-name="P4"><text:tab/><text:tab/>Bas Paroi_flux_impose Champ_front_Uniforme 1 1.e6 </text:p>
      <text:p text:style-name="P4"><text:tab/><text:tab/>Haut Paroi_flux_impose Champ_front_Uniforme 1 1e6 </text:p>
      <text:p text:style-name="P4"><text:s text:c="12"/><text:tab/>Droit frontiere_ouverte T_ext champ_front_uniforme <text:s/>1 500.0 </text:p>
      <text:p text:style-name="P4"><text:tab/><text:tab/>Gauche Frontiere_ouverte_temperature_imposee Champ_Front_Uniforme 1 100. </text:p>
      <text:p text:style-name="P4"><text:tab/><text:tab/>}<text:tab/><text:tab/> </text:p>
      <text:p text:style-name="P4"><text:tab/><text:tab/>conditions_initiales { temperature Champ_Uniforme 1 100. } </text:p>
      <text:p text:style-name="P4"><text:tab/>} </text:p>
      <text:p text:style-name="P4"><text:tab/><text:tab/> </text:p>
      <text:p text:style-name="P4"><text:tab/>Postraitement </text:p>
      <text:p text:style-name="P4"><text:tab/>{ </text:p>
      <text:p text:style-name="P4"><text:tab/><text:tab/><text:span text:style-name="T1">format lata fichier TP_Temp_QC_VEF </text:span></text:p>
      <text:p text:style-name="P5"><text:tab/><text:tab/>Sondes </text:p>
      <text:p text:style-name="P5"><text:tab/><text:tab/>{ </text:p>
      <text:p text:style-name="P5"><text:tab/><text:tab/><text:tab/>sonde_vitesse vitesse periode 0.01 points 1 4. 1. </text:p>
      <text:p text:style-name="P5"><text:tab/><text:tab/><text:tab/>sonde_volume_mass Divergence_U periode 0.01 points 1 4. 1. </text:p>
      <text:p text:style-name="P5"><text:tab/><text:tab/><text:tab/>sonde_temperature temperature periode 0.01 points 1 4. 1. </text:p>
      <text:p text:style-name="P5"><text:tab/><text:tab/><text:tab/>sonde_temp temperature periode 0.01 segment 9 4. 0.05 4. 0.95 </text:p>
      <text:p text:style-name="P5"><text:tab/><text:tab/>} </text:p>
      <text:p text:style-name="P4"><text:tab/><text:tab/><text:span text:style-name="T1">Champs dt_post 1. </text:span></text:p>
      <text:p text:style-name="P4"><text:tab/><text:tab/>{ </text:p>
      <text:p text:style-name="P4"><text:tab/><text:tab/><text:tab/>pression </text:p>
      <text:p text:style-name="P4"><text:tab/><text:tab/><text:tab/>vitesse </text:p>
      <text:p text:style-name="P4"><text:tab/><text:tab/><text:tab/>temperature </text:p>
      <text:p text:style-name="P4"><text:tab/><text:tab/>} </text:p>
      <text:p text:style-name="P4"><text:tab/>} </text:p>
      <text:p text:style-name="P4"><text:tab/><text:span text:style-name="T1">sauvegarde binaire TP_Temp_QC_VEF_pb.sauv </text:span></text:p>
      <text:p text:style-name="P4">} </text:p>
      <text:p text:style-name="P4"/>
      <text:p text:style-name="P4">Resoudre pb </text:p>
      <text:p text:style-name="P4">Fin</text:p>
      <text:p text:style-name="P4"/>
      <text:p text:style-name="P4"/>
      <text:p text:style-name="P26"><text:soft-page-break/>Part 2 : implicite</text:p>
      <text:p text:style-name="P4"/>
      <text:p text:style-name="P4"># Thermohydraulique 2D VEF # </text:p>
      <text:p text:style-name="P4">dimension 2 </text:p>
      <text:p text:style-name="P4">pb_thermohydraulique_qc pb </text:p>
      <text:p text:style-name="P4">Domaine dom </text:p>
      <text:p text:style-name="P4"># DEBUT MAILLAGE # </text:p>
      <text:p text:style-name="P4">Mailler dom </text:p>
      <text:p text:style-name="P4">{ </text:p>
      <text:p text:style-name="P4"><text:tab/>Pave Plaques </text:p>
      <text:p text:style-name="P4"><text:tab/>{ </text:p>
      <text:p text:style-name="P4"><text:tab/>Origine 0. 0. </text:p>
      <text:p text:style-name="P4"><text:tab/>Nombre_de_Noeuds <text:span text:style-name="T1">41 11 </text:span></text:p>
      <text:p text:style-name="P4"><text:tab/>Longueurs <text:span text:style-name="T1">4. 1. </text:span></text:p>
      <text:p text:style-name="P4"><text:tab/>} </text:p>
      <text:p text:style-name="P4"><text:tab/>{ </text:p>
      <text:p text:style-name="P4"><text:tab/>Bord Gauche X = 0. <text:s/>0. &lt;= Y &lt;= 1. </text:p>
      <text:p text:style-name="P4"><text:tab/>Bord Droit <text:s/>X = 4. <text:s/>0. &lt;= Y &lt;= 1. </text:p>
      <text:p text:style-name="P4"><text:tab/>Bord Bas <text:s text:c="3"/>Y = 0. <text:s/>0. &lt;= X &lt;= 4. <text:s/></text:p>
      <text:p text:style-name="P4"><text:tab/>Bord Haut <text:s text:c="2"/>Y = 1. <text:s/>0. &lt;= X &lt;= 4. <text:s/></text:p>
      <text:p text:style-name="P4"><text:tab/>}<text:tab/> </text:p>
      <text:p text:style-name="P4">} </text:p>
      <text:p text:style-name="P4">Trianguler_H dom </text:p>
      <text:p text:style-name="P4"/>
      <text:p text:style-name="P4">VEFPreP1B dis </text:p>
      <text:p text:style-name="P5">Schema_Euler_Implicite sch </text:p>
      <text:p text:style-name="P4">Lire sch </text:p>
      <text:p text:style-name="P4">{ </text:p>
      <text:p text:style-name="P4"><text:tab/>tinit <text:s/>4.950651 </text:p>
      <text:p text:style-name="P4"><text:tab/><text:span text:style-name="T1"># tmax 1. # </text:span></text:p>
      <text:p text:style-name="P4"><text:tab/>dt_min 1.e-7 </text:p>
      <text:p text:style-name="P4"><text:tab/>dt_max 0.1 </text:p>
      <text:p text:style-name="P4"><text:tab/>dt_impr 1.e-7 </text:p>
      <text:p text:style-name="P4"><text:tab/>dt_sauv 100. </text:p>
      <text:p text:style-name="P4"><text:tab/><text:span text:style-name="T1">seuil_statio 10. </text:span></text:p>
      <text:p text:style-name="P4"><text:tab/><text:span text:style-name="T1">facsec 1. </text:span></text:p>
      <text:p text:style-name="P5"><text:tab/>facsec_max 50. </text:p>
      <text:p text:style-name="P5"><text:tab/>Solveur Implicite { seuil_convergence_solveur 1.e-10 } </text:p>
      <text:p text:style-name="P4">} </text:p>
      <text:p text:style-name="P4"/>
      <text:p text:style-name="P4">fluide_quasi_compressible helium </text:p>
      <text:p text:style-name="P4">Lire helium </text:p>
      <text:p text:style-name="P4"><text:s text:c="2"/>{ </text:p>
      <text:p text:style-name="P4"><text:s text:c="8"/>mu <text:s text:c="5"/>Champ_Fonc_fonction <text:s text:c="4"/>1 temperature <text:s text:c="2"/>3.95e-7*val^0.687 </text:p>
      <text:p text:style-name="P4"><text:s text:c="8"/>lambda <text:s/>Champ_Fonc_fonction <text:s text:c="4"/>1 temperature <text:s text:c="2"/>2.774e-3*val^0.701 </text:p>
      <text:p text:style-name="P4"><text:s text:c="8"/>pression <text:s text:c="2"/>7092750. </text:p>
      <text:p text:style-name="P4"><text:s text:c="8"/>loi_etat gaz_parfait </text:p>
      <text:p text:style-name="P4"><text:s text:c="8"/>{ </text:p>
      <text:p text:style-name="P4"><text:s text:c="16"/>Prandtl <text:s text:c="2"/>0.673 </text:p>
      <text:p text:style-name="P4"><text:s text:c="16"/>Cp <text:s text:c="7"/>5193. </text:p>
      <text:p text:style-name="P4"><text:s text:c="16"/>gamma <text:s text:c="4"/>1.666 </text:p>
      <text:p text:style-name="P4"><text:s text:c="8"/>} </text:p>
      <text:p text:style-name="P4"><text:soft-page-break/><text:s text:c="8"/>Traitement_Pth <text:s text:c="9"/>constant </text:p>
      <text:p text:style-name="P4"><text:s text:c="8"/>Traitement_rho_gravite <text:s/>moins_rho_moyen </text:p>
      <text:p text:style-name="P4"><text:s text:c="2"/>} </text:p>
      <text:p text:style-name="P4"/>
      <text:p text:style-name="P4">Associer pb dom </text:p>
      <text:p text:style-name="P4">Associer pb sch </text:p>
      <text:p text:style-name="P4">Associer pb helium </text:p>
      <text:p text:style-name="P4"/>
      <text:p text:style-name="P4">Discretiser pb dis </text:p>
      <text:p text:style-name="P4"/>
      <text:p text:style-name="P4">Lire pb </text:p>
      <text:p text:style-name="P4">{ </text:p>
      <text:p text:style-name="P4"><text:tab/>Navier_Stokes_qc </text:p>
      <text:p text:style-name="P4"><text:tab/>{ </text:p>
      <text:p text:style-name="P4"><text:s text:c="16"/>solveur_pression Gcp { precond ssor { omega 1.5 } seuil 1.e-8 <text:span text:style-name="T1">impr</text:span> } </text:p>
      <text:p text:style-name="P4"><text:tab/><text:tab/>convection { EF_stab { TdivU } } </text:p>
      <text:p text:style-name="P4"><text:tab/><text:tab/>diffusion { }<text:tab/> </text:p>
      <text:p text:style-name="P4"><text:tab/><text:tab/>conditions_initiales { vitesse Champ_Uniforme 2 1. 0. }<text:tab/><text:tab/> </text:p>
      <text:p text:style-name="P4"><text:tab/><text:tab/>conditions_limites </text:p>
      <text:p text:style-name="P4"><text:tab/><text:tab/>{ </text:p>
      <text:p text:style-name="P4"><text:tab/><text:tab/><text:tab/> Bas Symetrie </text:p>
      <text:p text:style-name="P4"><text:tab/><text:tab/><text:tab/> Haut Symetrie </text:p>
      <text:p text:style-name="P4"><text:tab/><text:tab/><text:tab/> Droit frontiere_ouverte_pression_imposee Champ_Front_Uniforme 1 0. </text:p>
      <text:p text:style-name="P4"><text:tab/><text:tab/><text:tab/> Gauche frontiere_ouverte_vitesse_imposee Champ_Front_Uniforme 2 1. 0. </text:p>
      <text:p text:style-name="P4"><text:tab/><text:tab/>} </text:p>
      <text:p text:style-name="P4"><text:tab/><text:tab/>Traitement_particulier { temperature { Bord Droit Direction 0 <text:s/>} } </text:p>
      <text:p text:style-name="P4"><text:tab/>} </text:p>
      <text:p text:style-name="P4"><text:tab/>Convection_diffusion_chaleur_qc </text:p>
      <text:p text:style-name="P4"><text:tab/>{ </text:p>
      <text:p text:style-name="P4"><text:tab/><text:tab/>convection { EF_stab { TdivU } } </text:p>
      <text:p text:style-name="P4"><text:tab/><text:tab/>diffusion { }<text:tab/><text:tab/> </text:p>
      <text:p text:style-name="P4"><text:tab/><text:tab/>conditions_limites { </text:p>
      <text:p text:style-name="P4"><text:tab/><text:tab/>Bas Paroi_flux_impose Champ_front_Uniforme 1 1.e6 </text:p>
      <text:p text:style-name="P4"><text:tab/><text:tab/>Haut Paroi_flux_impose Champ_front_Uniforme 1 1e6 </text:p>
      <text:p text:style-name="P4"><text:s text:c="12"/><text:tab/>Droit frontiere_ouverte T_ext champ_front_uniforme <text:s/>1 500.0 </text:p>
      <text:p text:style-name="P4"><text:tab/><text:tab/>Gauche Frontiere_ouverte_temperature_imposee Champ_Front_Uniforme 1 100. </text:p>
      <text:p text:style-name="P4"><text:tab/><text:tab/>}<text:tab/><text:tab/> </text:p>
      <text:p text:style-name="P4"><text:tab/><text:tab/>conditions_initiales { temperature Champ_Uniforme 1 100. } </text:p>
      <text:p text:style-name="P4"><text:tab/>} </text:p>
      <text:p text:style-name="P4"><text:tab/><text:tab/> </text:p>
      <text:p text:style-name="P4"><text:tab/>Postraitement </text:p>
      <text:p text:style-name="P4"><text:tab/>{ </text:p>
      <text:p text:style-name="P4"><text:tab/><text:tab/><text:span text:style-name="T1">format lata fichier TP_Temp_QC_VEF </text:span></text:p>
      <text:p text:style-name="P5"><text:tab/><text:tab/>Sondes </text:p>
      <text:p text:style-name="P5"><text:tab/><text:tab/>{ </text:p>
      <text:p text:style-name="P5"><text:tab/><text:tab/>sonde_vitesse vitesse periode 0.01 points 1 4. 1. </text:p>
      <text:p text:style-name="P5"><text:tab/><text:tab/>sonde_volume_mass Divergence_U periode 0.01 points 1 4. 1. </text:p>
      <text:p text:style-name="P5"><text:tab/><text:tab/>sonde_temperature temperature periode 0.01 points 1 4. 1. </text:p>
      <text:p text:style-name="P5"><text:tab/><text:tab/> </text:p>
      <text:p text:style-name="P5"><text:tab/><text:tab/>sonde_temp temperature periode 0.01 segment 9 4. 0.05 4. 0.95 </text:p>
      <text:p text:style-name="P5"><text:tab/><text:tab/>} </text:p>
      <text:p text:style-name="P4"><text:tab/><text:tab/><text:span text:style-name="T1">Champs dt_post 1. </text:span></text:p>
      <text:p text:style-name="P4"><text:soft-page-break/><text:tab/><text:tab/>{ </text:p>
      <text:p text:style-name="P4"><text:tab/><text:tab/><text:tab/>pression </text:p>
      <text:p text:style-name="P4"><text:tab/><text:tab/><text:tab/>vitesse </text:p>
      <text:p text:style-name="P4"><text:tab/><text:tab/><text:tab/>temperature </text:p>
      <text:p text:style-name="P4"><text:tab/><text:tab/>} </text:p>
      <text:p text:style-name="P4"><text:tab/>} </text:p>
      <text:p text:style-name="P4"><text:tab/><text:span text:style-name="T1">reprise binaire TP_Temp_QC_VEF_pb.sauv </text:span></text:p>
      <text:p text:style-name="P4">} </text:p>
      <text:p text:style-name="P4"/>
      <text:p text:style-name="P4">Resoudre pb </text:p>
      <text:p text:style-name="P4">Fin</text:p>
      <text:p text:style-name="P4"/>
      <text:p text:style-name="P4"/>
      <text:p text:style-name="P4"/>
      <text:p text:style-name="P6">Exercise 4 : Periodic 3D channel flow : P1.data</text:p>
      <text:p text:style-name="P4"/>
      <text:p text:style-name="P4"># Canal 3D periodique a Re=200 depuis une reprise d'un calcul sur une discretisation plus lache (P1) # </text:p>
      <text:p text:style-name="P4"># PARALLEL OK # </text:p>
      <text:p text:style-name="P4"/>
      <text:p text:style-name="P4">dimension 3 </text:p>
      <text:p text:style-name="P4"/>
      <text:p text:style-name="P4">Pb_hydraulique pb </text:p>
      <text:p text:style-name="P4">Domaine dom </text:p>
      <text:p text:style-name="P4"/>
      <text:p text:style-name="P4"># DEBUT MAILLAGE # </text:p>
      <text:p text:style-name="P4">Lire_fichier dom cylindre.geom </text:p>
      <text:p text:style-name="P4">VerifierCoin dom { } </text:p>
      <text:p text:style-name="P4">Dilate dom 1000 </text:p>
      <text:p text:style-name="P4">RegroupeBord dom perioz { Surfa Surfanz } </text:p>
      <text:p text:style-name="P5">RegroupeBord dom periox { Entree Sortie } </text:p>
      <text:p text:style-name="P4">Reordonner_faces_periodiques dom perioz </text:p>
      <text:p text:style-name="P5">Reordonner_faces_periodiques dom periox </text:p>
      <text:p text:style-name="P4"># FIN MAILLAGE # </text:p>
      <text:p text:style-name="P4"/>
      <text:p text:style-name="P4"># DEBUT DECOUPAGE </text:p>
      <text:p text:style-name="P4">Decouper dom </text:p>
      <text:p text:style-name="P4">{ </text:p>
      <text:p text:style-name="P4"><text:tab/>Partitionneur metis { Nb_parts 2 } </text:p>
      <text:p text:style-name="P4"><text:tab/>Larg_joint 2 </text:p>
      <text:p text:style-name="P4"><text:tab/>Nom_Zones DOM </text:p>
      <text:p text:style-name="P4"><text:tab/>Periodique 1 perioz </text:p>
      <text:p text:style-name="P4">} </text:p>
      <text:p text:style-name="P4">Fin </text:p>
      <text:p text:style-name="P4">FIN DECOUPAGE # </text:p>
      <text:p text:style-name="P4"/>
      <text:p text:style-name="P4"># DEBUT LECTURE </text:p>
      <text:p text:style-name="P4">Scatter DOM.Zones dom </text:p>
      <text:p text:style-name="P4">FIN LECTURE # </text:p>
      <text:p text:style-name="P4"/>
      <text:p text:style-name="P4"># Je choisis une discretisation # </text:p>
      <text:p text:style-name="P4">VEFPreP1B dis Lire dis { P1 } </text:p>
      <text:p text:style-name="P4"><text:soft-page-break/><text:s/></text:p>
      <text:p text:style-name="P4">Schema_Euler_explicite mon_schema </text:p>
      <text:p text:style-name="P4">Lire mon_schema </text:p>
      <text:p text:style-name="P4">{ </text:p>
      <text:p text:style-name="P4"><text:tab/><text:span text:style-name="T1">nb_pas_dt_max 30</text:span> </text:p>
      <text:p text:style-name="P4"><text:tab/>tinit 0 </text:p>
      <text:p text:style-name="P4"><text:tab/>tmax 10</text:p>
      <text:p text:style-name="P4"><text:tab/>dt_min 1.e-6 </text:p>
      <text:p text:style-name="P4"><text:tab/>dt_max 1.e6 </text:p>
      <text:p text:style-name="P4"><text:tab/>dt_impr 1.e-6 </text:p>
      <text:p text:style-name="P4"><text:tab/>dt_sauv 100 </text:p>
      <text:p text:style-name="P4"><text:tab/>seuil_statio 1.e-8 </text:p>
      <text:p text:style-name="P4"><text:tab/><text:span text:style-name="T1">diffusion_implicite 1</text:span> </text:p>
      <text:p text:style-name="P4">} </text:p>
      <text:p text:style-name="P4"/>
      <text:p text:style-name="P4"># Je definis un milieu # </text:p>
      <text:p text:style-name="P4">Fluide_Incompressible milieu </text:p>
      <text:p text:style-name="P4">Lire milieu </text:p>
      <text:p text:style-name="P4">{ </text:p>
      <text:p text:style-name="P4"><text:tab/>mu <text:s/>Champ_Uniforme 1 0.01 </text:p>
      <text:p text:style-name="P4"><text:tab/>rho Champ_Uniforme 1 2. </text:p>
      <text:p text:style-name="P4">} </text:p>
      <text:p text:style-name="P4"/>
      <text:p text:style-name="P4">Associer pb dom </text:p>
      <text:p text:style-name="P4">Associer pb mon_schema </text:p>
      <text:p text:style-name="P4">Associer pb milieu </text:p>
      <text:p text:style-name="P4">Discretiser pb dis </text:p>
      <text:p text:style-name="P4"/>
      <text:p text:style-name="P4">Lire pb </text:p>
      <text:p text:style-name="P4">{ </text:p>
      <text:p text:style-name="P4"><text:tab/>Navier_Stokes_standard </text:p>
      <text:p text:style-name="P4"><text:tab/>{ </text:p>
      <text:p text:style-name="P4"><text:tab/><text:tab/>solveur_pression GCP { </text:p>
      <text:p text:style-name="P4"><text:tab/><text:tab/><text:tab/>precond ssor { omega 1.5 } </text:p>
      <text:p text:style-name="P4"><text:tab/><text:tab/><text:tab/>seuil 1.e-6 </text:p>
      <text:p text:style-name="P4"><text:tab/><text:tab/><text:tab/>impr </text:p>
      <text:p text:style-name="P4"><text:tab/><text:tab/>} </text:p>
      <text:p text:style-name="P4"><text:tab/><text:tab/>convection { muscl } </text:p>
      <text:p text:style-name="P4"><text:tab/><text:tab/>diffusion { } </text:p>
      <text:p text:style-name="P4"><text:tab/><text:tab/>conditions_initiales { <text:tab/><text:span text:style-name="T1">vitesse Champ_Uniforme 3 1 0 0 </text:span>} </text:p>
      <text:p text:style-name="P4"><text:tab/><text:tab/>conditions_limites { </text:p>
      <text:p text:style-name="P4"><text:tab/><text:tab/><text:tab/>perioz periodique </text:p>
      <text:p text:style-name="P4"><text:tab/><text:tab/><text:tab/><text:span text:style-name="T1">periox periodique</text:span> </text:p>
      <text:p text:style-name="P4"><text:tab/><text:tab/> <text:s text:c="5"/><text:tab/>Bas <text:s/>paroi_fixe </text:p>
      <text:p text:style-name="P4"><text:tab/><text:tab/><text:tab/>Haut paroi_fixe </text:p>
      <text:p text:style-name="P4"><text:tab/><text:tab/><text:tab/>Cylindre paroi_fixe<text:tab/><text:tab/><text:tab/> </text:p>
      <text:p text:style-name="P4"><text:tab/><text:tab/><text:tab/># Sortie frontiere_ouverte_pression_imposee Champ_front_Uniforme 1 0. </text:p>
      <text:p text:style-name="P4"><text:tab/><text:tab/> <text:s text:c="10"/>Entree frontiere_ouverte_vitesse_imposee Champ_front_Uniforme 3 1. 0. 0. #</text:p>
      <text:p text:style-name="P4"><text:tab/><text:tab/>} </text:p>
      <text:p text:style-name="P4"><text:tab/><text:tab/>Sources { <text:span text:style-name="T1">Canal_perio { bord periox } </text:span>} </text:p>
      <text:p text:style-name="P4"><text:tab/>} </text:p>
      <text:p text:style-name="P4"><text:tab/>Postraitement </text:p>
      <text:p text:style-name="P4"><text:soft-page-break/><text:tab/>{ </text:p>
      <text:p text:style-name="P4"><text:tab/><text:tab/>Format lata fichier P1 </text:p>
      <text:p text:style-name="P4"><text:tab/><text:tab/>Definition_champs </text:p>
      <text:p text:style-name="P4"><text:tab/><text:tab/>{ </text:p>
      <text:p text:style-name="P4"><text:tab/><text:tab/> <text:s text:c="2"/>Energie_cinetique_fluide predefini { pb_champ pb energie_cinetique } </text:p>
      <text:p text:style-name="P4"><text:tab/><text:tab/>} </text:p>
      <text:p text:style-name="P4"><text:tab/> <text:s text:c="6"/>Sondes </text:p>
      <text:p text:style-name="P4"><text:tab/> <text:s text:c="6"/>{ </text:p>
      <text:p text:style-name="P4"><text:tab/> <text:s text:c="6"/><text:tab/><text:tab/>sonde_ec Energie_cinetique_fluide periode 0.005 point 1 0.7 0. 0. </text:p>
      <text:p text:style-name="P4"><text:tab/><text:tab/> <text:s text:c="6"/><text:tab/>sonde_pression pression_pa periode 0.005 circle 11 0. 0. 0. 2 0.7 0. 360. </text:p>
      <text:p text:style-name="P4"><text:tab/><text:tab/> <text:s text:c="6"/><text:tab/>sonde_vitesse vitesse periode 0.005 point 1 0.7 0. 0. </text:p>
      <text:p text:style-name="P4"><text:tab/> <text:s text:c="6"/>} </text:p>
      <text:p text:style-name="P4"><text:tab/> <text:s text:c="6"/>Champs dt_post 1. </text:p>
      <text:p text:style-name="P4"><text:tab/> <text:s text:c="6"/>{ </text:p>
      <text:p text:style-name="P4"><text:tab/><text:tab/> <text:s text:c="6"/>pression_pa som </text:p>
      <text:p text:style-name="P4"><text:tab/><text:tab/> <text:s text:c="6"/>vitesse </text:p>
      <text:p text:style-name="P4"><text:tab/> <text:s text:c="6"/>} </text:p>
      <text:p text:style-name="P4"><text:tab/>} </text:p>
      <text:p text:style-name="P4">} </text:p>
      <text:p text:style-name="P4">Resoudre pb</text:p>
      <text:p text:style-name="P4"/>
      <text:p text:style-name="P4"/>
      <text:p text:style-name="P26">Rotation :</text:p>
      <text:p text:style-name="P4"/>
      <text:p text:style-name="P4"># Canal 3D periodique a Re=200 depuis une reprise d'un calcul sur une discretisation plus lache (P1) # </text:p>
      <text:p text:style-name="P4"># PARALLEL OK # </text:p>
      <text:p text:style-name="P4"/>
      <text:p text:style-name="P4">dimension 3 </text:p>
      <text:p text:style-name="P4"/>
      <text:p text:style-name="P4">Pb_hydraulique pb </text:p>
      <text:p text:style-name="P4">Domaine dom </text:p>
      <text:p text:style-name="P4"/>
      <text:p text:style-name="P4"># DEBUT MAILLAGE # </text:p>
      <text:p text:style-name="P4">Lire_fichier dom cylindre.geom </text:p>
      <text:p text:style-name="P4">VerifierCoin dom { } </text:p>
      <text:p text:style-name="P4">Dilate dom 1000 </text:p>
      <text:p text:style-name="P4">RegroupeBord dom perioz { Surfa Surfanz } </text:p>
      <text:p text:style-name="P4">RegroupeBord dom periox { Entree Sortie } </text:p>
      <text:p text:style-name="P4">Reordonner_faces_periodiques dom perioz </text:p>
      <text:p text:style-name="P4">Reordonner_faces_periodiques dom periox </text:p>
      <text:p text:style-name="P5">Raffiner_Anisotrope dom </text:p>
      <text:p text:style-name="P4"># FIN MAILLAGE # </text:p>
      <text:p text:style-name="P4"/>
      <text:p text:style-name="P4"># DEBUT DECOUPAGE </text:p>
      <text:p text:style-name="P4">Decouper dom </text:p>
      <text:p text:style-name="P4">{ </text:p>
      <text:p text:style-name="P4"><text:tab/>Partitionneur metis { Nb_parts 2 } </text:p>
      <text:p text:style-name="P4"><text:tab/>Larg_joint 2 </text:p>
      <text:p text:style-name="P4"><text:tab/>Nom_Zones DOM </text:p>
      <text:p text:style-name="P4"><text:tab/>Periodique 1 perioz </text:p>
      <text:p text:style-name="P4">} </text:p>
      <text:p text:style-name="P4"><text:soft-page-break/>Fin </text:p>
      <text:p text:style-name="P4">FIN DECOUPAGE # </text:p>
      <text:p text:style-name="P4"/>
      <text:p text:style-name="P4"># DEBUT LECTURE </text:p>
      <text:p text:style-name="P4">Scatter DOM.Zones dom </text:p>
      <text:p text:style-name="P4">FIN LECTURE # </text:p>
      <text:p text:style-name="P4"/>
      <text:p text:style-name="P4"># Je choisis une discretisation # </text:p>
      <text:p text:style-name="P4">VEFPreP1B dis Lire dis { P1 } </text:p>
      <text:p text:style-name="P4"/>
      <text:p text:style-name="P4">Schema_Euler_explicite mon_schema </text:p>
      <text:p text:style-name="P4">Lire mon_schema </text:p>
      <text:p text:style-name="P4">{ </text:p>
      <text:p text:style-name="P4"><text:tab/><text:span text:style-name="T3">nb_pas_dt_max 30</text:span></text:p>
      <text:p text:style-name="P4"><text:tab/>tinit 0 </text:p>
      <text:p text:style-name="P4"><text:tab/><text:span text:style-name="T1">tmax 100 </text:span></text:p>
      <text:p text:style-name="P4"><text:tab/>dt_min 1.e-6 </text:p>
      <text:p text:style-name="P4"><text:tab/>dt_max 1.e6 </text:p>
      <text:p text:style-name="P4"><text:tab/>dt_impr 1.e-6 </text:p>
      <text:p text:style-name="P4"><text:tab/>dt_sauv 100 </text:p>
      <text:p text:style-name="P4"><text:tab/>seuil_statio 1.e-8 </text:p>
      <text:p text:style-name="P4"><text:tab/><text:span text:style-name="T1">diffusion_implicite 1 </text:span></text:p>
      <text:p text:style-name="P4">} </text:p>
      <text:p text:style-name="P4"/>
      <text:p text:style-name="P4"># Je definis un milieu # </text:p>
      <text:p text:style-name="P4">Fluide_Incompressible milieu </text:p>
      <text:p text:style-name="P4">Lire milieu </text:p>
      <text:p text:style-name="P4">{ </text:p>
      <text:p text:style-name="P4"><text:tab/>mu <text:s/>Champ_Uniforme 1 0.01 </text:p>
      <text:p text:style-name="P4"><text:tab/>rho Champ_Uniforme 1 2. </text:p>
      <text:p text:style-name="P4">} </text:p>
      <text:p text:style-name="P4"/>
      <text:p text:style-name="P4">Associer pb dom </text:p>
      <text:p text:style-name="P4">Associer pb mon_schema </text:p>
      <text:p text:style-name="P4">Associer pb milieu </text:p>
      <text:p text:style-name="P4">Discretiser pb dis </text:p>
      <text:p text:style-name="P4"/>
      <text:p text:style-name="P4">Lire pb </text:p>
      <text:p text:style-name="P4">{ </text:p>
      <text:p text:style-name="P4"><text:tab/>Navier_Stokes_standard </text:p>
      <text:p text:style-name="P4"><text:tab/>{ </text:p>
      <text:p text:style-name="P4"><text:tab/><text:tab/>solveur_pression GCP { </text:p>
      <text:p text:style-name="P4"><text:tab/><text:tab/><text:tab/>precond ssor { omega 1.5 } </text:p>
      <text:p text:style-name="P4"><text:tab/><text:tab/><text:tab/>seuil 1.e-6 </text:p>
      <text:p text:style-name="P4"><text:tab/><text:tab/><text:tab/>impr </text:p>
      <text:p text:style-name="P4"><text:tab/><text:tab/>} </text:p>
      <text:p text:style-name="P4"><text:tab/><text:tab/>convection { muscl } </text:p>
      <text:p text:style-name="P4"><text:tab/><text:tab/>diffusion { } </text:p>
      <text:p text:style-name="P4"><text:tab/><text:tab/>conditions_initiales { <text:tab/>vitesse Champ_Uniforme 3 1 0 0 } </text:p>
      <text:p text:style-name="P4"><text:tab/><text:tab/>conditions_limites { </text:p>
      <text:p text:style-name="P4"><text:tab/><text:tab/><text:tab/>perioz periodique </text:p>
      <text:p text:style-name="P4"><text:tab/><text:tab/><text:tab/>periox periodique </text:p>
      <text:p text:style-name="P4"><text:soft-page-break/><text:tab/><text:tab/> <text:s text:c="5"/><text:tab/>Bas <text:s/>paroi_fixe </text:p>
      <text:p text:style-name="P4"><text:tab/><text:tab/><text:tab/>Haut paroi_fixe </text:p>
      <text:p text:style-name="P4"><text:tab/><text:tab/><text:tab/>Cylindre paroi_fixe<text:tab/><text:tab/><text:tab/> </text:p>
      <text:p text:style-name="P4"><text:tab/><text:tab/><text:tab/># Sortie frontiere_ouverte_pression_imposee Champ_front_Uniforme 1 0. </text:p>
      <text:p text:style-name="P4"><text:tab/><text:tab/> <text:s text:c="10"/>Entree frontiere_ouverte_vitesse_imposee Champ_front_Uniforme 3 1. 0. 0. #</text:p>
      <text:p text:style-name="P4"><text:tab/><text:tab/>} </text:p>
      <text:p text:style-name="P4"><text:tab/><text:tab/>Sources </text:p>
      <text:p text:style-name="P4"><text:tab/><text:tab/>{ </text:p>
      <text:p text:style-name="P4"><text:tab/><text:tab/><text:tab/><text:span text:style-name="T1">Acceleration </text:span></text:p>
      <text:p text:style-name="P5"><text:tab/><text:tab/><text:tab/>{ </text:p>
      <text:p text:style-name="P5"><text:tab/><text:tab/><text:tab/><text:tab/>omega <text:tab/>Champ_Fonc_t <text:tab/>3 0. 0. 1. </text:p>
      <text:p text:style-name="P5"><text:tab/><text:tab/><text:tab/><text:tab/>domegadt<text:tab/>Champ_Fonc_t<text:tab/>3 0. 0. 0. </text:p>
      <text:p text:style-name="P5"><text:tab/><text:tab/><text:tab/><text:tab/>centre_rotation Champ_Fonc_t <text:tab/>3 0. 0. 0. </text:p>
      <text:p text:style-name="P5"><text:tab/><text:tab/><text:tab/>} </text:p>
      <text:p text:style-name="P4"><text:tab/><text:tab/>} </text:p>
      <text:p text:style-name="P4"><text:tab/>} </text:p>
      <text:p text:style-name="P4"><text:tab/>Postraitement </text:p>
      <text:p text:style-name="P4"><text:tab/>{ </text:p>
      <text:p text:style-name="P4"><text:tab/><text:tab/>Format lata fichier P1 </text:p>
      <text:p text:style-name="P4"><text:tab/><text:tab/>Definition_champs </text:p>
      <text:p text:style-name="P4"><text:tab/><text:tab/>{ </text:p>
      <text:p text:style-name="P4"><text:tab/><text:tab/> <text:s text:c="2"/>Energie_cinetique_fluide predefini { pb_champ pb energie_cinetique } </text:p>
      <text:p text:style-name="P4"><text:tab/><text:tab/>} </text:p>
      <text:p text:style-name="P4"><text:tab/> <text:s/><text:tab/>Sondes </text:p>
      <text:p text:style-name="P4"><text:tab/> <text:s text:c="6"/><text:tab/>{ </text:p>
      <text:p text:style-name="P4"><text:tab/> <text:s text:c="6"/><text:tab/><text:tab/>sonde_ec Energie_cinetique_fluide periode 0.005 point 1 0.7 0. 0. </text:p>
      <text:p text:style-name="P4"><text:tab/><text:tab/> <text:s text:c="6"/><text:tab/>sonde_pression pression_pa periode 0.005 circle 11 0. 0. 0. 2 0.7 0. 360. </text:p>
      <text:p text:style-name="P4"><text:tab/><text:tab/> <text:s text:c="6"/><text:tab/>sonde_vitesse vitesse periode 0.005 point 1 0.7 0. 0. </text:p>
      <text:p text:style-name="P4"><text:tab/> <text:s text:c="6"/><text:tab/>} </text:p>
      <text:p text:style-name="P4"><text:tab/> <text:s text:c="6"/><text:tab/>Champs dt_post 1. </text:p>
      <text:p text:style-name="P4"><text:tab/> <text:s text:c="6"/><text:tab/>{ </text:p>
      <text:p text:style-name="P4"><text:tab/><text:tab/> <text:s text:c="6"/>pression_pa som </text:p>
      <text:p text:style-name="P4"><text:tab/><text:tab/> <text:s text:c="6"/><text:span text:style-name="T1">vitesse</text:span> </text:p>
      <text:p text:style-name="P4"><text:tab/> <text:s text:c="11"/>} </text:p>
      <text:p text:style-name="P4"><text:tab/>} </text:p>
      <text:p text:style-name="P4">} </text:p>
      <text:p text:style-name="P4">Resoudre pb</text:p>
      <text:p text:style-name="P4"/>
      <text:p text:style-name="P4"/>
      <text:p text:style-name="P26">P1toP1Bulle.data : « reprise »</text:p>
      <text:p text:style-name="P4"/>
      <text:p text:style-name="P4"># Canal 3D periodique a Re=200 depuis une reprise d'un calcul sur une discretisation plus lache (P1) # </text:p>
      <text:p text:style-name="P4"># PARALLEL OK # </text:p>
      <text:p text:style-name="P4"/>
      <text:p text:style-name="P4">dimension 3 </text:p>
      <text:p text:style-name="P4"/>
      <text:p text:style-name="P4">Pb_hydraulique pb </text:p>
      <text:p text:style-name="P4">Domaine dom </text:p>
      <text:p text:style-name="P4"/>
      <text:p text:style-name="P4"># DEBUT MAILLAGE # </text:p>
      <text:p text:style-name="P4">Lire_fichier dom cylindre.geom </text:p>
      <text:p text:style-name="P4"><text:soft-page-break/>VerifierCoin dom { } </text:p>
      <text:p text:style-name="P4">Dilate dom 1000 </text:p>
      <text:p text:style-name="P4">RegroupeBord dom perioz { Surfa Surfanz } </text:p>
      <text:p text:style-name="P4">RegroupeBord dom periox { Entree Sortie } </text:p>
      <text:p text:style-name="P4">Reordonner_faces_periodiques dom perioz </text:p>
      <text:p text:style-name="P4">Reordonner_faces_periodiques dom periox </text:p>
      <text:p text:style-name="P4">Raffiner_Anisotrope dom </text:p>
      <text:p text:style-name="P4"># FIN MAILLAGE # </text:p>
      <text:p text:style-name="P4"/>
      <text:p text:style-name="P4"># DEBUT DECOUPAGE </text:p>
      <text:p text:style-name="P4">Decouper dom </text:p>
      <text:p text:style-name="P4">{ </text:p>
      <text:p text:style-name="P4"><text:tab/>Partitionneur metis { Nb_parts 2 } </text:p>
      <text:p text:style-name="P4"><text:tab/>Larg_joint 2 </text:p>
      <text:p text:style-name="P4"><text:tab/>Nom_Zones DOM </text:p>
      <text:p text:style-name="P4"><text:tab/>Periodique 1 perioz </text:p>
      <text:p text:style-name="P4">} </text:p>
      <text:p text:style-name="P4">Fin </text:p>
      <text:p text:style-name="P4">FIN DECOUPAGE # </text:p>
      <text:p text:style-name="P4"/>
      <text:p text:style-name="P4"># DEBUT LECTURE </text:p>
      <text:p text:style-name="P4">Scatter DOM.Zones dom </text:p>
      <text:p text:style-name="P4">FIN LECTURE # </text:p>
      <text:p text:style-name="P4"/>
      <text:p text:style-name="P4"># Je choisis une discretisation # </text:p>
      <text:p text:style-name="P4">VEFPreP1B dis </text:p>
      <text:p text:style-name="P4"/>
      <text:p text:style-name="P5">Schema_Euler_implicite mon_schema </text:p>
      <text:p text:style-name="P4">Lire mon_schema </text:p>
      <text:p text:style-name="P4">{ </text:p>
      <text:p text:style-name="P4"><text:tab/>tinit 0 </text:p>
      <text:p text:style-name="P4"><text:tab/>tmax 100. </text:p>
      <text:p text:style-name="P4"><text:tab/>dt_min 1.e-6 </text:p>
      <text:p text:style-name="P4"><text:tab/>dt_max 1.e6 </text:p>
      <text:p text:style-name="P4"><text:tab/>dt_impr 1.e-6 </text:p>
      <text:p text:style-name="P4"><text:tab/>dt_sauv 100 </text:p>
      <text:p text:style-name="P4"><text:tab/>seuil_statio 1.e-8 </text:p>
      <text:p text:style-name="P4"><text:tab/><text:span text:style-name="T1">facsec 1. </text:span></text:p>
      <text:p text:style-name="P5"><text:tab/>facsec_max 50. </text:p>
      <text:p text:style-name="P5"><text:tab/>Solveur Implicite { seuil_convergence_solveur 1.e-10 } </text:p>
      <text:p text:style-name="P4">} </text:p>
      <text:p text:style-name="P4"># Je definis un milieu # </text:p>
      <text:p text:style-name="P4">Fluide_Incompressible milieu </text:p>
      <text:p text:style-name="P4">Lire milieu </text:p>
      <text:p text:style-name="P4">{ </text:p>
      <text:p text:style-name="P4"><text:tab/>mu <text:s/>Champ_Uniforme 1 0.01 </text:p>
      <text:p text:style-name="P4"><text:tab/>rho Champ_Uniforme 1 2. </text:p>
      <text:p text:style-name="P4">} </text:p>
      <text:p text:style-name="P4"/>
      <text:p text:style-name="P4">Associer pb dom </text:p>
      <text:p text:style-name="P4">Associer pb mon_schema </text:p>
      <text:p text:style-name="P4">Associer pb milieu </text:p>
      <text:p text:style-name="P4"><text:soft-page-break/>Discretiser pb dis </text:p>
      <text:p text:style-name="P4"/>
      <text:p text:style-name="P4">Lire pb </text:p>
      <text:p text:style-name="P4">{ </text:p>
      <text:p text:style-name="P4"><text:tab/>Navier_Stokes_standard </text:p>
      <text:p text:style-name="P4"><text:tab/>{ </text:p>
      <text:p text:style-name="P4"><text:tab/><text:tab/>solveur_pression GCP { </text:p>
      <text:p text:style-name="P4"><text:tab/><text:tab/><text:tab/>precond ssor { omega 1.5 } </text:p>
      <text:p text:style-name="P4"><text:tab/><text:tab/><text:tab/>seuil 1.e-6 </text:p>
      <text:p text:style-name="P4"><text:tab/><text:tab/><text:tab/>impr </text:p>
      <text:p text:style-name="P4"><text:tab/><text:tab/>} </text:p>
      <text:p text:style-name="P4"><text:tab/><text:tab/>convection { muscl } </text:p>
      <text:p text:style-name="P4"><text:tab/><text:tab/>diffusion { } </text:p>
      <text:p text:style-name="P4"><text:tab/><text:tab/><text:span text:style-name="T1">conditions_initiales { </text:span></text:p>
      <text:p text:style-name="P5"><text:tab/><text:tab/><text:tab/>vitesse Champ_Fonc_reprise P1_pb.xyz pb vitesse last_time </text:p>
      <text:p text:style-name="P5"><text:tab/><text:tab/><text:tab/>} </text:p>
      <text:p text:style-name="P4"><text:tab/><text:tab/>conditions_limites { </text:p>
      <text:p text:style-name="P4"><text:tab/><text:tab/><text:tab/>perioz periodique </text:p>
      <text:p text:style-name="P4"><text:tab/><text:tab/><text:tab/>periox periodique </text:p>
      <text:p text:style-name="P4"><text:tab/><text:tab/> <text:s text:c="5"/><text:tab/>Bas <text:s/>paroi_fixe </text:p>
      <text:p text:style-name="P4"><text:tab/><text:tab/><text:tab/>Haut paroi_fixe </text:p>
      <text:p text:style-name="P4"><text:tab/><text:tab/><text:tab/>Cylindre paroi_fixe<text:tab/><text:tab/><text:tab/> </text:p>
      <text:p text:style-name="P4"><text:tab/><text:tab/><text:tab/># Sortie frontiere_ouverte_pression_imposee Champ_front_Uniforme 1 0. </text:p>
      <text:p text:style-name="P4"><text:tab/><text:tab/> <text:s text:c="10"/>Entree frontiere_ouverte_vitesse_imposee Champ_front_Uniforme 3 1. 0. 0. # </text:p>
      <text:p text:style-name="P4"><text:tab/><text:tab/>} </text:p>
      <text:p text:style-name="P4"><text:tab/><text:tab/>Sources </text:p>
      <text:p text:style-name="P4"><text:tab/><text:tab/>{ </text:p>
      <text:p text:style-name="P4"><text:tab/><text:tab/><text:tab/># Canal_perio { bord periox } # </text:p>
      <text:p text:style-name="P4"><text:tab/><text:tab/><text:tab/> Acceleration </text:p>
      <text:p text:style-name="P4"><text:tab/><text:tab/><text:tab/>{ </text:p>
      <text:p text:style-name="P4"><text:tab/><text:tab/><text:tab/><text:tab/>omega <text:tab/><text:tab/>Champ_Fonc_t <text:tab/>3 0. 0. 1. </text:p>
      <text:p text:style-name="P4"><text:tab/><text:tab/><text:tab/><text:tab/>domegadt<text:tab/>Champ_Fonc_t<text:tab/>3 0. 0. 0. </text:p>
      <text:p text:style-name="P4"><text:tab/><text:tab/><text:tab/><text:tab/>centre_rotation Champ_Fonc_t <text:tab/>3 0. 0. 0. </text:p>
      <text:p text:style-name="P4"><text:tab/><text:tab/><text:tab/>} </text:p>
      <text:p text:style-name="P4"><text:tab/><text:tab/>} </text:p>
      <text:p text:style-name="P4"><text:tab/>} </text:p>
      <text:p text:style-name="P4"><text:tab/>Postraitement </text:p>
      <text:p text:style-name="P4"><text:tab/>{ </text:p>
      <text:p text:style-name="P4"><text:tab/><text:tab/>Format lata fichier P1toP1Bulle </text:p>
      <text:p text:style-name="P4"><text:tab/><text:tab/>Definition_champs { </text:p>
      <text:p text:style-name="P4"><text:tab/><text:tab/><text:tab/> <text:s text:c="2"/>Energie_cinetique_fluide predefini { pb_champ pb energie_cinetique } </text:p>
      <text:p text:style-name="P4"><text:tab/><text:tab/>} </text:p>
      <text:p text:style-name="P4"><text:tab/> <text:s text:c="6"/>Sondes </text:p>
      <text:p text:style-name="P4"><text:tab/> <text:s text:c="6"/>{ </text:p>
      <text:p text:style-name="P4"><text:tab/> <text:s text:c="6"/><text:tab/><text:tab/>sonde_ec Energie_cinetique_fluide <text:tab/>periode 0.005 point <text:tab/>1 0.7 0. 0. </text:p>
      <text:p text:style-name="P4"><text:tab/><text:tab/> <text:s text:c="6"/><text:tab/>sonde_pression Pression_pa <text:tab/>periode 0.005 circle <text:tab/>11 0. 0. 0. 2 0.7 0. 360. </text:p>
      <text:p text:style-name="P4"><text:tab/><text:tab/> <text:s text:c="6"/><text:tab/>sonde_vitesse <text:tab/>Vitesse periode 0.005 point <text:tab/>1 0.7 0. 0. </text:p>
      <text:p text:style-name="P4"><text:tab/> <text:s text:c="6"/>} </text:p>
      <text:p text:style-name="P4"><text:tab/> <text:s text:c="6"/>Champs dt_post 1. </text:p>
      <text:p text:style-name="P4"><text:tab/> <text:s text:c="6"/>{ </text:p>
      <text:p text:style-name="P4"><text:tab/><text:tab/> <text:s text:c="6"/>pression_pa som </text:p>
      <text:p text:style-name="P4"><text:tab/><text:tab/> <text:s text:c="6"/>vitesse </text:p>
      <text:p text:style-name="P4"><text:soft-page-break/><text:tab/> <text:s text:c="6"/>} </text:p>
      <text:p text:style-name="P4"><text:tab/>} </text:p>
      <text:p text:style-name="P4">} </text:p>
      <text:p text:style-name="P4">Resoudre pb</text:p>
      <text:p text:style-name="P4"/>
      <text:p text:style-name="P4"/>
      <text:p text:style-name="P4"/>
      <text:p text:style-name="P6">Exercise 5 : Constituants and turbulent flow exercise : Marche.data</text:p>
      <text:p text:style-name="P4"/>
      <text:p text:style-name="P4"># Hydraulique 2D turbulent K-Eps # </text:p>
      <text:p text:style-name="P4"># PARALLEL OK 8 # </text:p>
      <text:p text:style-name="P4">dimension 2 </text:p>
      <text:p text:style-name="P5">Pb_Hydraulique_Concentration_turbulent pb </text:p>
      <text:p text:style-name="P4">Domaine dom </text:p>
      <text:p text:style-name="P4"># DEBUT MAILLAGE # </text:p>
      <text:p text:style-name="P4">Mailler dom </text:p>
      <text:p text:style-name="P4">{ </text:p>
      <text:p text:style-name="P4"><text:tab/>Pave Entree </text:p>
      <text:p text:style-name="P4"><text:tab/><text:tab/>{ </text:p>
      <text:p text:style-name="P4"><text:tab/><text:tab/>Origine 0. 1. </text:p>
      <text:p text:style-name="P4"><text:tab/><text:tab/>Nombre_de_Noeuds 8 6 </text:p>
      <text:p text:style-name="P4"><text:tab/><text:tab/>Longueurs 7. 1. </text:p>
      <text:p text:style-name="P4"><text:tab/><text:tab/>} </text:p>
      <text:p text:style-name="P4"><text:tab/><text:tab/>{ </text:p>
      <text:p text:style-name="P4"><text:tab/><text:tab/>Bord Entree X = 0. 1. &lt;= Y &lt;= 2. </text:p>
      <text:p text:style-name="P4"><text:tab/><text:tab/>Bord Haut1 <text:s/>Y = 2. 0. &lt;= X &lt;= 7. </text:p>
      <text:p text:style-name="P4"><text:tab/><text:tab/>Bord Bas1 <text:s text:c="2"/>Y = 1. 0. &lt;= X &lt;= 7. </text:p>
      <text:p text:style-name="P4"><text:tab/><text:tab/>} , </text:p>
      <text:p text:style-name="P4"><text:tab/>Pave Haut </text:p>
      <text:p text:style-name="P4"><text:tab/><text:tab/>{ </text:p>
      <text:p text:style-name="P4"><text:tab/><text:tab/>Origine 7. 1. </text:p>
      <text:p text:style-name="P4"><text:tab/><text:tab/>Nombre_de_Noeuds 11 6 </text:p>
      <text:p text:style-name="P4"><text:tab/><text:tab/>Longueurs 10. 1. </text:p>
      <text:p text:style-name="P4"><text:tab/><text:tab/>} </text:p>
      <text:p text:style-name="P4"><text:tab/><text:tab/>{ </text:p>
      <text:p text:style-name="P4"><text:tab/><text:tab/>Bord Haut2 <text:s/>Y = 2. <text:s/>7. &lt;= X &lt;= 17. </text:p>
      <text:p text:style-name="P4"><text:tab/><text:tab/>} , </text:p>
      <text:p text:style-name="P4"><text:tab/>Pave SHaute </text:p>
      <text:p text:style-name="P4"><text:tab/><text:tab/>{ </text:p>
      <text:p text:style-name="P4"><text:tab/><text:tab/>Origine 17. 1. </text:p>
      <text:p text:style-name="P4"><text:tab/><text:tab/>Nombre_de_Noeuds 14 6 </text:p>
      <text:p text:style-name="P4"><text:tab/><text:tab/>Longueurs 13. 1. </text:p>
      <text:p text:style-name="P4"><text:tab/><text:tab/>} </text:p>
      <text:p text:style-name="P4"><text:tab/><text:tab/>{ </text:p>
      <text:p text:style-name="P4"><text:tab/><text:tab/>Bord SortieHaute X = 30. <text:s/>1. &lt;= Y &lt;= 2. </text:p>
      <text:p text:style-name="P4"><text:tab/><text:tab/>Bord Haut3 <text:s/>Y = 2. <text:s/>17. &lt;= X &lt;= 30. </text:p>
      <text:p text:style-name="P4"><text:tab/><text:tab/>} , </text:p>
      <text:p text:style-name="P4"><text:tab/>Pave Bas </text:p>
      <text:p text:style-name="P4"><text:tab/><text:tab/>{ </text:p>
      <text:p text:style-name="P4"><text:tab/><text:tab/>Origine 7. 0. </text:p>
      <text:p text:style-name="P4"><text:soft-page-break/><text:tab/><text:tab/>Nombre_de_Noeuds 11 6 </text:p>
      <text:p text:style-name="P4"><text:tab/><text:tab/>Longueurs 10. 1. </text:p>
      <text:p text:style-name="P4"><text:tab/><text:tab/>} </text:p>
      <text:p text:style-name="P4"><text:tab/><text:tab/>{ </text:p>
      <text:p text:style-name="P4"><text:tab/><text:tab/>Bord Bas2 <text:s text:c="2"/>Y = 0. <text:s/>7. &lt;= X &lt;= 17. </text:p>
      <text:p text:style-name="P4"><text:tab/><text:tab/>Bord Gauche X = 7. <text:s/>0. &lt;= Y &lt;= 1. </text:p>
      <text:p text:style-name="P4"><text:tab/><text:tab/>} , </text:p>
      <text:p text:style-name="P4"><text:tab/>Pave SBasse </text:p>
      <text:p text:style-name="P4"><text:tab/><text:tab/>{ </text:p>
      <text:p text:style-name="P4"><text:tab/><text:tab/>Origine 17. 0. </text:p>
      <text:p text:style-name="P4"><text:tab/><text:tab/>Nombre_de_Noeuds 14 6 </text:p>
      <text:p text:style-name="P4"><text:tab/><text:tab/>Longueurs 13. 1. </text:p>
      <text:p text:style-name="P4"><text:tab/><text:tab/>} </text:p>
      <text:p text:style-name="P4"><text:tab/><text:tab/>{ </text:p>
      <text:p text:style-name="P4"><text:tab/><text:tab/>Bord SortieBasse X = 30. 0. &lt;= Y &lt;= 1. </text:p>
      <text:p text:style-name="P4"><text:tab/><text:tab/>Bord Bas3 <text:s text:c="2"/>Y = 0. 17. &lt;= X &lt;= 30. </text:p>
      <text:p text:style-name="P4"><text:tab/><text:tab/>} </text:p>
      <text:p text:style-name="P4">} </text:p>
      <text:p text:style-name="P4"/>
      <text:p text:style-name="P5">Sous_Zone ssz </text:p>
      <text:p text:style-name="P5">Associer ssz dom </text:p>
      <text:p text:style-name="P5">Lire ssz { </text:p>
      <text:p text:style-name="P5"><text:s text:c="3"/>Rectangle </text:p>
      <text:p text:style-name="P5"><text:s text:c="6"/>Origine 15. 0.5 </text:p>
      <text:p text:style-name="P5"><text:s text:c="6"/>Cotes <text:s text:c="2"/>1. 1. </text:p>
      <text:p text:style-name="P5">}</text:p>
      <text:p text:style-name="P4"># FIN MAILLAGE # </text:p>
      <text:p text:style-name="P4"># DEBUT DECOUPAGE </text:p>
      <text:p text:style-name="P4">Decouper dom </text:p>
      <text:p text:style-name="P4">{ </text:p>
      <text:p text:style-name="P4"><text:tab/>Partitionneur tranche { tranches 2 1 } </text:p>
      <text:p text:style-name="P4"><text:tab/>Larg_joint 1 </text:p>
      <text:p text:style-name="P4"><text:tab/>Nom_Zones DOM </text:p>
      <text:p text:style-name="P4">} </text:p>
      <text:p text:style-name="P4">Fin </text:p>
      <text:p text:style-name="P4">FIN DECOUPAGE # </text:p>
      <text:p text:style-name="P4"/>
      <text:p text:style-name="P4"># DEBUT LECTURE </text:p>
      <text:p text:style-name="P4">Scatter DOM.Zones dom </text:p>
      <text:p text:style-name="P4">FIN LECTURE # </text:p>
      <text:p text:style-name="P4"/>
      <text:p text:style-name="P4">VDF dis </text:p>
      <text:p text:style-name="P4">schema_Euler_explicite sch </text:p>
      <text:p text:style-name="P4">Lire sch </text:p>
      <text:p text:style-name="P4">{ </text:p>
      <text:p text:style-name="P4"><text:tab/>tinit 0 </text:p>
      <text:p text:style-name="P4"><text:tab/>tmax 32. </text:p>
      <text:p text:style-name="P4"><text:tab/>dt_min 0.01 </text:p>
      <text:p text:style-name="P4"><text:tab/>dt_max 0.01 </text:p>
      <text:p text:style-name="P4"><text:tab/>dt_impr 0.1 </text:p>
      <text:p text:style-name="P4"><text:tab/>dt_sauv 1000. </text:p>
      <text:p text:style-name="P4"><text:tab/>seuil_statio 1.e-8 </text:p>
      <text:p text:style-name="P4"><text:soft-page-break/>} </text:p>
      <text:p text:style-name="P4">Fluide_Incompressible fluide </text:p>
      <text:p text:style-name="P4">Lire fluide </text:p>
      <text:p text:style-name="P4">{ </text:p>
      <text:p text:style-name="P4"><text:tab/>mu Champ_Uniforme 1 3.7e-05 </text:p>
      <text:p text:style-name="P4"><text:tab/>rho Champ_Uniforme 1 2 </text:p>
      <text:p text:style-name="P4">} </text:p>
      <text:p text:style-name="P4"/>
      <text:p text:style-name="P5">Constituant c </text:p>
      <text:p text:style-name="P5">Lire c { coefficient_diffusion Champ_Uniforme 3 0. 0. 0. } </text:p>
      <text:p text:style-name="P4">Associer pb dom </text:p>
      <text:p text:style-name="P4">Associer pb sch </text:p>
      <text:p text:style-name="P4">Associer pb fluide </text:p>
      <text:p text:style-name="P4">Associer pb c </text:p>
      <text:p text:style-name="P4">Discretiser pb dis </text:p>
      <text:p text:style-name="P4">Lire pb </text:p>
      <text:p text:style-name="P4">{ </text:p>
      <text:p text:style-name="P4"><text:tab/>Navier_Stokes_turbulent </text:p>
      <text:p text:style-name="P4"><text:tab/>{ </text:p>
      <text:p text:style-name="P4"><text:tab/><text:tab/>solveur_pression cholesky { } </text:p>
      <text:p text:style-name="P4"><text:tab/><text:tab/>convection { Amont } </text:p>
      <text:p text:style-name="P4"><text:tab/><text:tab/>diffusion { } </text:p>
      <text:p text:style-name="P4"><text:tab/><text:tab/>conditions_initiales { <text:tab/>vitesse Champ_Uniforme 2 0. 0. } </text:p>
      <text:p text:style-name="P4"><text:tab/><text:tab/>conditions_limites { </text:p>
      <text:p text:style-name="P4"><text:tab/><text:tab/><text:tab/> Haut1 Paroi_Fixe </text:p>
      <text:p text:style-name="P4"><text:tab/><text:tab/><text:tab/> Bas1 Paroi_Fixe </text:p>
      <text:p text:style-name="P4"><text:tab/><text:tab/><text:tab/> Haut2 Paroi_Fixe </text:p>
      <text:p text:style-name="P4"><text:tab/><text:tab/><text:tab/> Bas2 Paroi_Fixe </text:p>
      <text:p text:style-name="P4"><text:tab/><text:tab/><text:tab/> Haut3 Paroi_Fixe </text:p>
      <text:p text:style-name="P4"><text:tab/><text:tab/><text:tab/> Bas3 Paroi_Fixe </text:p>
      <text:p text:style-name="P4"><text:tab/><text:tab/><text:tab/> Gauche Paroi_Fixe </text:p>
      <text:p text:style-name="P4"><text:tab/><text:tab/>SortieBasse frontiere_ouverte_pression_imposee Champ_Front_Uniforme 1 0. </text:p>
      <text:p text:style-name="P4"><text:tab/><text:tab/>SortieHaute frontiere_ouverte_pression_imposee Champ_Front_Uniforme 1 0. </text:p>
      <text:p text:style-name="P4"><text:tab/><text:tab/>Entree frontiere_ouverte_vitesse_imposee Champ_Front_Uniforme 2 <text:s/>1. 0. </text:p>
      <text:p text:style-name="P4"><text:tab/><text:tab/>} </text:p>
      <text:p text:style-name="P4"><text:tab/><text:tab/>modele_turbulence K_Epsilon { </text:p>
      <text:p text:style-name="P4"><text:s text:c="7"/><text:tab/><text:tab/><text:tab/>Transport_K_Epsilon </text:p>
      <text:p text:style-name="P4"><text:tab/><text:tab/><text:tab/>{ </text:p>
      <text:p text:style-name="P4"><text:tab/><text:tab/><text:tab/> <text:s text:c="2"/><text:tab/>convection { amont } </text:p>
      <text:p text:style-name="P4"><text:tab/><text:tab/><text:tab/><text:tab/>diffusion { } </text:p>
      <text:p text:style-name="P4"><text:tab/><text:tab/><text:tab/><text:tab/>sources { Source_Transport_K_Eps { C1_eps 1.44 C2_eps 1.92 } } </text:p>
      <text:p text:style-name="P4"><text:tab/><text:tab/><text:tab/><text:tab/>conditions_limites { </text:p>
      <text:p text:style-name="P4"><text:tab/><text:tab/><text:tab/><text:tab/><text:tab/>Haut1 Paroi </text:p>
      <text:p text:style-name="P4"><text:tab/><text:tab/><text:tab/><text:tab/><text:tab/>Bas1 Paroi </text:p>
      <text:p text:style-name="P4"><text:tab/><text:tab/><text:tab/><text:tab/><text:tab/>Haut2 Paroi </text:p>
      <text:p text:style-name="P4"><text:tab/><text:tab/><text:tab/><text:tab/><text:tab/>Bas2 Paroi </text:p>
      <text:p text:style-name="P4"><text:tab/><text:tab/><text:tab/><text:tab/><text:tab/>Haut3 Paroi </text:p>
      <text:p text:style-name="P4"><text:tab/><text:tab/><text:tab/><text:tab/><text:tab/>Bas3 Paroi </text:p>
      <text:p text:style-name="P4"><text:tab/><text:tab/><text:tab/><text:tab/><text:tab/>Gauche Paroi </text:p>
      <text:p text:style-name="P4"><text:tab/> <text:s text:c="6"/><text:tab/>Entree frontiere_ouverte_K_eps_impose Champ_Front_Uniforme 2 1.e-2 1.e-3 </text:p>
      <text:p text:style-name="P4"><text:tab/> <text:s text:c="6"/><text:tab/>SortieBasse frontiere_ouverte K_EPS_EXT Champ_Front_Uniforme 2 0. 0. </text:p>
      <text:p text:style-name="P4"><text:tab/> <text:s text:c="5"/><text:tab/>SortieHaute frontiere_ouverte K_EPS_EXT Champ_Front_Uniforme 2 0. 0. </text:p>
      <text:p text:style-name="P4"><text:soft-page-break/><text:tab/><text:tab/><text:tab/> <text:s text:c="2"/><text:tab/>} </text:p>
      <text:p text:style-name="P4"><text:tab/><text:tab/><text:tab/> <text:s text:c="2"/><text:tab/>conditions_initiales { k_Eps Champ_Uniforme 2 0. 0. } </text:p>
      <text:p text:style-name="P4"><text:tab/><text:tab/><text:tab/> } </text:p>
      <text:p text:style-name="P4"><text:tab/><text:tab/><text:tab/> Prandtl_K 1 </text:p>
      <text:p text:style-name="P4"><text:tab/><text:tab/><text:tab/> Prandtl_Eps 1.3 </text:p>
      <text:p text:style-name="P4"><text:tab/><text:tab/><text:tab/> turbulence_paroi loi_expert_hydr { kappa 0.415 Erugu 9.11 A_plus 26 } dt_impr_ustar 10. eps_min 1.e-15 </text:p>
      <text:p text:style-name="P4"><text:tab/><text:tab/>} </text:p>
      <text:p text:style-name="P4"><text:tab/>} </text:p>
      <text:p text:style-name="P4"><text:tab/> </text:p>
      <text:p text:style-name="P4"><text:tab/><text:span text:style-name="T1">Convection_diffusion_Concentration_turbulent { </text:span></text:p>
      <text:p text:style-name="P4"><text:tab/><text:tab/><text:span text:style-name="T1">conditions_initiales { concentration Champ_Uniforme 3 0. 0. 0. } </text:span></text:p>
      <text:p text:style-name="P5"><text:tab/><text:tab/>Sources { </text:p>
      <text:p text:style-name="P5"><text:tab/><text:tab/><text:tab/>Source_Constituant Champ_fonc_xyz dom 3 <text:s/>0. 0. 0. </text:p>
      <text:p text:style-name="P5"><text:tab/><text:tab/>} </text:p>
      <text:p text:style-name="P4"><text:tab/><text:tab/><text:span text:style-name="T1">diffusion { } </text:span></text:p>
      <text:p text:style-name="P5"><text:tab/><text:tab/>convection { quick } </text:p>
      <text:p text:style-name="P5"><text:tab/><text:tab/>conditions_limites { </text:p>
      <text:p text:style-name="P5">Haut1 Paroi </text:p>
      <text:p text:style-name="P5">Bas1 Paroi </text:p>
      <text:p text:style-name="P5">Haut2 Paroi </text:p>
      <text:p text:style-name="P5">Bas2 Paroi </text:p>
      <text:p text:style-name="P5">Haut3 Paroi </text:p>
      <text:p text:style-name="P5">Bas3 Paroi </text:p>
      <text:p text:style-name="P5">Gauche Paroi </text:p>
      <text:p text:style-name="P5">SortieBasse frontiere_ouverte_concentration_imposee Champ_Front_Uniforme 3 0. 0. 0. </text:p>
      <text:p text:style-name="P5">SortieHaute <text:tab/>frontiere_ouverte_concentration_imposee Champ_Front_Uniforme 3 0. 0. 0. </text:p>
      <text:p text:style-name="P5">Entree <text:tab/>frontiere_ouverte_concentration_imposee Champ_Front_Uniforme 3 1. 2. 3. </text:p>
      <text:p text:style-name="P5"><text:tab/><text:tab/>} </text:p>
      <text:p text:style-name="P4"><text:tab/><text:tab/><text:span text:style-name="T1">Modele_turbulence Schmidt { Turbulence_paroi Loi_standard_hydr_scalaire } </text:span></text:p>
      <text:p text:style-name="P4"><text:tab/><text:span text:style-name="T1">} </text:span></text:p>
      <text:p text:style-name="P4"><text:tab/> </text:p>
      <text:p text:style-name="P4">Postraitement </text:p>
      <text:p text:style-name="P4">{ </text:p>
      <text:p text:style-name="P4"><text:tab/><text:span text:style-name="T1">Format lata fichier Marche </text:span></text:p>
      <text:p text:style-name="P4"><text:tab/>Sondes </text:p>
      <text:p text:style-name="P4"><text:tab/>{ </text:p>
      <text:p text:style-name="P4"><text:tab/><text:tab/>sonde_vitesse vitesse periode 0.01 points 1 10. 0.5 </text:p>
      <text:p text:style-name="P4"><text:tab/><text:tab/>sonde_k k periode 0.01 points 1 9.5 0.5 </text:p>
      <text:p text:style-name="P4"><text:tab/><text:tab/>sonde_eps eps periode 0.01 points 1 9.5 0.5 </text:p>
      <text:p text:style-name="P4"><text:tab/><text:tab/>sonde_visc viscosite_turbulente periode 0.01 points 1 9.5 0.5 </text:p>
      <text:p text:style-name="P4"><text:tab/><text:tab/>sonde_yplus y_plus periode 0.01 segment 9 7.5 0.01 16.5 0.01 </text:p>
      <text:p text:style-name="P4"><text:tab/><text:tab/>sonde_vorticite vorticite periode 0.01 segment 9 7.5 0.01 16.5 0.01 </text:p>
      <text:p text:style-name="P4"><text:tab/>} </text:p>
      <text:p text:style-name="P4"><text:tab/>Champs dt_post 20. </text:p>
      <text:p text:style-name="P4"><text:tab/>{ </text:p>
      <text:p text:style-name="P4"><text:tab/><text:tab/><text:tab/>pression elem </text:p>
      <text:p text:style-name="P4"><text:tab/><text:tab/><text:tab/>pression som </text:p>
      <text:p text:style-name="P4"><text:tab/><text:tab/><text:tab/>vitesse elem </text:p>
      <text:p text:style-name="P4"><text:tab/><text:tab/><text:tab/>vitesse som </text:p>
      <text:p text:style-name="P4"><text:tab/><text:tab/><text:tab/>k elem </text:p>
      <text:p text:style-name="P4"><text:tab/><text:tab/><text:tab/>k som </text:p>
      <text:p text:style-name="P4"><text:soft-page-break/><text:tab/><text:tab/><text:tab/>eps elem </text:p>
      <text:p text:style-name="P4"><text:tab/><text:tab/><text:tab/>eps som </text:p>
      <text:p text:style-name="P4"><text:tab/><text:tab/><text:tab/>viscosite_turbulente elem </text:p>
      <text:p text:style-name="P4"><text:tab/><text:tab/><text:tab/>viscosite_turbulente som </text:p>
      <text:p text:style-name="P4"><text:tab/><text:tab/><text:tab/><text:span text:style-name="T1">Concentration0 elem </text:span></text:p>
      <text:p text:style-name="P5"><text:tab/><text:tab/><text:tab/>Concentration1 elem </text:p>
      <text:p text:style-name="P5"><text:tab/><text:tab/><text:tab/>Concentration2 elem </text:p>
      <text:p text:style-name="P4"><text:tab/>} </text:p>
      <text:p text:style-name="P4">} </text:p>
      <text:p text:style-name="P4">} </text:p>
      <text:p text:style-name="P4">Resoudre pb </text:p>
      <text:p text:style-name="P4">Fin </text:p>
      <text:p text:style-name="P4"/>
      <text:p text:style-name="P4"/>
      <text:p text:style-name="P4"/>
      <text:p text:style-name="P6">Exercise 6 : 3D turbulent flow in a curved pipe...</text:p>
      <text:p text:style-name="P4"/>
      <text:p text:style-name="P4"/>
      <text:p text:style-name="P4"/>
      <text:p text:style-name="P2"><text:span text:style-name="T4">Exercise 7 : Turbulent flow on a 3D step : Marche3D.data</text:span> </text:p>
      <text:p text:style-name="P4"/>
      <text:p text:style-name="P4"># Hydraulique 3D turbulent sous maille # </text:p>
      <text:p text:style-name="P4"># PARALLEL RUNS # </text:p>
      <text:p text:style-name="P4"/>
      <text:p text:style-name="P4">dimension 3 </text:p>
      <text:p text:style-name="P5">Pb_Hydraulique_Turbulent pb </text:p>
      <text:p text:style-name="P4">Domaine dom </text:p>
      <text:p text:style-name="P4"># DEBUT MAILLAGE # </text:p>
      <text:p text:style-name="P4">Lire_fichier Marche3D.geo ; </text:p>
      <text:p text:style-name="P4"/>
      <text:p text:style-name="P4"># FIN MAILLAGE # </text:p>
      <text:p text:style-name="P4"># DEBUT DECOUPAGE </text:p>
      <text:p text:style-name="P4">Decouper dom </text:p>
      <text:p text:style-name="P4">{ </text:p>
      <text:p text:style-name="P4"><text:tab/>Partitionneur tranche { tranches 2 1 1 } </text:p>
      <text:p text:style-name="P4"><text:tab/>Larg_joint 1 </text:p>
      <text:p text:style-name="P4"><text:tab/>Nom_Zones DOM </text:p>
      <text:p text:style-name="P4">} </text:p>
      <text:p text:style-name="P4">Fin </text:p>
      <text:p text:style-name="P4">FIN DECOUPAGE # </text:p>
      <text:p text:style-name="P4"/>
      <text:p text:style-name="P4"># DEBUT LECTURE </text:p>
      <text:p text:style-name="P4">Scatter DOM.Zones dom </text:p>
      <text:p text:style-name="P4">FIN LECTURE # </text:p>
      <text:p text:style-name="P4"/>
      <text:p text:style-name="P4">VDF dis </text:p>
      <text:p text:style-name="P4"/>
      <text:p text:style-name="P4">schema_Euler_explicite sch </text:p>
      <text:p text:style-name="P4">Lire sch </text:p>
      <text:p text:style-name="P4">{ </text:p>
      <text:p text:style-name="P4"><text:tab/>tinit 0 </text:p>
      <text:p text:style-name="P4"><text:soft-page-break/><text:tab/>tmax 80. </text:p>
      <text:p text:style-name="P4"><text:tab/>dt_min 0.2 </text:p>
      <text:p text:style-name="P4"><text:tab/>dt_max 0.2 </text:p>
      <text:p text:style-name="P4"><text:tab/>dt_impr 0.2 </text:p>
      <text:p text:style-name="P4"><text:tab/>dt_sauv 100. </text:p>
      <text:p text:style-name="P4"><text:tab/>seuil_statio 1.e-8 </text:p>
      <text:p text:style-name="P4">} </text:p>
      <text:p text:style-name="P4"/>
      <text:p text:style-name="P4">Fluide_Incompressible fluide </text:p>
      <text:p text:style-name="P4">Lire fluide </text:p>
      <text:p text:style-name="P4">{ </text:p>
      <text:p text:style-name="P4"><text:tab/>mu Champ_Uniforme 1 <text:span text:style-name="T1">2.5e-05 </text:span></text:p>
      <text:p text:style-name="P4"><text:tab/>rho Champ_Uniforme 1 <text:span text:style-name="T1">1. </text:span></text:p>
      <text:p text:style-name="P4">} </text:p>
      <text:p text:style-name="P4"/>
      <text:p text:style-name="P4">Associer pb dom </text:p>
      <text:p text:style-name="P4">Associer pb sch </text:p>
      <text:p text:style-name="P4">Associer pb fluide </text:p>
      <text:p text:style-name="P4"/>
      <text:p text:style-name="P4">Discretiser pb dis </text:p>
      <text:p text:style-name="P4"/>
      <text:p text:style-name="P4">Lire pb </text:p>
      <text:p text:style-name="P4">{ </text:p>
      <text:p text:style-name="P4"><text:tab/>Navier_Stokes_Turbulent </text:p>
      <text:p text:style-name="P4"><text:tab/>{ </text:p>
      <text:p text:style-name="P4"><text:tab/><text:tab/>solveur_pression cholesky { } </text:p>
      <text:p text:style-name="P4"><text:tab/><text:tab/><text:span text:style-name="T1">convection { quick } </text:span></text:p>
      <text:p text:style-name="P4"><text:tab/><text:tab/>diffusion { } </text:p>
      <text:p text:style-name="P4"><text:tab/><text:tab/>conditions_initiales { <text:tab/>vitesse Champ_Uniforme 3 <text:s/>0. 0. 0. <text:tab/>} </text:p>
      <text:p text:style-name="P4"><text:tab/><text:tab/>conditions_limites { </text:p>
      <text:p text:style-name="P4"><text:tab/><text:tab/><text:tab/> Bas1 Paroi_Fixe </text:p>
      <text:p text:style-name="P4"><text:tab/><text:tab/><text:tab/> Haut1 Paroi_Fixe </text:p>
      <text:p text:style-name="P4"><text:tab/><text:tab/><text:tab/> Haut2 Paroi_Fixe </text:p>
      <text:p text:style-name="P4"><text:tab/><text:tab/><text:tab/> Haut3 Paroi_Fixe </text:p>
      <text:p text:style-name="P4"><text:tab/><text:tab/><text:tab/> Bas2 Paroi_Fixe </text:p>
      <text:p text:style-name="P4"><text:tab/><text:tab/><text:tab/> Gauche Paroi_Fixe </text:p>
      <text:p text:style-name="P4"><text:tab/><text:tab/><text:tab/> Bas3 Paroi_Fixe </text:p>
      <text:p text:style-name="P4"><text:tab/><text:tab/><text:tab/> Sud1 Paroi_Fixe </text:p>
      <text:p text:style-name="P4"><text:tab/><text:tab/><text:tab/> Nord1 Paroi_Fixe </text:p>
      <text:p text:style-name="P4"><text:tab/><text:tab/><text:tab/> Sud2 Paroi_Fixe </text:p>
      <text:p text:style-name="P4"><text:tab/><text:tab/><text:tab/> Nord2 Paroi_Fixe </text:p>
      <text:p text:style-name="P4"><text:tab/><text:tab/><text:tab/> Sud3 Paroi_Fixe </text:p>
      <text:p text:style-name="P4"><text:tab/><text:tab/><text:tab/> Nord3 Paroi_Fixe </text:p>
      <text:p text:style-name="P4"><text:tab/><text:tab/><text:tab/> Sud4 Paroi_Fixe </text:p>
      <text:p text:style-name="P4"><text:tab/><text:tab/><text:tab/> Nord4 Paroi_Fixe </text:p>
      <text:p text:style-name="P4"><text:tab/><text:tab/><text:tab/> Sud5 Paroi_Fixe </text:p>
      <text:p text:style-name="P4"><text:tab/><text:tab/><text:tab/> Nord5 Paroi_Fixe </text:p>
      <text:p text:style-name="P4"><text:tab/><text:tab/> <text:s text:c="9"/>SortieBasse frontiere_ouverte_pression_imposee Champ_Front_Uniforme 1 0. </text:p>
      <text:p text:style-name="P4"><text:tab/><text:tab/> <text:s text:c="9"/>SortieHaute frontiere_ouverte_pression_imposee Champ_Front_Uniforme 1 0. </text:p>
      <text:p text:style-name="P4"><text:tab/><text:tab/> <text:s text:c="9"/>Entree frontiere_ouverte_vitesse_imposee Champ_Front_Uniforme 3 <text:s/>1. 0. 0. </text:p>
      <text:p text:style-name="P4"><text:tab/><text:tab/>} </text:p>
      <text:p text:style-name="P4"><text:tab/><text:tab/><text:span text:style-name="T1">modele_turbulence sous_maille_smago { </text:span></text:p>
      <text:p text:style-name="P5"><text:soft-page-break/><text:tab/><text:tab/><text:tab/>TURBULENCE_PAROI loi_standard_hydr </text:p>
      <text:p text:style-name="P5"><text:tab/><text:tab/>}</text:p>
      <text:p text:style-name="P4"><text:tab/>} </text:p>
      <text:p text:style-name="P4"/>
      <text:p text:style-name="P4"><text:tab/>Postraitement </text:p>
      <text:p text:style-name="P4"><text:tab/>{ </text:p>
      <text:p text:style-name="P4"><text:tab/><text:tab/>Format lata fichier Marche3D </text:p>
      <text:p text:style-name="P4"><text:tab/><text:tab/>Sondes </text:p>
      <text:p text:style-name="P4"><text:tab/><text:tab/>{ </text:p>
      <text:p text:style-name="P4"><text:tab/><text:tab/><text:tab/>sonde_pression pression periode 0.5 points 1 7.5 0.9 5.5 </text:p>
      <text:p text:style-name="P4"><text:tab/><text:tab/><text:tab/>sonde_vitesse vitesse periode 0.5 points 1 8.0 0.9 5.5 </text:p>
      <text:p text:style-name="P4"><text:tab/><text:tab/><text:tab/>sonde_visc viscosite_turbulente periode 0.5 points 2 7.5 0.9 5.5 7.5 1.1 4.5 </text:p>
      <text:p text:style-name="P4"><text:tab/><text:tab/><text:tab/>sonde_k k periode 0.5 points 2 7.5 0.9 5.5 7.5 1.1 4.5 </text:p>
      <text:p text:style-name="P4"><text:tab/><text:tab/>} </text:p>
      <text:p text:style-name="P4"><text:tab/><text:tab/>Champs dt_post 50. </text:p>
      <text:p text:style-name="P4"><text:tab/><text:tab/>{ </text:p>
      <text:p text:style-name="P4"><text:tab/><text:tab/><text:tab/>pression elem </text:p>
      <text:p text:style-name="P4"><text:tab/><text:tab/><text:tab/>pression som </text:p>
      <text:p text:style-name="P4"><text:tab/><text:tab/><text:tab/>vitesse elem </text:p>
      <text:p text:style-name="P4"><text:tab/><text:tab/><text:tab/>vitesse som </text:p>
      <text:p text:style-name="P4"><text:tab/><text:tab/><text:tab/>viscosite_turbulente elem </text:p>
      <text:p text:style-name="P4"><text:tab/><text:tab/><text:tab/>viscosite_turbulente som </text:p>
      <text:p text:style-name="P4"><text:tab/><text:tab/><text:tab/>k elem </text:p>
      <text:p text:style-name="P4"><text:tab/><text:tab/><text:tab/>k som </text:p>
      <text:p text:style-name="P4"><text:tab/><text:tab/><text:tab/><text:span text:style-name="T1">vorticite elem </text:span></text:p>
      <text:p text:style-name="P5"><text:tab/><text:tab/><text:tab/>vorticite som </text:p>
      <text:p text:style-name="P4"><text:tab/><text:tab/>} </text:p>
      <text:p text:style-name="P4"><text:tab/>} </text:p>
      <text:p text:style-name="P4">} </text:p>
      <text:p text:style-name="P4"/>
      <text:p text:style-name="P4">Resoudre pb </text:p>
      <text:p text:style-name="P4">Fin </text:p>
      <text:p text:style-name="P4"/>
      <text:p text:style-name="P4"/>
      <text:p text:style-name="P26">k_eps model instead smago :</text:p>
      <text:p text:style-name="P4"/>
      <text:p text:style-name="P4">modele_turbulence K_Epsilon { </text:p>
      <text:p text:style-name="P4"><text:tab/>Transport_K_Epsilon { </text:p>
      <text:p text:style-name="P4"><text:tab/><text:tab/>convection { amont } </text:p>
      <text:p text:style-name="P4"><text:tab/><text:tab/>diffusion { } </text:p>
      <text:p text:style-name="P4"><text:tab/><text:tab/>conditions_limites { </text:p>
      <text:p text:style-name="P4"><text:tab/><text:tab/><text:tab/> Bas1 Paroi </text:p>
      <text:p text:style-name="P4"><text:tab/><text:tab/><text:tab/> Haut1 Paroi </text:p>
      <text:p text:style-name="P4"><text:tab/><text:tab/><text:tab/> Haut2 Paroi </text:p>
      <text:p text:style-name="P4"><text:tab/><text:tab/><text:tab/> Haut3 Paroi </text:p>
      <text:p text:style-name="P4"><text:tab/><text:tab/><text:tab/> Bas2 Paroi </text:p>
      <text:p text:style-name="P4"><text:tab/><text:tab/><text:tab/> Gauche Paroi </text:p>
      <text:p text:style-name="P4"><text:tab/><text:tab/><text:tab/> Bas3 Paroi </text:p>
      <text:p text:style-name="P4"><text:tab/><text:tab/><text:tab/> Sud1 Paroi </text:p>
      <text:p text:style-name="P4"><text:tab/><text:tab/><text:tab/> Nord1 Paroi </text:p>
      <text:p text:style-name="P4"><text:tab/><text:tab/><text:tab/> Sud2 Paroi </text:p>
      <text:p text:style-name="P4"><text:tab/><text:tab/><text:tab/> Nord2 Paroi </text:p>
      <text:p text:style-name="P4"><text:soft-page-break/><text:tab/><text:tab/><text:tab/> Sud3 Paroi </text:p>
      <text:p text:style-name="P4"><text:tab/><text:tab/><text:tab/> Nord3 Paroi </text:p>
      <text:p text:style-name="P4"><text:tab/><text:tab/><text:tab/> Sud4 Paroi </text:p>
      <text:p text:style-name="P4"><text:tab/><text:tab/><text:tab/> Nord4 Paroi </text:p>
      <text:p text:style-name="P4"><text:tab/><text:tab/><text:tab/> Sud5 Paroi </text:p>
      <text:p text:style-name="P4"><text:tab/><text:tab/><text:tab/> Nord5 Paroi </text:p>
      <text:p text:style-name="P4"><text:tab/><text:tab/><text:tab/> SortieBasse frontiere_ouverte K_EPS_EXT Champ_Front_Uniforme 2 0. 0. </text:p>
      <text:p text:style-name="P4"><text:tab/><text:tab/><text:tab/> SortieHaute frontiere_ouverte K_EPS_EXT Champ_Front_Uniforme 2 0. 0. </text:p>
      <text:p text:style-name="P4"><text:tab/><text:tab/><text:tab/> Entree frontiere_ouverte_K_eps_impose Champ_Front_Uniforme 2 0. 0. </text:p>
      <text:p text:style-name="P4"><text:tab/> <text:s/><text:tab/>} </text:p>
      <text:p text:style-name="P4"><text:tab/> <text:s text:c="2"/><text:tab/>conditions_initiales { <text:tab/>k_Eps Champ_Uniforme 2 0. 0. } </text:p>
      <text:p text:style-name="P4"><text:tab/>} </text:p>
      <text:p text:style-name="P4"><text:tab/> turbulence_paroi loi_standard_hydr </text:p>
      <text:p text:style-name="P4">} </text:p>
      <text:p text:style-name="P4"/>
      <text:p text:style-name="P4"/>
      <text:p text:style-name="P4"/>
      <text:p text:style-name="P6">Exercise 8 : Tank filling : diagonale.data</text:p>
      <text:p text:style-name="P4"/>
      <text:p text:style-name="P4"># Hydraulique 2D avec transport constituant # </text:p>
      <text:p text:style-name="P4"># PARALLEL OK 5 # </text:p>
      <text:p text:style-name="P4">dimension 2 </text:p>
      <text:p text:style-name="P4"/>
      <text:p text:style-name="P4">Pb_hydraulique_concentration pb </text:p>
      <text:p text:style-name="P4">Domaine dom </text:p>
      <text:p text:style-name="P4"/>
      <text:p text:style-name="P4"># DEBUT MAILLAGE # </text:p>
      <text:p text:style-name="P4">Mailler dom </text:p>
      <text:p text:style-name="P4">{ </text:p>
      <text:p text:style-name="P4"><text:tab/><text:span text:style-name="T1">Pave Block1 </text:span></text:p>
      <text:p text:style-name="P5"><text:tab/><text:tab/>{ </text:p>
      <text:p text:style-name="P5"><text:tab/><text:tab/>Origine 0. 0.03 </text:p>
      <text:p text:style-name="P5"><text:tab/><text:tab/>Nombre_de_Noeuds 51 106 </text:p>
      <text:p text:style-name="P5"><text:tab/><text:tab/>Longueurs 0.1 0.21 </text:p>
      <text:p text:style-name="P5"><text:tab/><text:tab/>Facteurs 1. 1. </text:p>
      <text:p text:style-name="P5"><text:tab/><text:tab/>Symy </text:p>
      <text:p text:style-name="P5"><text:tab/><text:tab/>} </text:p>
      <text:p text:style-name="P5"><text:tab/><text:tab/>{ </text:p>
      <text:p text:style-name="P5"><text:tab/><text:tab/>Bord Gauche1 X = 0. <text:tab/>0.03 &lt;= Y &lt;= 0.24 </text:p>
      <text:p text:style-name="P5"><text:tab/><text:tab/>Bord Outlet <text:s text:c="2"/>Y = 0.24 <text:tab/>0. &lt;= X &lt;= 0.1 </text:p>
      <text:p text:style-name="P5"><text:tab/><text:tab/>Bord Droit1 <text:s/>X = 0.1 <text:tab/>0.03 &lt;= Y &lt;= 0.24 </text:p>
      <text:p text:style-name="P5"><text:tab/><text:tab/>} , </text:p>
      <text:p text:style-name="P5"><text:tab/>Pave Block2 </text:p>
      <text:p text:style-name="P5"><text:tab/><text:tab/>{ </text:p>
      <text:p text:style-name="P5"><text:tab/><text:tab/>Origine 0. 0.02 </text:p>
      <text:p text:style-name="P5"><text:tab/><text:tab/>Nombre_de_Noeuds 51 6 </text:p>
      <text:p text:style-name="P5"><text:tab/><text:tab/>Longueurs 0.1 0.01 </text:p>
      <text:p text:style-name="P5"><text:tab/><text:tab/>Facteurs 1. 1. </text:p>
      <text:p text:style-name="P5"><text:tab/><text:tab/>Symy </text:p>
      <text:p text:style-name="P5"><text:tab/><text:tab/>} </text:p>
      <text:p text:style-name="P5"><text:tab/><text:tab/>{ </text:p>
      <text:p text:style-name="P5"><text:tab/><text:tab/>Bord Inlet X = 0. <text:tab/>0.02 &lt;= Y &lt;= 0.03 </text:p>
      <text:p text:style-name="P5"><text:soft-page-break/><text:tab/><text:tab/>Bord Droit2 <text:s/>X = 0.1 <text:tab/>0.02 &lt;= Y &lt;= 0.03 </text:p>
      <text:p text:style-name="P5"><text:tab/><text:tab/>} , </text:p>
      <text:p text:style-name="P5"><text:tab/>Pave Block3 </text:p>
      <text:p text:style-name="P5"><text:tab/><text:tab/>{ </text:p>
      <text:p text:style-name="P5"><text:tab/><text:tab/>Origine 0. 0. </text:p>
      <text:p text:style-name="P5"><text:tab/><text:tab/>Nombre_de_Noeuds 51 11 </text:p>
      <text:p text:style-name="P5"><text:tab/><text:tab/>Longueurs 0.1 0.02 </text:p>
      <text:p text:style-name="P5"><text:tab/><text:tab/>Facteurs 1. 1. </text:p>
      <text:p text:style-name="P5"><text:tab/><text:tab/>Symy </text:p>
      <text:p text:style-name="P5"><text:tab/><text:tab/>} </text:p>
      <text:p text:style-name="P5"><text:tab/><text:tab/>{ </text:p>
      <text:p text:style-name="P5"><text:tab/><text:tab/>Bord Gauche3 X = 0. <text:tab/>0. &lt;= Y &lt;= 0.02 </text:p>
      <text:p text:style-name="P5"><text:tab/><text:tab/>Bord Bas3 <text:s text:c="3"/>Y = 0. <text:tab/>0. &lt;= X &lt;= 0.1 </text:p>
      <text:p text:style-name="P5"><text:tab/><text:tab/>Bord Droit3 <text:s/>X = 0.1<text:tab/>0. &lt;= Y &lt;= 0.02 </text:p>
      <text:p text:style-name="P5"><text:tab/><text:tab/>} </text:p>
      <text:p text:style-name="P4">} </text:p>
      <text:p text:style-name="P4">RegroupeBord dom Wall { Gauche3 Bas3 Droit3 Droit2 Droit1 Gauche1 } </text:p>
      <text:p text:style-name="P4"># FIN MAILLAGE # </text:p>
      <text:p text:style-name="P4"># DEBUT DECOUPAGE </text:p>
      <text:p text:style-name="P4">Decouper dom </text:p>
      <text:p text:style-name="P4">{ </text:p>
      <text:p text:style-name="P4"><text:tab/>Partitionneur tranche { tranches 2 1 } </text:p>
      <text:p text:style-name="P4"><text:tab/>Larg_joint 2 </text:p>
      <text:p text:style-name="P4"><text:tab/>Nom_Zones DOM </text:p>
      <text:p text:style-name="P4">} </text:p>
      <text:p text:style-name="P4">Fin </text:p>
      <text:p text:style-name="P4">FIN DECOUPAGE # </text:p>
      <text:p text:style-name="P4"/>
      <text:p text:style-name="P4"># DEBUT LECTURE </text:p>
      <text:p text:style-name="P4">Scatter DOM.Zones dom </text:p>
      <text:p text:style-name="P4">FIN LECTURE # </text:p>
      <text:p text:style-name="P4"/>
      <text:p text:style-name="P4">VDF dis </text:p>
      <text:p text:style-name="P4"/>
      <text:p text:style-name="P4">Schema_Euler_explicite sch </text:p>
      <text:p text:style-name="P4">Lire sch </text:p>
      <text:p text:style-name="P4">{ </text:p>
      <text:p text:style-name="P4"><text:tab/>tinit 0 </text:p>
      <text:p text:style-name="P4"><text:tab/>tmax 1. </text:p>
      <text:p text:style-name="P4"><text:tab/><text:span text:style-name="T1"># dt_min 0.01 </text:span></text:p>
      <text:p text:style-name="P5"><text:tab/>dt_max 0.01 # </text:p>
      <text:p text:style-name="P4"><text:tab/>dt_impr 0.01 </text:p>
      <text:p text:style-name="P4"><text:tab/>dt_sauv 100 </text:p>
      <text:p text:style-name="P4"><text:tab/>seuil_statio 1.e-8 </text:p>
      <text:p text:style-name="P4">} </text:p>
      <text:p text:style-name="P4"/>
      <text:p text:style-name="P4">Fluide_Incompressible fluide </text:p>
      <text:p text:style-name="P4">Lire fluide </text:p>
      <text:p text:style-name="P4">{ </text:p>
      <text:p text:style-name="P4"><text:tab/><text:span text:style-name="T1">mu Champ_Uniforme 1 1.e-03 </text:span></text:p>
      <text:p text:style-name="P4"><text:tab/><text:span text:style-name="T1">rho Champ_Uniforme 1 1000. </text:span></text:p>
      <text:p text:style-name="P4"><text:tab/>beta_co Champ_Uniforme 1 0. </text:p>
      <text:p text:style-name="P4"><text:soft-page-break/>} </text:p>
      <text:p text:style-name="P4"/>
      <text:p text:style-name="P4">Constituant c1 </text:p>
      <text:p text:style-name="P4">Lire c1 { coefficient_diffusion Champ_Uniforme 1 <text:span text:style-name="T1">1.e-09 </text:span>} </text:p>
      <text:p text:style-name="P4"/>
      <text:p text:style-name="P4">Champ_Uniforme gravite </text:p>
      <text:p text:style-name="P4">Lire gravite 2 0. <text:span text:style-name="T1">-9.81 </text:span></text:p>
      <text:p text:style-name="P4"/>
      <text:p text:style-name="P4">Associer fluide gravite </text:p>
      <text:p text:style-name="P4">Associer pb dom </text:p>
      <text:p text:style-name="P4">Associer pb sch </text:p>
      <text:p text:style-name="P4">Associer pb fluide </text:p>
      <text:p text:style-name="P4">Associer pb c1 </text:p>
      <text:p text:style-name="P4"/>
      <text:p text:style-name="P4">Discretiser pb dis </text:p>
      <text:p text:style-name="P4"/>
      <text:p text:style-name="P4">Lire pb </text:p>
      <text:p text:style-name="P4">{ </text:p>
      <text:p text:style-name="P4"><text:tab/>Navier_Stokes_standard </text:p>
      <text:p text:style-name="P4"><text:tab/>{ </text:p>
      <text:p text:style-name="P4"><text:tab/><text:tab/>solveur_pression GCP { </text:p>
      <text:p text:style-name="P4"><text:tab/><text:tab/><text:tab/>precond ssor { omega 1.500000 } </text:p>
      <text:p text:style-name="P4"><text:tab/><text:tab/><text:tab/>seuil 1.000000e-06 </text:p>
      <text:p text:style-name="P4"><text:tab/><text:tab/><text:tab/>impr </text:p>
      <text:p text:style-name="P4"><text:tab/><text:tab/>} </text:p>
      <text:p text:style-name="P4"><text:tab/><text:tab/>convection { quick } </text:p>
      <text:p text:style-name="P4"><text:tab/><text:tab/>diffusion { } </text:p>
      <text:p text:style-name="P4"><text:tab/><text:tab/>conditions_initiales { </text:p>
      <text:p text:style-name="P4"><text:tab/><text:tab/><text:tab/><text:span text:style-name="T1">vitesse Champ_Front_Fonc_txyz 2 (1-((y-0.025)/0.005)^2)*(t&lt;0.5) 0. </text:span></text:p>
      <text:p text:style-name="P4"><text:tab/><text:tab/>} </text:p>
      <text:p text:style-name="P4"><text:tab/><text:tab/>conditions_limites { </text:p>
      <text:p text:style-name="P5"><text:tab/><text:tab/><text:tab/>Inlet frontiere_ouverte_vitesse_imposee Champ_Front_Fonc_txyz 2 (1-((y-0.025)/0.005)^2)*(t&lt;0.5) 0. </text:p>
      <text:p text:style-name="P5"><text:tab/><text:tab/><text:tab/>Outlet frontiere_ouverte_pression_imposee Champ_Front_Uniforme 1 0. </text:p>
      <text:p text:style-name="P5"><text:tab/><text:tab/><text:tab/>Wall paroi_fixe </text:p>
      <text:p text:style-name="P4"><text:tab/><text:tab/><text:tab/># Haut frontiere_ouverte_vitesse_imposee Champ_Front_Uniforme 2 <text:s/>1. 1. <text:s/># </text:p>
      <text:p text:style-name="P4"><text:tab/><text:tab/><text:tab/># Droit frontiere_ouverte_vitesse_imposee Champ_Front_Uniforme 2 <text:s/>1. 1. # </text:p>
      <text:p text:style-name="P4"><text:tab/><text:tab/><text:tab/># Bas frontiere_ouverte_vitesse_imposee Champ_Front_Uniforme 2 <text:s/>1. 1. # </text:p>
      <text:p text:style-name="P4"><text:tab/><text:tab/> <text:s text:c="7"/># Gauche frontiere_ouverte_vitesse_imposee Champ_Front_Uniforme 2 <text:s/>1. 1. # </text:p>
      <text:p text:style-name="P4"><text:tab/><text:tab/>} </text:p>
      <text:p text:style-name="P4"><text:tab/>} </text:p>
      <text:p text:style-name="P4"><text:tab/>Convection_diffusion_Concentration { </text:p>
      <text:p text:style-name="P4"><text:tab/><text:tab/>diffusion { } </text:p>
      <text:p text:style-name="P4"><text:tab/><text:tab/>convection { quick } </text:p>
      <text:p text:style-name="P4"><text:tab/><text:tab/>conditions_limites { </text:p>
      <text:p text:style-name="P4"><text:tab/><text:span text:style-name="T1">Inlet frontiere_ouverte_concentration_imposee Champ_Front_Fonc_txyz 1 1.*(t&lt;0.5) </text:span></text:p>
      <text:p text:style-name="P5"><text:tab/>Outlet frontiere_ouverte C_ext Champ_front_uniforme 1 0. </text:p>
      <text:p text:style-name="P5"><text:tab/>Wall paroi </text:p>
      <text:p text:style-name="P4"><text:tab/># Haut frontiere_ouverte C_ext Champ_Front_Uniforme 1 0. # </text:p>
      <text:p text:style-name="P4"><text:tab/># Droit frontiere_ouverte C_ext Champ_Front_Uniforme 1 0. # </text:p>
      <text:p text:style-name="P4"><text:tab/># Gauche frontiere_ouverte_concentration_imposee Champ_Front_Uniforme 1 1. # </text:p>
      <text:p text:style-name="P4"><text:s text:c="11"/># Bas frontiere_ouverte_concentration_imposee Champ_Front_Uniforme 1 0. # </text:p>
      <text:p text:style-name="P4"><text:soft-page-break/><text:tab/><text:tab/>} </text:p>
      <text:p text:style-name="P4"><text:tab/><text:tab/>conditions_initiales { <text:tab/><text:span text:style-name="T1">concentration Champ_Uniforme 1 0. </text:span>} </text:p>
      <text:p text:style-name="P4"><text:tab/><text:tab/>sources { source_Constituant champ_fonc_fonction 1 concentration 0 } </text:p>
      <text:p text:style-name="P4"><text:tab/>} </text:p>
      <text:p text:style-name="P4"/>
      <text:p text:style-name="P4"><text:tab/>Postraitement </text:p>
      <text:p text:style-name="P4"><text:tab/>{ </text:p>
      <text:p text:style-name="P4"><text:tab/><text:tab/>Format lata fichier diagonale </text:p>
      <text:p text:style-name="P4"><text:tab/><text:tab/>Sondes </text:p>
      <text:p text:style-name="P4"><text:tab/><text:tab/>{ </text:p>
      <text:p text:style-name="P4"><text:tab/><text:tab/><text:tab/>sonde_pres pression periode 0.01 points 1 0.45 0.45 </text:p>
      <text:p text:style-name="P4"><text:tab/><text:tab/><text:tab/>sonde_vit vitesse periode 0.01 points 1 0.4 0.45 </text:p>
      <text:p text:style-name="P4"><text:tab/><text:tab/><text:tab/>sonde_conc concentration periode 0.01 points 1 0.55 0.45 </text:p>
      <text:p text:style-name="P4"><text:tab/><text:tab/><text:tab/><text:span text:style-name="T1">sonde_concentration concentration periode 0.01 points 1 0. 0.025 </text:span></text:p>
      <text:p text:style-name="P5"><text:tab/><text:tab/><text:tab/>sonde_vitesse vitesse periode 0.01 segment 5 0. 0.021 <text:s/>0. 0.029 </text:p>
      <text:p text:style-name="P4"><text:tab/><text:tab/>} </text:p>
      <text:p text:style-name="P4"><text:tab/><text:tab/>Champs <text:span text:style-name="T1">dt_post 0.1</text:span> </text:p>
      <text:p text:style-name="P4"><text:tab/><text:tab/>{ </text:p>
      <text:p text:style-name="P4"><text:tab/><text:tab/><text:tab/>pression elem </text:p>
      <text:p text:style-name="P4"><text:tab/><text:tab/><text:tab/>pression som </text:p>
      <text:p text:style-name="P4"><text:tab/><text:tab/><text:tab/>vitesse elem </text:p>
      <text:p text:style-name="P4"><text:tab/><text:tab/><text:tab/>vitesse som </text:p>
      <text:p text:style-name="P4"><text:tab/><text:tab/><text:tab/>concentration elem </text:p>
      <text:p text:style-name="P4"><text:tab/><text:tab/><text:tab/>concentration som </text:p>
      <text:p text:style-name="P4"><text:tab/><text:tab/>} </text:p>
      <text:p text:style-name="P4"><text:tab/>} </text:p>
      <text:p text:style-name="P4">} </text:p>
      <text:p text:style-name="P4"/>
      <text:p text:style-name="P4">Resoudre pb </text:p>
      <text:p text:style-name="P4">Fin</text:p>
      <text:p text:style-name="P4"/>
      <text:p text:style-name="P4"/>
      <text:p text:style-name="P26">diagonale_VEF.data</text:p>
      <text:p text:style-name="P4"/>
      <text:p text:style-name="P4"># Hydraulique 2D avec transport constituant # </text:p>
      <text:p text:style-name="P4"># PARALLEL OK 5 # </text:p>
      <text:p text:style-name="P4">dimension 2 </text:p>
      <text:p text:style-name="P4"/>
      <text:p text:style-name="P4">Pb_hydraulique_concentration pb </text:p>
      <text:p text:style-name="P4">Domaine dom </text:p>
      <text:p text:style-name="P4"/>
      <text:p text:style-name="P4"># DEBUT MAILLAGE # </text:p>
      <text:p text:style-name="P4">Mailler dom </text:p>
      <text:p text:style-name="P4">{ </text:p>
      <text:p text:style-name="P4"><text:tab/>Pave Block1 </text:p>
      <text:p text:style-name="P4"><text:tab/><text:tab/>{ </text:p>
      <text:p text:style-name="P4"><text:tab/><text:tab/>Origine 0. 0.03 </text:p>
      <text:p text:style-name="P4"><text:tab/><text:tab/>Nombre_de_Noeuds 51 106 </text:p>
      <text:p text:style-name="P4"><text:tab/><text:tab/>Longueurs 0.1 0.21 </text:p>
      <text:p text:style-name="P4"><text:tab/><text:tab/>Facteurs 1. 1. </text:p>
      <text:p text:style-name="P4"><text:tab/><text:tab/>Symy </text:p>
      <text:p text:style-name="P4"><text:tab/><text:tab/>} </text:p>
      <text:p text:style-name="P4"><text:soft-page-break/><text:tab/><text:tab/>{ </text:p>
      <text:p text:style-name="P4"><text:tab/><text:tab/>Bord Gauche1 X = 0. <text:tab/>0.03 &lt;= Y &lt;= 0.24 </text:p>
      <text:p text:style-name="P4"><text:tab/><text:tab/>Bord Outlet <text:s text:c="2"/>Y = 0.24 <text:tab/>0. &lt;= X &lt;= 0.1 </text:p>
      <text:p text:style-name="P4"><text:tab/><text:tab/>Bord Droit1 <text:s/>X = 0.1 <text:tab/>0.03 &lt;= Y &lt;= 0.24 </text:p>
      <text:p text:style-name="P4"><text:tab/><text:tab/>} , </text:p>
      <text:p text:style-name="P4"><text:tab/>Pave Block2 </text:p>
      <text:p text:style-name="P4"><text:tab/><text:tab/>{ </text:p>
      <text:p text:style-name="P4"><text:tab/><text:tab/>Origine 0. 0.02 </text:p>
      <text:p text:style-name="P4"><text:tab/><text:tab/>Nombre_de_Noeuds 51 6 </text:p>
      <text:p text:style-name="P4"><text:tab/><text:tab/>Longueurs 0.1 0.01 </text:p>
      <text:p text:style-name="P4"><text:tab/><text:tab/>Facteurs 1. 1. </text:p>
      <text:p text:style-name="P4"><text:tab/><text:tab/>Symy </text:p>
      <text:p text:style-name="P4"><text:tab/><text:tab/>} </text:p>
      <text:p text:style-name="P4"><text:tab/><text:tab/>{ </text:p>
      <text:p text:style-name="P4"><text:tab/><text:tab/>Bord Inlet X = 0. <text:tab/>0.02 &lt;= Y &lt;= 0.03 </text:p>
      <text:p text:style-name="P4"><text:tab/><text:tab/>Bord Droit2 <text:s/>X = 0.1 <text:tab/>0.02 &lt;= Y &lt;= 0.03 </text:p>
      <text:p text:style-name="P4"><text:tab/><text:tab/>} , </text:p>
      <text:p text:style-name="P4"><text:tab/>Pave Block3 </text:p>
      <text:p text:style-name="P4"><text:tab/><text:tab/>{ </text:p>
      <text:p text:style-name="P4"><text:tab/><text:tab/>Origine 0. 0. </text:p>
      <text:p text:style-name="P4"><text:tab/><text:tab/>Nombre_de_Noeuds 51 11 </text:p>
      <text:p text:style-name="P4"><text:tab/><text:tab/>Longueurs 0.1 0.02 </text:p>
      <text:p text:style-name="P4"><text:tab/><text:tab/>Facteurs 1. 1. </text:p>
      <text:p text:style-name="P4"><text:tab/><text:tab/>Symy </text:p>
      <text:p text:style-name="P4"><text:tab/><text:tab/>} </text:p>
      <text:p text:style-name="P4"><text:tab/><text:tab/>{ </text:p>
      <text:p text:style-name="P4"><text:tab/><text:tab/>Bord Gauche3 X = 0. <text:tab/>0. &lt;= Y &lt;= 0.02 </text:p>
      <text:p text:style-name="P4"><text:tab/><text:tab/>Bord Bas3 <text:s text:c="3"/>Y = 0. <text:tab/>0. &lt;= X &lt;= 0.1 </text:p>
      <text:p text:style-name="P4"><text:tab/><text:tab/>Bord Droit3 <text:s/>X = 0.1<text:tab/>0. &lt;= Y &lt;= 0.02 </text:p>
      <text:p text:style-name="P4"><text:tab/><text:tab/>} </text:p>
      <text:p text:style-name="P4">} </text:p>
      <text:p text:style-name="P4">RegroupeBord dom Wall { Gauche3 Bas3 Droit3 Droit2 Droit1 Gauche1 } </text:p>
      <text:p text:style-name="P5">Trianguler_h dom </text:p>
      <text:p text:style-name="P4"># FIN MAILLAGE # </text:p>
      <text:p text:style-name="P4"/>
      <text:p text:style-name="P4"># DEBUT DECOUPAGE </text:p>
      <text:p text:style-name="P4">Decouper dom </text:p>
      <text:p text:style-name="P4">{ </text:p>
      <text:p text:style-name="P4"><text:tab/>Partitionneur tranche { tranches 2 1 } </text:p>
      <text:p text:style-name="P4"><text:tab/>Larg_joint 2 </text:p>
      <text:p text:style-name="P4"><text:tab/>Nom_Zones DOM </text:p>
      <text:p text:style-name="P4">} </text:p>
      <text:p text:style-name="P4">Fin </text:p>
      <text:p text:style-name="P4">FIN DECOUPAGE # </text:p>
      <text:p text:style-name="P4"/>
      <text:p text:style-name="P4"># DEBUT LECTURE </text:p>
      <text:p text:style-name="P4">Scatter DOM.Zones dom </text:p>
      <text:p text:style-name="P4">FIN LECTURE # </text:p>
      <text:p text:style-name="P4"/>
      <text:p text:style-name="P4"><text:span text:style-name="T1">VEFPreP1B dis</text:span> </text:p>
      <text:p text:style-name="P4"/>
      <text:p text:style-name="P4">Schema_Euler_explicite sch </text:p>
      <text:p text:style-name="P4"><text:soft-page-break/>Lire sch </text:p>
      <text:p text:style-name="P4">{ </text:p>
      <text:p text:style-name="P4"><text:tab/>tinit 0 </text:p>
      <text:p text:style-name="P4"><text:tab/>tmax 1. </text:p>
      <text:p text:style-name="P4"><text:tab/># dt_min 0.01 </text:p>
      <text:p text:style-name="P4"><text:tab/>dt_max 0.01 # </text:p>
      <text:p text:style-name="P4"><text:tab/>dt_impr 0.01 </text:p>
      <text:p text:style-name="P4"><text:tab/>dt_sauv 100 </text:p>
      <text:p text:style-name="P4"><text:tab/>seuil_statio 1.e-8 </text:p>
      <text:p text:style-name="P4">} </text:p>
      <text:p text:style-name="P4"/>
      <text:p text:style-name="P4">Fluide_Incompressible fluide </text:p>
      <text:p text:style-name="P4">Lire fluide </text:p>
      <text:p text:style-name="P4">{ </text:p>
      <text:p text:style-name="P4"><text:tab/>mu Champ_Uniforme 1 1.e-03 </text:p>
      <text:p text:style-name="P4"><text:tab/>rho Champ_Uniforme 1 1000. </text:p>
      <text:p text:style-name="P4"><text:tab/>beta_co Champ_Uniforme 1 0. </text:p>
      <text:p text:style-name="P4">} </text:p>
      <text:p text:style-name="P4"/>
      <text:p text:style-name="P4">Constituant c1 </text:p>
      <text:p text:style-name="P4">Lire c1 { coefficient_diffusion Champ_Uniforme 1 1.e-09 } </text:p>
      <text:p text:style-name="P4"/>
      <text:p text:style-name="P4">Champ_Uniforme gravite </text:p>
      <text:p text:style-name="P4">Lire gravite 2 0. -9.81 </text:p>
      <text:p text:style-name="P4">Associer fluide gravite </text:p>
      <text:p text:style-name="P4">Associer pb dom </text:p>
      <text:p text:style-name="P4">Associer pb sch </text:p>
      <text:p text:style-name="P4">Associer pb fluide </text:p>
      <text:p text:style-name="P4">Associer pb c1 </text:p>
      <text:p text:style-name="P4"/>
      <text:p text:style-name="P4">Discretiser pb dis </text:p>
      <text:p text:style-name="P4"/>
      <text:p text:style-name="P4">Lire pb </text:p>
      <text:p text:style-name="P4">{ </text:p>
      <text:p text:style-name="P4"><text:tab/>Navier_Stokes_standard </text:p>
      <text:p text:style-name="P4"><text:tab/>{ </text:p>
      <text:p text:style-name="P4"><text:tab/><text:tab/><text:span text:style-name="T1">solveur_pression Petsc Cholesky { } </text:span></text:p>
      <text:p text:style-name="P4"><text:tab/><text:tab/><text:span text:style-name="T1">convection { muscl } </text:span></text:p>
      <text:p text:style-name="P4"><text:tab/><text:tab/>diffusion { } </text:p>
      <text:p text:style-name="P4"><text:tab/><text:tab/>conditions_initiales { </text:p>
      <text:p text:style-name="P4"><text:tab/><text:tab/><text:tab/>vitesse Champ_Uniforme 2 0. 0. </text:p>
      <text:p text:style-name="P4"><text:tab/><text:tab/><text:tab/># vitesse Champ_Front_Fonc_txyz 2 (1-((y-0.025)/0.005)^2)*(t&lt;0.5) 0. # </text:p>
      <text:p text:style-name="P4"><text:tab/><text:tab/>} </text:p>
      <text:p text:style-name="P4"><text:tab/><text:tab/>conditions_limites { </text:p>
      <text:p text:style-name="P4"><text:tab/><text:tab/><text:tab/>Inlet frontiere_ouverte_vitesse_imposee Champ_Front_Fonc_txyz 2 (1-((y-0.025)/0.005)^2)*(t&lt;0.5) 0. </text:p>
      <text:p text:style-name="P4"><text:tab/><text:tab/><text:tab/>Outlet frontiere_ouverte_pression_imposee Champ_Front_Uniforme 1 0. </text:p>
      <text:p text:style-name="P4"><text:tab/><text:tab/><text:tab/>Wall paroi_fixe </text:p>
      <text:p text:style-name="P4"><text:tab/><text:tab/>} </text:p>
      <text:p text:style-name="P4"><text:tab/>} </text:p>
      <text:p text:style-name="P4"><text:tab/>Convection_diffusion_Concentration { </text:p>
      <text:p text:style-name="P4"><text:tab/><text:tab/>diffusion { } </text:p>
      <text:p text:style-name="P4"><text:soft-page-break/><text:tab/><text:tab/>convection { muscl } </text:p>
      <text:p text:style-name="P4"><text:tab/><text:tab/>conditions_limites { </text:p>
      <text:p text:style-name="P4"><text:tab/><text:tab/><text:tab/>Inlet frontiere_ouverte_concentration_imposee Champ_Front_Fonc_txyz 1 1.*(t&lt;0.5) </text:p>
      <text:p text:style-name="P4"><text:tab/><text:tab/><text:tab/>Outlet frontiere_ouverte C_ext Champ_front_uniforme 1 0. </text:p>
      <text:p text:style-name="P4"><text:tab/><text:tab/><text:tab/>Wall paroi <text:tab/><text:tab/><text:tab/> </text:p>
      <text:p text:style-name="P4"><text:tab/><text:tab/>} </text:p>
      <text:p text:style-name="P4"><text:tab/><text:tab/>conditions_initiales { <text:tab/>concentration Champ_Uniforme 1 0. } </text:p>
      <text:p text:style-name="P4"><text:tab/><text:tab/>sources { source_Constituant champ_fonc_fonction 1 concentration 0 } </text:p>
      <text:p text:style-name="P4"><text:tab/>} </text:p>
      <text:p text:style-name="P4"/>
      <text:p text:style-name="P4"><text:tab/>Postraitement </text:p>
      <text:p text:style-name="P4"><text:tab/>{ </text:p>
      <text:p text:style-name="P4"><text:tab/><text:tab/>Format lata fichier diagonale_VEF </text:p>
      <text:p text:style-name="P4"><text:tab/><text:tab/>Sondes </text:p>
      <text:p text:style-name="P4"><text:tab/><text:tab/>{ </text:p>
      <text:p text:style-name="P4"><text:tab/><text:tab/><text:tab/>sonde_pres pression periode 0.01 points 1 0.45 0.45 </text:p>
      <text:p text:style-name="P4"><text:tab/><text:tab/><text:tab/>sonde_vit vitesse periode 0.01 points 1 0.4 0.45 </text:p>
      <text:p text:style-name="P4"><text:tab/><text:tab/><text:tab/>sonde_conc concentration periode 0.01 points 1 0.55 0.45 </text:p>
      <text:p text:style-name="P4"><text:tab/><text:tab/><text:tab/>sonde_concentration concentration periode 0.01 points 1 0. 0.025 </text:p>
      <text:p text:style-name="P4"><text:tab/><text:tab/><text:tab/>sonde_vitesse vitesse periode 0.01 segment 5 0. 0.021 <text:s/>0. 0.029 </text:p>
      <text:p text:style-name="P4"><text:tab/><text:tab/>} </text:p>
      <text:p text:style-name="P4"><text:tab/><text:tab/>Champs dt_post 0.1 </text:p>
      <text:p text:style-name="P4"><text:tab/><text:tab/>{ </text:p>
      <text:p text:style-name="P4"><text:tab/><text:tab/><text:tab/>pression elem </text:p>
      <text:p text:style-name="P4"><text:tab/><text:tab/><text:tab/>pression som </text:p>
      <text:p text:style-name="P4"><text:tab/><text:tab/><text:tab/>vitesse elem </text:p>
      <text:p text:style-name="P4"><text:tab/><text:tab/><text:tab/>vitesse som </text:p>
      <text:p text:style-name="P4"><text:tab/><text:tab/><text:tab/>concentration elem </text:p>
      <text:p text:style-name="P4"><text:tab/><text:tab/><text:tab/>concentration som </text:p>
      <text:p text:style-name="P4"><text:tab/><text:tab/>} </text:p>
      <text:p text:style-name="P4"><text:tab/>} </text:p>
      <text:p text:style-name="P4">} </text:p>
      <text:p text:style-name="P4"/>
      <text:p text:style-name="P4">Resoudre pb </text:p>
      <text:p text:style-name="P4"/>
      <text:p text:style-name="P4">Fin </text:p>
      <text:p text:style-name="P4"/>
      <text:p text:style-name="P4"/>
      <text:p text:style-name="P4"/>
      <text:p text:style-name="P6">Exercise 9 : Tank filling 3D : FTD_all_VDF.data</text:p>
      <text:p text:style-name="P9"/>
      <text:p text:style-name="P11"># <text:s/>Cas test Front-tracking discontinu VDF. </text:p>
      <text:p text:style-name="P11"><text:s text:c="2"/>Cas test avec interface liquide-vapeur "interf" </text:p>
      <text:p text:style-name="P11"><text:s text:c="16"/>solide mobile <text:s text:c="11"/>"body" </text:p>
      <text:p text:style-name="P11"><text:s text:c="16"/>concentration </text:p>
      <text:p text:style-name="P11"><text:s text:c="2"/>Interface liquide-vapeur initiale : un demi-plan + une goutte </text:p>
      <text:p text:style-name="P11"><text:s text:c="2"/>Remaillage, barycentrage, lissage, test collision, gravite, </text:p>
      <text:p text:style-name="P11"><text:s text:c="2"/>tension superficielle. </text:p>
      <text:p text:style-name="P11"><text:s text:c="2"/>Ecriture des resultats au format lata: un fichier lata avec </text:p>
      <text:p text:style-name="P11"><text:s text:c="2"/>les champs volumiques et les interfaces liquide-vapeur(lata1), </text:p>
      <text:p text:style-name="P11"><text:s text:c="2"/>un fichier avec uniquement le solide mobile (lata2) </text:p>
      <text:p text:style-name="P11"><text:soft-page-break/><text:s/>Les algorithmes de remaillage avec changement de connectivite </text:p>
      <text:p text:style-name="P11"><text:s/>ne sont pas strictement equivalents entre sequentiel et parallele. </text:p>
      <text:p text:style-name="P11"><text:s/>Il y a donc des ecarts entre le sequentiel et le parallele. </text:p>
      <text:p text:style-name="P11"><text:s/>PARALLEL RUNS # </text:p>
      <text:p text:style-name="P11"/>
      <text:p text:style-name="P11">dimension 3 </text:p>
      <text:p text:style-name="P11"/>
      <text:p text:style-name="P11"># Generic problem used for Front Tracking calculation # </text:p>
      <text:p text:style-name="P11">Probleme_FT_Disc_gen pb </text:p>
      <text:p text:style-name="P11">Domaine DOM </text:p>
      <text:p text:style-name="P11"/>
      <text:p text:style-name="P11"># DEBUT MAILLAGE # </text:p>
      <text:p text:style-name="P11">Mailler DOM </text:p>
      <text:p text:style-name="P11">{ </text:p>
      <text:p text:style-name="P11"><text:tab/>Pave pave1 </text:p>
      <text:p text:style-name="P11"><text:tab/>{ </text:p>
      <text:p text:style-name="P11"><text:tab/><text:tab/>origine 0. 0. 0. </text:p>
      <text:p text:style-name="P11"><text:tab/><text:tab/>longueurs 0.04 0.04 <text:span text:style-name="T1">0.12 </text:span></text:p>
      <text:p text:style-name="P11"><text:tab/><text:tab/>nombre_de_noeuds 41 41 61 # 11 11 16 # </text:p>
      <text:p text:style-name="P11"><text:tab/>} </text:p>
      <text:p text:style-name="P11"><text:tab/>{ </text:p>
      <text:p text:style-name="P11"><text:tab/><text:tab/>bord paroi X = 0. <text:s text:c="2"/>0. &lt;= Y &lt;= 0.04 0. &lt;= Z &lt;= 0.12 </text:p>
      <text:p text:style-name="P11"><text:tab/><text:tab/>bord paroi X = 0.04 0. &lt;= Y &lt;= 0.04 0. &lt;= Z &lt;= 0.12 </text:p>
      <text:p text:style-name="P11"><text:tab/><text:tab/>bord paroi Y = 0. <text:s text:c="2"/>0. &lt;= X &lt;= 0.04 0. &lt;= Z &lt;= 0.12 </text:p>
      <text:p text:style-name="P11"><text:tab/><text:tab/>bord paroi Y = 0.04 0. &lt;= X &lt;= 0.04 0. &lt;= Z &lt;= 0.12 </text:p>
      <text:p text:style-name="P11"><text:tab/><text:tab/>bord bas <text:s text:c="2"/>Z = 0. <text:s text:c="2"/>0. &lt;= X &lt;= 0.04 0. &lt;= Y &lt;= 0.04 </text:p>
      <text:p text:style-name="P11"><text:tab/><text:tab/>bord haut <text:s/>Z = 0.12 0. &lt;= X &lt;= 0.04 0. &lt;= Y &lt;= 0.04 </text:p>
      <text:p text:style-name="P11"><text:tab/>} </text:p>
      <text:p text:style-name="P11">} </text:p>
      <text:p text:style-name="P11"/>
      <text:p text:style-name="P11"># FIN MAILLAGE # </text:p>
      <text:p text:style-name="P11"># DEBUT DECOUPAGE </text:p>
      <text:p text:style-name="P11">Decouper DOM </text:p>
      <text:p text:style-name="P11">{ </text:p>
      <text:p text:style-name="P11"><text:tab/>Partitionneur tranche { tranches 2 1 1 } </text:p>
      <text:p text:style-name="P11"><text:tab/>Larg_joint 2 </text:p>
      <text:p text:style-name="P11"><text:tab/>Nom_Zones DOM </text:p>
      <text:p text:style-name="P11">} </text:p>
      <text:p text:style-name="P11">Fin </text:p>
      <text:p text:style-name="P11">FIN DECOUPAGE # </text:p>
      <text:p text:style-name="P11"/>
      <text:p text:style-name="P11"># DEBUT LECTURE </text:p>
      <text:p text:style-name="P11">Scatter DOM.Zones DOM </text:p>
      <text:p text:style-name="P11">FIN LECTURE # </text:p>
      <text:p text:style-name="P11"/>
      <text:p text:style-name="P11">VDF dis </text:p>
      <text:p text:style-name="P11"/>
      <text:p text:style-name="P11">Schema_Euler_explicite <text:s/>sch </text:p>
      <text:p text:style-name="P11">Lire sch </text:p>
      <text:p text:style-name="P11">{ </text:p>
      <text:p text:style-name="P11"><text:tab/>tinit 0. </text:p>
      <text:p text:style-name="P11"><text:tab/>tmax <text:s/>1. </text:p>
      <text:p text:style-name="P11"><text:soft-page-break/><text:tab/>dt_min 1.e-7 </text:p>
      <text:p text:style-name="P11"><text:tab/>dt_max 0.5e-2 </text:p>
      <text:p text:style-name="P11"><text:tab/>dt_impr 10. </text:p>
      <text:p text:style-name="P11"><text:tab/>dt_sauv 100 </text:p>
      <text:p text:style-name="P11"><text:tab/>seuil_statio -1 </text:p>
      <text:p text:style-name="P11">} </text:p>
      <text:p text:style-name="P11"/>
      <text:p text:style-name="P11"># First phase: liquid # </text:p>
      <text:p text:style-name="P11">Fluide_Incompressible liquide </text:p>
      <text:p text:style-name="P11">Lire liquide </text:p>
      <text:p text:style-name="P11">{ </text:p>
      <text:p text:style-name="P11"><text:tab/>mu <text:s/>Champ_Uniforme 1 0.282e-3 </text:p>
      <text:p text:style-name="P11"><text:s/><text:tab/>rho Champ_Uniforme 1 1000. </text:p>
      <text:p text:style-name="P11">} </text:p>
      <text:p text:style-name="P11"/>
      <text:p text:style-name="P11"># Second phase: gas # </text:p>
      <text:p text:style-name="P11">Fluide_Incompressible gaz </text:p>
      <text:p text:style-name="P11">Lire gaz </text:p>
      <text:p text:style-name="P11">{ </text:p>
      <text:p text:style-name="P11"><text:tab/>mu <text:s/>Champ_Uniforme 1 0.282e-3 </text:p>
      <text:p text:style-name="P11"><text:s/><text:tab/>rho Champ_Uniforme 1 100. </text:p>
      <text:p text:style-name="P11">} </text:p>
      <text:p text:style-name="P11"/>
      <text:p text:style-name="P11"># Definition of the two phase media # </text:p>
      <text:p text:style-name="P11">Fluide_Diphasique fluide </text:p>
      <text:p text:style-name="P11">Lire fluide </text:p>
      <text:p text:style-name="P11">{ </text:p>
      <text:p text:style-name="P11"><text:tab/># Give a number for each phase # </text:p>
      <text:p text:style-name="P11"><text:tab/>fluide0 liquide </text:p>
      <text:p text:style-name="P11"><text:tab/>fluide1 gaz </text:p>
      <text:p text:style-name="P11"><text:tab/># Surface tension # </text:p>
      <text:p text:style-name="P11"><text:tab/>sigma <text:s text:c="2"/>Champ_Uniforme 1 0.05 </text:p>
      <text:p text:style-name="P11">} </text:p>
      <text:p text:style-name="P11"/>
      <text:p text:style-name="P11"># Add a constituent # </text:p>
      <text:p text:style-name="P11">Constituant constituant </text:p>
      <text:p text:style-name="P11">Lire constituant </text:p>
      <text:p text:style-name="P11">{ </text:p>
      <text:p text:style-name="P11"><text:tab/>coefficient_diffusion Champ_Uniforme 1 1e-6 </text:p>
      <text:p text:style-name="P11">} </text:p>
      <text:p text:style-name="P11"/>
      <text:p text:style-name="P11"># Gravity field # </text:p>
      <text:p text:style-name="P11">Champ_Uniforme gravite </text:p>
      <text:p text:style-name="P11">Lire gravite 3 0. 0. -9.81 </text:p>
      <text:p text:style-name="P11">Associer fluide gravite </text:p>
      <text:p text:style-name="P11"/>
      <text:p text:style-name="P11"># Navier Stokes equation # </text:p>
      <text:p text:style-name="P11">Navier_Stokes_FT_Disc <text:s text:c="13"/>hydraulique </text:p>
      <text:p text:style-name="P11"/>
      <text:p text:style-name="P11"># One equation for the two phase flow interface # </text:p>
      <text:p text:style-name="P11">Transport_Interfaces_FT_Disc <text:s text:c="6"/>interf </text:p>
      <text:p text:style-name="P11"/>
      <text:p text:style-name="P11"><text:soft-page-break/># One equation for a moving body # </text:p>
      <text:p text:style-name="P11">Transport_Interfaces_FT_Disc <text:s text:c="6"/>body </text:p>
      <text:p text:style-name="P11"/>
      <text:p text:style-name="P11"># One equation for the constituent # </text:p>
      <text:p text:style-name="P11">Convection_Diffusion_Concentration concentration </text:p>
      <text:p text:style-name="P11"/>
      <text:p text:style-name="P11">Associer pb hydraulique </text:p>
      <text:p text:style-name="P11">Associer pb interf </text:p>
      <text:p text:style-name="P11">Associer pb body </text:p>
      <text:p text:style-name="P11">Associer pb concentration </text:p>
      <text:p text:style-name="P11"/>
      <text:p text:style-name="P11">Associer pb DOM </text:p>
      <text:p text:style-name="P11">Associer pb sch </text:p>
      <text:p text:style-name="P11">Associer pb fluide </text:p>
      <text:p text:style-name="P11">Associer pb constituant </text:p>
      <text:p text:style-name="P11"/>
      <text:p text:style-name="P11">Discretiser pb dis </text:p>
      <text:p text:style-name="P11"/>
      <text:p text:style-name="P11"># Define the front tracking problem # </text:p>
      <text:p text:style-name="P11">Lire pb </text:p>
      <text:p text:style-name="P11">{ </text:p>
      <text:p text:style-name="P11">hydraulique </text:p>
      <text:p text:style-name="P11">{ </text:p>
      <text:p text:style-name="P11"><text:tab/># Turbulence model needed and zeroed for laminar flow # </text:p>
      <text:p text:style-name="P11"><text:tab/><text:span text:style-name="T1">modele_turbulence nul </text:span></text:p>
      <text:p text:style-name="P11"/>
      <text:p text:style-name="P11"><text:tab/>solveur_pression GCP { precond ssor { omega 1.5 } seuil 1e-12 impr } </text:p>
      <text:p text:style-name="P11"><text:tab/>convection <text:s text:c="10"/>{ quick } </text:p>
      <text:p text:style-name="P11"><text:tab/>diffusion <text:s text:c="11"/>{ } </text:p>
      <text:p text:style-name="P11"><text:tab/>conditions_initiales { vitesse champ_uniforme 3 0. 0. 0. } </text:p>
      <text:p text:style-name="P11"><text:tab/> </text:p>
      <text:p text:style-name="P11"><text:tab/># Relation beetween Navier Stokes equation and interface equations # </text:p>
      <text:p text:style-name="P11"><text:tab/>equation_interfaces_proprietes_fluide interf # The velocity field moves the gas-liquid interface # </text:p>
      <text:p text:style-name="P11"><text:tab/>equation_interfaces_vitesse_imposee <text:s text:c="2"/>body <text:s text:c="2"/># The body has an imposed velocity field, so moves the fluid # </text:p>
      <text:p text:style-name="P11"><text:tab/>conditions_limites </text:p>
      <text:p text:style-name="P11"><text:tab/>{ </text:p>
      <text:p text:style-name="P11"><text:tab/><text:tab/># Outlet boundary condition for FT model # </text:p>
      <text:p text:style-name="P11"><text:tab/><text:tab/>haut <text:s text:c="2"/>Sortie_libre_rho_variable champ_front_uniforme 1 0.<text:tab/> </text:p>
      <text:p text:style-name="P11"><text:tab/><text:tab/>paroi <text:s/>paroi_fixe </text:p>
      <text:p text:style-name="P11"><text:tab/><text:tab/>bas <text:s text:c="3"/>Frontiere_ouverte_vitesse_imposee champ_front_uniforme 3 0.0 0.0 0.001 </text:p>
      <text:p text:style-name="P11"><text:tab/>} </text:p>
      <text:p text:style-name="P11"><text:tab/>Traitement_particulier { Ec { Ec periode 1.e-7 } } </text:p>
      <text:p text:style-name="P11">} </text:p>
      <text:p text:style-name="P11">interf </text:p>
      <text:p text:style-name="P11">{ </text:p>
      <text:p text:style-name="P11"><text:tab/># Definition of the transport method of the interface: velocity from the Navier Stokes equation # </text:p>
      <text:p text:style-name="P11"><text:tab/>methode_transport vitesse_interpolee hydraulique </text:p>
      <text:p text:style-name="P11"><text:tab/># Initial position of the water-gas interface and a drop of water # </text:p>
      <text:p text:style-name="P11"><text:tab/>conditions_initiales { </text:p>
      <text:p text:style-name="P11"><text:soft-page-break/><text:tab/><text:tab/>fonction z-0.03-((x-0.02)^2+(y-0.02)^2)*10 , </text:p>
      <text:p text:style-name="P11"><text:tab/><text:tab/>fonction ajout_phase0 (x-0.02)^2+(y-0.02)^2+(z-0.045)^2-(0.01)^2<text:span text:style-name="T5"> , </text:span></text:p>
      <text:p text:style-name="P11"><text:tab/><text:tab/><text:span text:style-name="T1">fonction ajout_phase0 (x-0.02)^2+(y-0.02)^2+(z-0.08)^2-(0.01)^2 </text:span></text:p>
      <text:p text:style-name="P11"><text:s text:c="8"/>} </text:p>
      <text:p text:style-name="P11"><text:tab/># Options for the meshing algorithm # </text:p>
      <text:p text:style-name="P11"><text:s text:c="8"/>iterations_correction_volume 1 </text:p>
      <text:p text:style-name="P11"><text:s text:c="8"/>n_iterations_distance 2 </text:p>
      <text:p text:style-name="P11"><text:tab/>remaillage { </text:p>
      <text:p text:style-name="P11"><text:tab/><text:tab/>pas 0.000001 </text:p>
      <text:p text:style-name="P11"><text:tab/><text:tab/>nb_iter_remaillage 1 </text:p>
      <text:p text:style-name="P11"><text:tab/><text:tab/>critere_arete 0.35 </text:p>
      <text:p text:style-name="P11"><text:tab/><text:tab/>critere_remaillage 0.2 </text:p>
      <text:p text:style-name="P11"><text:tab/><text:tab/>pas_lissage 0.000001 </text:p>
      <text:p text:style-name="P11"><text:tab/><text:tab/>lissage_courbure_iterations 3 </text:p>
      <text:p text:style-name="P11"><text:tab/><text:tab/>lissage_courbure_coeff -0.1 </text:p>
      <text:p text:style-name="P11"><text:tab/><text:tab/>nb_iter_barycentrage 3 </text:p>
      <text:p text:style-name="P11"><text:tab/><text:tab/>relax_barycentrage 1 </text:p>
      <text:p text:style-name="P11"><text:tab/><text:tab/>facteur_longueur_ideale 0.85 </text:p>
      <text:p text:style-name="P11"><text:tab/><text:tab/>nb_iter_correction_volume 3 </text:p>
      <text:p text:style-name="P11"><text:tab/><text:tab/>seuil_dvolume_residuel 1e-12 </text:p>
      <text:p text:style-name="P11"><text:tab/>} </text:p>
      <text:p text:style-name="P11"><text:tab/># Algorithm for the collision algorithm between interfaces # </text:p>
      <text:p text:style-name="P11"><text:tab/>collisions </text:p>
      <text:p text:style-name="P11"><text:tab/>{ </text:p>
      <text:p text:style-name="P11"><text:s text:c="16"/>active </text:p>
      <text:p text:style-name="P11"><text:s text:c="16"/>juric_pour_tout </text:p>
      <text:p text:style-name="P11"><text:s text:c="16"/>type_remaillage Juric { source_isovaleur indicatrice } </text:p>
      <text:p text:style-name="P11"><text:tab/>} </text:p>
      <text:p text:style-name="P11"><text:tab/># Boundary condition, variable contact angle is possible # </text:p>
      <text:p text:style-name="P11"><text:tab/>conditions_limites </text:p>
      <text:p text:style-name="P11"><text:tab/>{ </text:p>
      <text:p text:style-name="P11"><text:tab/><text:tab/>paroi Paroi_FT_disc symetrie </text:p>
      <text:p text:style-name="P11"><text:tab/><text:tab/>haut <text:s/>Paroi_FT_disc symetrie </text:p>
      <text:p text:style-name="P11"><text:tab/><text:tab/>bas <text:s text:c="2"/>Paroi_FT_disc symetrie </text:p>
      <text:p text:style-name="P11"><text:tab/>} </text:p>
      <text:p text:style-name="P11">} </text:p>
      <text:p text:style-name="P11">body </text:p>
      <text:p text:style-name="P11">{ </text:p>
      <text:p text:style-name="P11"><text:tab/># Initial position of the moving body # </text:p>
      <text:p text:style-name="P11"><text:tab/>conditions_initiales { fonction -(((x-0.02))^2+((y-0.02)/0.6)^2+((z-0.02)/0.6)^2-(0.015^2)) } </text:p>
      <text:p text:style-name="P11"><text:tab/>remaillage { </text:p>
      <text:p text:style-name="P11"><text:tab/><text:tab/>pas 1e8 </text:p>
      <text:p text:style-name="P11"><text:tab/><text:tab/>nb_iter_remaillage 5 </text:p>
      <text:p text:style-name="P11"><text:tab/><text:tab/>critere_arete 0.5 </text:p>
      <text:p text:style-name="P11"><text:tab/><text:tab/>critere_remaillage 0.2 </text:p>
      <text:p text:style-name="P11"><text:tab/><text:tab/>pas_lissage -1 </text:p>
      <text:p text:style-name="P11"><text:tab/><text:tab/>nb_iter_barycentrage 5 </text:p>
      <text:p text:style-name="P11"><text:tab/><text:tab/>relax_barycentrage 1 </text:p>
      <text:p text:style-name="P11"><text:tab/><text:tab/>facteur_longueur_ideale 1 </text:p>
      <text:p text:style-name="P11"><text:tab/>} </text:p>
      <text:p text:style-name="P11"><text:tab/>conditions_limites </text:p>
      <text:p text:style-name="P11"><text:tab/>{ </text:p>
      <text:p text:style-name="P11"><text:soft-page-break/><text:tab/><text:tab/>haut <text:s/>Paroi_FT_disc symetrie </text:p>
      <text:p text:style-name="P11"><text:tab/><text:tab/>paroi Paroi_FT_disc symetrie </text:p>
      <text:p text:style-name="P11"><text:tab/><text:tab/>bas <text:s text:c="2"/>Paroi_FT_disc symetrie </text:p>
      <text:p text:style-name="P11"><text:tab/>} </text:p>
      <text:p text:style-name="P11"><text:tab/># 2 methods to move the body: velocity(x,y,z)=f(x,y,z) or velocity(x,y,z)=f(t) # </text:p>
      <text:p text:style-name="P11"><text:tab/>methode_transport vitesse_imposee </text:p>
      <text:p text:style-name="P11"><text:tab/> <text:s text:c="3"/>-(y-0.02)*10 </text:p>
      <text:p text:style-name="P11"><text:tab/> <text:s text:c="3"/>(x-0.02)*10 </text:p>
      <text:p text:style-name="P11"><text:tab/> <text:s text:c="3"/>0. </text:p>
      <text:p text:style-name="P11">} </text:p>
      <text:p text:style-name="P11"># Constituent equation # </text:p>
      <text:p text:style-name="P11">concentration </text:p>
      <text:p text:style-name="P11">{ </text:p>
      <text:p text:style-name="P11"><text:tab/>diffusion { negligeable } </text:p>
      <text:p text:style-name="P11"><text:tab/>convection { quick } </text:p>
      <text:p text:style-name="P11"><text:tab/>conditions_initiales { concentration champ_fonc_xyz DOM 1 EXP(-((x-0.02)^2+(y-0.02)^2+(z-0.03)^2)/0.03^2) } </text:p>
      <text:p text:style-name="P11"><text:tab/>conditions_limites { </text:p>
      <text:p text:style-name="P11"><text:tab/><text:tab/>haut <text:s/>frontiere_ouverte C_ext Champ_Front_Uniforme 1 0. </text:p>
      <text:p text:style-name="P11"><text:tab/><text:tab/>paroi paroi </text:p>
      <text:p text:style-name="P11"><text:tab/><text:tab/>bas <text:s text:c="2"/>paroi </text:p>
      <text:p text:style-name="P11"><text:tab/>} </text:p>
      <text:p text:style-name="P11">} </text:p>
      <text:p text:style-name="P11"/>
      <text:p text:style-name="P11">Postraitement </text:p>
      <text:p text:style-name="P11">{ </text:p>
      <text:p text:style-name="P11"><text:tab/><text:span text:style-name="T1">format lata fichier FTD_all_VDF </text:span></text:p>
      <text:p text:style-name="P11"><text:tab/>Definition_champs </text:p>
      <text:p text:style-name="P11"><text:tab/>{<text:tab/> </text:p>
      <text:p text:style-name="P11"><text:tab/> <text:s text:c="4"/>Energie_cinetique_hydro Reduction_0D { </text:p>
      <text:p text:style-name="P11"><text:tab/><text:tab/> <text:s text:c="4"/>methode somme_ponderee source Transformation </text:p>
      <text:p text:style-name="P11"><text:tab/><text:tab/> <text:s text:c="4"/>{ </text:p>
      <text:p text:style-name="P11"><text:tab/><text:tab/> <text:s text:c="12"/># Ec=sum[0.5*rho*vol*(u^2+v^2+w^2)dV] # </text:p>
      <text:p text:style-name="P11"><text:tab/><text:tab/> <text:s/><text:tab/> <text:s text:c="4"/>methode formule expression 1 0.5*rho*u2_plus_v2_plus_w2 </text:p>
      <text:p text:style-name="P11"><text:tab/><text:tab/><text:tab/> <text:s text:c="4"/>sources { </text:p>
      <text:p text:style-name="P11"><text:tab/><text:tab/><text:tab/><text:tab/> <text:s text:c="4"/>Transformation </text:p>
      <text:p text:style-name="P11"><text:tab/><text:tab/><text:tab/><text:tab/> <text:s text:c="4"/>{ </text:p>
      <text:p text:style-name="P11"><text:tab/><text:tab/><text:tab/><text:tab/><text:tab/> <text:s text:c="4"/>methode produit_scalaire sources </text:p>
      <text:p text:style-name="P11"><text:tab/><text:tab/><text:tab/><text:tab/><text:tab/> <text:s text:c="4"/>{ </text:p>
      <text:p text:style-name="P11"><text:tab/><text:tab/><text:tab/> <text:tab/><text:tab/><text:tab/> <text:s text:c="4"/>Interpolation { </text:p>
      <text:p text:style-name="P11"><text:tab/><text:tab/><text:tab/><text:tab/><text:tab/><text:tab/> <text:tab/> <text:s text:c="4"/>localisation elem </text:p>
      <text:p text:style-name="P11"><text:tab/><text:tab/><text:tab/> <text:s/><text:tab/><text:tab/><text:tab/><text:tab/> <text:s text:c="4"/>source refChamp { Pb_champ pb vitesse } } , </text:p>
      <text:p text:style-name="P11"><text:tab/><text:tab/><text:tab/> <text:tab/><text:tab/><text:tab/> <text:s text:c="4"/>Interpolation { </text:p>
      <text:p text:style-name="P11"><text:tab/><text:tab/><text:tab/> <text:tab/><text:tab/><text:tab/><text:tab/> <text:s text:c="4"/>localisation elem </text:p>
      <text:p text:style-name="P11"><text:tab/><text:tab/><text:tab/> <text:s/><text:tab/><text:tab/><text:tab/><text:tab/> <text:s text:c="4"/>source refChamp { Pb_champ pb vitesse } } </text:p>
      <text:p text:style-name="P11"><text:tab/><text:tab/><text:tab/><text:tab/><text:tab/> <text:s text:c="4"/>} </text:p>
      <text:p text:style-name="P11"><text:tab/><text:tab/><text:tab/><text:tab/><text:tab/> <text:s text:c="4"/>nom_source u2_plus_v2_plus_w2 </text:p>
      <text:p text:style-name="P11"><text:tab/><text:tab/><text:tab/><text:tab/> <text:s text:c="4"/>} , </text:p>
      <text:p text:style-name="P11"><text:tab/><text:tab/><text:tab/><text:tab/> <text:s text:c="4"/>refChamp { Pb_champ pb masse_volumique nom_source rho } </text:p>
      <text:p text:style-name="P11"><text:tab/><text:tab/><text:tab/> <text:s text:c="4"/>} <text:tab/><text:tab/><text:tab/> </text:p>
      <text:p text:style-name="P11"><text:tab/><text:tab/> <text:s text:c="4"/>} <text:tab/><text:tab/> </text:p>
      <text:p text:style-name="P11"><text:soft-page-break/><text:tab/> <text:s text:c="4"/>} </text:p>
      <text:p text:style-name="P11"/>
      <text:p text:style-name="P11"><text:tab/>} </text:p>
      <text:p text:style-name="P11"><text:tab/>Sondes { </text:p>
      <text:p text:style-name="P11"><text:tab/><text:tab/>vitesse vitesse periode 1.e-7 point 1 0.02 0.02 0.03 </text:p>
      <text:p text:style-name="P11"><text:tab/><text:tab/>pression pression periode 1.e-7 point 1 0.02 0.02 0.03 </text:p>
      <text:p text:style-name="P11"><text:tab/><text:tab/>indicatrice_interf indicatrice_interf periode 1.e-7 point 1 0.02 0.02 0.03 </text:p>
      <text:p text:style-name="P11"><text:tab/><text:tab/>energie_cinetique energie_cinetique_hydro periode 1.e-7 point 1 0.02 0.02 0.03 </text:p>
      <text:p text:style-name="P11"><text:tab/>} </text:p>
      <text:p text:style-name="P11"><text:tab/> </text:p>
      <text:p text:style-name="P11"><text:tab/>Champs dt_post <text:span text:style-name="T1">0.01 </text:span></text:p>
      <text:p text:style-name="P11"><text:tab/>{ </text:p>
      <text:p text:style-name="P11"><text:tab/><text:tab/>indicatrice_interf <text:span text:style-name="T1">elem </text:span></text:p>
      <text:p text:style-name="P11"><text:tab/><text:tab/>concentration <text:span text:style-name="T1">elem </text:span></text:p>
      <text:p text:style-name="P11"><text:tab/><text:tab/>masse_volumique </text:p>
      <text:p text:style-name="P11"><text:tab/>} </text:p>
      <text:p text:style-name="P11">} </text:p>
      <text:p text:style-name="P11"/>
      <text:p text:style-name="P11">liste_postraitements </text:p>
      <text:p text:style-name="P11">{ </text:p>
      <text:p text:style-name="P11"><text:tab/># Another keywords to post process FT results # </text:p>
      <text:p text:style-name="P11"><text:tab/>Postraitement_ft_lata liquid_gas </text:p>
      <text:p text:style-name="P11"><text:tab/>{ </text:p>
      <text:p text:style-name="P11"><text:tab/><text:tab/>dt_post <text:span text:style-name="T1">0.01 </text:span></text:p>
      <text:p text:style-name="P11"><text:tab/><text:tab/>nom_fichier liquid_gas </text:p>
      <text:p text:style-name="P11"><text:tab/><text:tab/>format binaire </text:p>
      <text:p text:style-name="P11"><text:tab/><text:tab/>print </text:p>
      <text:p text:style-name="P11"><text:tab/><text:tab/>champs sommets </text:p>
      <text:p text:style-name="P11"><text:tab/><text:tab/>{ </text:p>
      <text:p text:style-name="P11"><text:tab/><text:tab/><text:tab/>vitesse </text:p>
      <text:p text:style-name="P11"><text:tab/><text:tab/>} </text:p>
      <text:p text:style-name="P11"><text:tab/><text:tab/>champs elements </text:p>
      <text:p text:style-name="P11"><text:tab/><text:tab/>{ </text:p>
      <text:p text:style-name="P11"><text:tab/><text:tab/><text:tab/>distance_interface_elem_interf </text:p>
      <text:p text:style-name="P11"><text:tab/><text:tab/><text:tab/>distance_interface_elem_body </text:p>
      <text:p text:style-name="P11"><text:tab/><text:tab/><text:tab/>indicatrice_interf </text:p>
      <text:p text:style-name="P11"><text:tab/><text:tab/><text:tab/>pression </text:p>
      <text:p text:style-name="P11"><text:tab/><text:tab/><text:tab/>concentration </text:p>
      <text:p text:style-name="P11"><text:tab/><text:tab/><text:tab/>vitesse </text:p>
      <text:p text:style-name="P11"><text:tab/><text:tab/>} </text:p>
      <text:p text:style-name="P11"><text:tab/><text:tab/># Post process the moving grid of the interface # </text:p>
      <text:p text:style-name="P11"><text:tab/><text:tab/>interfaces interf { </text:p>
      <text:p text:style-name="P11"><text:tab/><text:tab/><text:tab/>champs sommets { courbure vitesse } </text:p>
      <text:p text:style-name="P11"><text:tab/><text:tab/><text:tab/>champs elements { pe } </text:p>
      <text:p text:style-name="P11"><text:tab/><text:tab/>} </text:p>
      <text:p text:style-name="P11"><text:tab/>} </text:p>
      <text:p text:style-name="P11"><text:tab/>Postraitement_ft_lata body </text:p>
      <text:p text:style-name="P11"><text:tab/>{ </text:p>
      <text:p text:style-name="P11"><text:tab/><text:tab/>dt_post <text:span text:style-name="T1">0.01 </text:span></text:p>
      <text:p text:style-name="P11"><text:tab/><text:tab/>nom_fichier body </text:p>
      <text:p text:style-name="P11"><text:tab/><text:tab/>format binaire </text:p>
      <text:p text:style-name="P11"><text:tab/><text:tab/>print </text:p>
      <text:p text:style-name="P11"><text:soft-page-break/><text:tab/><text:tab/>interfaces body { </text:p>
      <text:p text:style-name="P11"><text:tab/><text:tab/><text:tab/>champs sommets { courbure } </text:p>
      <text:p text:style-name="P11"><text:tab/><text:tab/>} </text:p>
      <text:p text:style-name="P11"><text:tab/>} </text:p>
      <text:p text:style-name="P11">} </text:p>
      <text:p text:style-name="P11"/>
      <text:p text:style-name="P11">} </text:p>
      <text:p text:style-name="P11"/>
      <text:p text:style-name="P11">Resoudre pb </text:p>
      <text:p text:style-name="P11">Fin</text:p>
      <text:p text:style-name="P9"/>
      <text:p text:style-name="P9"/>
      <text:p text:style-name="P9"/>
      <text:p text:style-name="P6">Gmsh exercise : file.geo</text:p>
      <text:p text:style-name="P11"/>
      <text:p text:style-name="P28">Circle :</text:p>
      <text:p text:style-name="P13"/>
      <text:p text:style-name="P15">// Variables definition </text:p>
      <text:p text:style-name="P15">lc = 0.02; </text:p>
      <text:p text:style-name="P15">// First cell size (used when points are defined) </text:p>
      <text:p text:style-name="P15">lc1 = lc * 8; </text:p>
      <text:p text:style-name="P15">// Second cell size </text:p>
      <text:p text:style-name="P15">lc2 = lc / 2; </text:p>
      <text:p text:style-name="P15"/>
      <text:p text:style-name="P15">// Circle diameter </text:p>
      <text:p text:style-name="P15">D = 0.2 ; </text:p>
      <text:p text:style-name="P15">H = 2 ; </text:p>
      <text:p text:style-name="P15">L = 10 ; </text:p>
      <text:p text:style-name="P15"/>
      <text:p text:style-name="P15">// Points definition </text:p>
      <text:p text:style-name="P15">Point(1) = {0,0,0,lc1}; </text:p>
      <text:p text:style-name="P15">Point(2) = {L,0,0,lc1}; </text:p>
      <text:p text:style-name="P15">Point(3) = {L,H,0,lc1}; </text:p>
      <text:p text:style-name="P15">Point(4) = {0,H,0,lc1}; </text:p>
      <text:p text:style-name="P15"/>
      <text:p text:style-name="P15">// Lines definition </text:p>
      <text:p text:style-name="P15">Line(1) = {1,2}; </text:p>
      <text:p text:style-name="P15">Line(2) = {2,3}; </text:p>
      <text:p text:style-name="P15">Line(3) = {3,4}; </text:p>
      <text:p text:style-name="P15">Line(4) = {4,1}; </text:p>
      <text:p text:style-name="P15"/>
      <text:p text:style-name="P17">// 1/4 Circle definition </text:p>
      <text:p text:style-name="P17">Point(5) = {1,1,0,lc2}; // Center </text:p>
      <text:p text:style-name="P17">Point(6) = {1-D,1,0,lc2}; </text:p>
      <text:p text:style-name="P17">Point(7) = {1,1-D,0,lc2}; </text:p>
      <text:p text:style-name="P17">Point(8) = {1+D,1,0,lc2}; </text:p>
      <text:p text:style-name="P17">Point(9) = {1,1+D,0,lc2}; </text:p>
      <text:p text:style-name="P17">// 3 points for each circle arc </text:p>
      <text:p text:style-name="P17">Circle(5) = {6,5,7}; </text:p>
      <text:p text:style-name="P17">Circle(6) = {7,5,8}; </text:p>
      <text:p text:style-name="P17">Circle(7) = {8,5,9}; </text:p>
      <text:p text:style-name="P17">Circle(8) = {9,5,6}; </text:p>
      <text:p text:style-name="P17"><text:soft-page-break/>// A circle arc is STRICTLY smaller than Pi </text:p>
      <text:p text:style-name="P15"/>
      <text:p text:style-name="P15"/>
      <text:p text:style-name="P15">// Naming the boundaries </text:p>
      <text:p text:style-name="P15">Physical Line("Wall1") = {1}; </text:p>
      <text:p text:style-name="P15">Physical Line("Outlet") = {2}; </text:p>
      <text:p text:style-name="P15">Physical Line("Wall2") = {3}; </text:p>
      <text:p text:style-name="P15">Physical Line("Inlet") = {4}; </text:p>
      <text:p text:style-name="P17">Physical Line("Hole") = {5,6,7,8}; </text:p>
      <text:p text:style-name="P15"/>
      <text:p text:style-name="P15">// A lineloop is a loop on several lines for defining/orienting a surface </text:p>
      <text:p text:style-name="P15">// Use negative lines to reverse the orientation of the line </text:p>
      <text:p text:style-name="P15">Line Loop(1) = {1,2,3,4}; </text:p>
      <text:p text:style-name="P15"><text:span text:style-name="T1">Line Loop(2) = {5,6,7,8};</text:span> </text:p>
      <text:p text:style-name="P15"/>
      <text:p text:style-name="P15"/>
      <text:p text:style-name="P15">/// The surface will use the lineloop </text:p>
      <text:p text:style-name="P15">Plane Surface(1) = {1,<text:span text:style-name="T1">2</text:span>}; </text:p>
      <text:p text:style-name="P15"/>
      <text:p text:style-name="P15">// Naming the domain </text:p>
      <text:p text:style-name="P15">Physical Surface("dom") = {1};</text:p>
      <text:p text:style-name="P15"/>
      <text:p text:style-name="P26">Test avec Trio_U :</text:p>
      <text:p text:style-name="P17">file.data :</text:p>
      <text:p text:style-name="P19">dimension 2</text:p>
      <text:p text:style-name="P19">domaine dom </text:p>
      <text:p text:style-name="P19">Lire_med family_names_from_group_names dom file file.med </text:p>
      <text:p text:style-name="P19">Discretiser_domaine dom </text:p>
      <text:p text:style-name="P19">Postraiter_domaine { domaine dom fichier mesh format lata } </text:p>
      <text:p text:style-name="P19"/>
      <text:p text:style-name="P19">$ triou file</text:p>
      <text:p text:style-name="P19">$ visit -o mesh.lata</text:p>
      <text:p text:style-name="P15"/>
      <text:p text:style-name="P15"/>
      <text:p text:style-name="P15"/>
      <text:p text:style-name="P26">3D mesh :</text:p>
      <text:p text:style-name="P15"/>
      <text:p text:style-name="P15">// Variables definition </text:p>
      <text:p text:style-name="P15">lc = 0.02; </text:p>
      <text:p text:style-name="P15">// First cell size (used when points are defined) </text:p>
      <text:p text:style-name="P15">lc1 = lc * 8; </text:p>
      <text:p text:style-name="P15">// Second cell size </text:p>
      <text:p text:style-name="P15">lc2 = lc / 2; </text:p>
      <text:p text:style-name="P15"/>
      <text:p text:style-name="P15">// Circle diameter </text:p>
      <text:p text:style-name="P15">D = 0.2 ; </text:p>
      <text:p text:style-name="P15">H = 2 ; </text:p>
      <text:p text:style-name="P15">L = 10 ; </text:p>
      <text:p text:style-name="P15"/>
      <text:p text:style-name="P15">// Points definition </text:p>
      <text:p text:style-name="P15">Point(1) = {0,0,0,lc1}; </text:p>
      <text:p text:style-name="P15">Point(2) = {L,0,0,lc1}; </text:p>
      <text:p text:style-name="P15"><text:soft-page-break/>Point(3) = {L,H,0,lc1}; </text:p>
      <text:p text:style-name="P15">Point(4) = {0,H,0,lc1}; </text:p>
      <text:p text:style-name="P15">//Point(5) = {X,0,0,lc2}; </text:p>
      <text:p text:style-name="P15">//Point(8) = {X+E,0,0,lc2}; </text:p>
      <text:p text:style-name="P15"/>
      <text:p text:style-name="P15">// Lines definition </text:p>
      <text:p text:style-name="P15">Line(1) = {1,2}; </text:p>
      <text:p text:style-name="P15">Line(2) = {2,3}; </text:p>
      <text:p text:style-name="P15">Line(3) = {3,4}; </text:p>
      <text:p text:style-name="P15">Line(4) = {4,1}; </text:p>
      <text:p text:style-name="P15"/>
      <text:p text:style-name="P15">// 1/4 Circle definition </text:p>
      <text:p text:style-name="P15">Point(5) = {1,1,0,lc2}; // Center </text:p>
      <text:p text:style-name="P15">Point(6) = {1-D,1,0,lc2}; </text:p>
      <text:p text:style-name="P15">Point(7) = {1,1-D,0,lc2}; </text:p>
      <text:p text:style-name="P15">Point(8) = {1+D,1,0,lc2}; </text:p>
      <text:p text:style-name="P15">Point(9) = {1,1+D,0,lc2}; </text:p>
      <text:p text:style-name="P15">// 3 points for the circle arc </text:p>
      <text:p text:style-name="P15">Circle(5) = {6,5,7}; </text:p>
      <text:p text:style-name="P15">Circle(6) = {7,5,8}; </text:p>
      <text:p text:style-name="P15">Circle(7) = {8,5,9}; </text:p>
      <text:p text:style-name="P15">Circle(8) = {9,5,6}; </text:p>
      <text:p text:style-name="P15">// A circle arc is STRICTLY smaller than Pi </text:p>
      <text:p text:style-name="P15"/>
      <text:p text:style-name="P15">// A lineloop is a loop on several lines </text:p>
      <text:p text:style-name="P15">// for defining/orienting a surface </text:p>
      <text:p text:style-name="P15">// Use negative lines to reverse the </text:p>
      <text:p text:style-name="P15">// orientation of the line </text:p>
      <text:p text:style-name="P15">Line Loop(1) = {1,2,3,4}; </text:p>
      <text:p text:style-name="P15">Line Loop(2) = {5,6,7,8}; </text:p>
      <text:p text:style-name="P15"/>
      <text:p text:style-name="P15">/// The surface will use the lineloop </text:p>
      <text:p text:style-name="P15">Plane Surface(1) = {1,2}; </text:p>
      <text:p text:style-name="P15"/>
      <text:p text:style-name="P17">// test d'extrusion : créé le volume 2 </text:p>
      <text:p text:style-name="P17">out[]=Extrude {0,0,1} { Surface{1} ; } ; </text:p>
      <text:p text:style-name="P17">Physical Volume("dom") = {1}; </text:p>
      <text:p text:style-name="P17"/>
      <text:p text:style-name="P17">// Printf("surface extrudee = %g", out[0]); </text:p>
      <text:p text:style-name="P17">// Printf("nvo volume = %g", out[1]); </text:p>
      <text:p text:style-name="P17">// Printf("cotes du rect = %g , %g , %g and %g", out[2], out[3] , out[4], out[5]); </text:p>
      <text:p text:style-name="P17">// Printf("bord du trou = %g , %g , %g and %g", out[6], out[7], out[8], out[9]); </text:p>
      <text:p text:style-name="P17"/>
      <text:p text:style-name="P17">// Naming for Trio_U for example </text:p>
      <text:p text:style-name="P17">Physical Surface("arriere")={1}; </text:p>
      <text:p text:style-name="P17">Physical Surface("avant")={ out[0]}; </text:p>
      <text:p text:style-name="P17">Physical Surface("Inlet")={ out[5]}; </text:p>
      <text:p text:style-name="P17">Physical Surface("Outlet")={ out[3]}; </text:p>
      <text:p text:style-name="P17">Physical Surface("bords_rect")={ out[2] , out[4] }; </text:p>
      <text:p text:style-name="P17">Physical Surface("bords_trou")={ out[6], out[7], out[8], out[9]}; </text:p>
      <text:p text:style-name="P17"/>
      <text:p text:style-name="P17">Printf("arriere = %g", 1); </text:p>
      <text:p text:style-name="P17"><text:soft-page-break/>Printf("avant = %g", out[0]); </text:p>
      <text:p text:style-name="P17">Printf("Inlet = %g", out[5]); </text:p>
      <text:p text:style-name="P17">Printf("Outlet = %g", out[3]); </text:p>
      <text:p text:style-name="P17">Printf("bords_rect= %g , %g", out[2], out[4]); </text:p>
      <text:p text:style-name="P17">Printf("bords_trou = %g , %g , %g and %g", out[6], out[7], out[8], out[9]); </text:p>
      <text:p text:style-name="P17"/>
      <text:p text:style-name="P17"/>
      <text:p text:style-name="P26">Test avec Trio_U :</text:p>
      <text:p text:style-name="P17">file.data :</text:p>
      <text:p text:style-name="P19">dimension 3 </text:p>
      <text:p text:style-name="P19">domaine dom </text:p>
      <text:p text:style-name="P19">Lire_med family_names_from_group_names dom file file.med </text:p>
      <text:p text:style-name="P19">Discretiser_domaine dom </text:p>
      <text:p text:style-name="P19">Postraiter_domaine { domaine dom fichier mesh format lata } </text:p>
      <text:p text:style-name="P19"/>
      <text:p text:style-name="P19">$ triou file</text:p>
      <text:p text:style-name="P20">$ visit -o mesh.lata</text:p>
      <text:p text:style-name="P10"/>
      <text:p text:style-name="P10"/>
      <text:p text:style-name="P10"/>
      <text:p text:style-name="P7"><text:span text:style-name="T7">E</text:span>xercise : <text:span text:style-name="T7">Validation form</text:span></text:p>
      <text:p text:style-name="P12"/>
      <text:p text:style-name="P29"><text:span text:style-name="T7">src/prepare</text:span> :</text:p>
      <text:p text:style-name="P14"/>
      <text:p text:style-name="P30">sed "s/champ_uniforme 2 1. 0./ champ_uniforme 2 2 0./;s/bord periox/ bord periox debit_impose 2./" std.data &gt; <text:s/>debit.data</text:p>
      <text:p text:style-name="P30"/>
      <text:p text:style-name="P30">diff std.data debit.data &gt; diff_deb.out</text:p>
      <text:p text:style-name="P30"/>
      <text:p text:style-name="P30">sed "s/paroi_fixe/periodique/;s/champ_uniforme 2 1. 0../ champ_uniforme 2 2. 1./;s/bord periox/ bord periox debit_impose 2./;s/# balise #/sources { Canal_perio { <text:s/>bord haut debit_impose 0 } }/" <text:s/>std.data &gt; <text:s/>debit2.data</text:p>
      <text:p text:style-name="P30"/>
      <text:p text:style-name="P30">diff std.data debit2.data | grep -v balise &gt; diff_deb2.out</text:p>
      <text:p text:style-name="P30"/>
      <text:p text:style-name="P32">sed "s/champ_uniforme 2 2 0./champ_uniforme 2 0. 0./" debit.data &gt; <text:s/>debit3.data</text:p>
      <text:p text:style-name="P18"/>
      <text:p text:style-name="P16"/>
      <text:p text:style-name="P27"><text:span text:style-name="T7">src/post_run</text:span> :</text:p>
      <text:p text:style-name="P30"/>
      <text:p text:style-name="P31">nb1=`grep "Total number of elements" std.err | awk '{print $NF}'`</text:p>
      <text:p text:style-name="P31">nb2=`grep "Total number of elements" debit.err | awk '{print $NF}'`</text:p>
      <text:p text:style-name="P31">nb3=`grep "Total number of elements" debit2.err | awk '{print $NF}'`</text:p>
      <text:p text:style-name="P31">echo $nb1 $nb2 $nb3 &gt; nbcells.dat</text:p>
      <text:p text:style-name="P31"/>
      <text:p text:style-name="P31">tp1=`grep "Backup of the field" std.err | awk '{print $NF}' | head -n 1`</text:p>
      <text:p text:style-name="P31">tp2=`grep "Backup of the field" debit.err | awk '{print $NF}' | head -n 1`</text:p>
      <text:p text:style-name="P31">tp3=`grep "Backup of the field" debit2.err | awk '{print $NF}' | head -n 1`</text:p>
      <text:p text:style-name="P31">echo $tp1 $tp2 $tp3 &gt; lastime.dat</text:p>
      <text:p text:style-name="P16"/>
      <text:p text:style-name="P16"/>
      <text:p text:style-name="P27"><text:soft-page-break/><text:span text:style-name="T7">src/Canal.prm</text:span> :</text:p>
      <text:p text:style-name="P20"/>
      <text:p text:style-name="P35">Parameters {</text:p>
      <text:p text:style-name="P35"><text:s text:c="8"/>Title "Check the debit_impose option of canal_perio keyword"</text:p>
      <text:p text:style-name="P35"><text:s text:c="8"/>Author "G.F."</text:p>
      <text:p text:style-name="P35"><text:s text:c="8"/>TestCase . std.data</text:p>
      <text:p text:style-name="P35"><text:s text:c="8"/>TestCase . debit.data</text:p>
      <text:p text:style-name="P35"><text:s text:c="8"/>TestCase . debit2.data</text:p>
      <text:p text:style-name="P21"><text:span text:style-name="T8"><text:s text:c="8"/></text:span><text:span text:style-name="T6">TestCase . debit3.data</text:span></text:p>
      <text:p text:style-name="P35">}</text:p>
      <text:p text:style-name="P35">Chapter {</text:p>
      <text:p text:style-name="P35"><text:s text:c="8"/>Title "Comparison between flow rate specified by debit_impose option and computed flow rate by the initial condition on velocity"</text:p>
      <text:p text:style-name="P35"><text:s text:c="8"/>Description "Data files differences:"</text:p>
      <text:p text:style-name="P35"><text:s text:c="8"/>Description include_text_file("diff_deb.out")</text:p>
      <text:p text:style-name="P35"><text:s text:c="8"/>Description "In the first data file, the flow rate will be 2 m3/s (Uo=1 m/s and S=2m). In the second one, flow rate is 4 m3/s, and then will decrease to 2 m3/s."</text:p>
      <text:p text:style-name="P21"><text:span text:style-name="T8"><text:s text:c="8"/></text:span><text:span text:style-name="T6">Description "In the last data file, flow rate is 0 m3/s, and then will increase to 2 m3/s."</text:span></text:p>
      <text:p text:style-name="P35"><text:s text:c="8"/>Figure {</text:p>
      <text:p text:style-name="P35"><text:s text:c="16"/>dimension 2</text:p>
      <text:p text:style-name="P35"><text:s text:c="16"/>include_description_curves 0</text:p>
      <text:p text:style-name="P35"><text:s text:c="16"/>labely debit</text:p>
      <text:p text:style-name="P35"><text:s text:c="16"/>labelx time</text:p>
      <text:p text:style-name="P35"><text:tab/> <text:s text:c="2"/>Curve {</text:p>
      <text:p text:style-name="P35"><text:s text:c="24"/>file std_pb_Debit.out</text:p>
      <text:p text:style-name="P35"><text:s text:c="24"/>legend std</text:p>
      <text:p text:style-name="P36"><text:s text:c="24"/>style lines </text:p>
      <text:p text:style-name="P36"><text:tab/> <text:s text:c="3"/>}</text:p>
      <text:p text:style-name="P35"><text:s text:c="16"/>Curve {</text:p>
      <text:p text:style-name="P35"><text:s text:c="24"/>file debit_pb_Debit.out</text:p>
      <text:p text:style-name="P35"><text:s text:c="24"/>legend debit_impose</text:p>
      <text:p text:style-name="P36"><text:s text:c="24"/>style lines </text:p>
      <text:p text:style-name="P36"><text:tab/> <text:s text:c="3"/>}</text:p>
      <text:p text:style-name="P21"><text:span text:style-name="T8"><text:s text:c="16"/></text:span><text:span text:style-name="T6">Curve {</text:span></text:p>
      <text:p text:style-name="P33"><text:s text:c="24"/>file debit3_pb_Debit.out</text:p>
      <text:p text:style-name="P33"><text:s text:c="24"/>legend debit_impose</text:p>
      <text:p text:style-name="P34"><text:s text:c="24"/>style lines </text:p>
      <text:p text:style-name="P34"><text:tab/> <text:s text:c="3"/>}</text:p>
      <text:p text:style-name="P35"><text:s text:c="8"/>}</text:p>
      <text:p text:style-name="P35">}</text:p>
      <text:p text:style-name="P35">Chapter {</text:p>
      <text:p text:style-name="P35"><text:s text:c="8"/>Title "Initial velocity is inclined into 2 directions, with a vertical flow rate which should be 0."</text:p>
      <text:p text:style-name="P35"><text:s text:c="8"/>Description "When converged, the velocity profile reaches horizontality."</text:p>
      <text:p text:style-name="P35"><text:s text:c="8"/>Description</text:p>
      <text:p text:style-name="P35"><text:s text:c="8"/>Visu {</text:p>
      <text:p text:style-name="P35"><text:s text:c="16"/>blackVector debit2.lata dom VITESSE SOM</text:p>
      <text:p text:style-name="P35"><text:s text:c="16"/># operator_to_all no_databaseinfo</text:p>
      <text:p text:style-name="P35"><text:s text:c="16"/>cycles 0 -1</text:p>
      <text:p text:style-name="P35"><text:s text:c="16"/>width 7.5cm</text:p>
      <text:p text:style-name="P35"><text:s text:c="16"/>nb_img_without_newline 2</text:p>
      <text:p text:style-name="P35"><text:s text:c="8"/>}</text:p>
      <text:p text:style-name="P35">}</text:p>
      <text:p text:style-name="P35"><text:soft-page-break/></text:p>
      <text:p text:style-name="P37">Chapter {</text:p>
      <text:p text:style-name="P40"><text:s text:c="8"/>Title "Additional information"</text:p>
      <text:p text:style-name="P22"/>
      <text:p text:style-name="P22"/>
      <text:p text:style-name="P37"><text:s text:c="8"/>Visu {</text:p>
      <text:p text:style-name="P37"><text:s text:c="16"/>Title "Visualization of mesh"</text:p>
      <text:p text:style-name="P37"><text:s text:c="16"/>Mesh std.lata dom</text:p>
      <text:p text:style-name="P37"><text:s text:c="8"/>}</text:p>
      <text:p text:style-name="P22"/>
      <text:p text:style-name="P22"/>
      <text:p text:style-name="P22"><text:span text:style-name="T8"><text:s text:c="8"/>Figure {</text:span></text:p>
      <text:p text:style-name="P37"><text:s text:c="16"/>Title "Evolution of residues"</text:p>
      <text:p text:style-name="P37"><text:s text:c="16"/>LabelX "time"</text:p>
      <text:p text:style-name="P37"><text:s text:c="16"/>LabelY "residue"</text:p>
      <text:p text:style-name="P38"><text:s text:c="16"/><text:span text:style-name="T10">LogX</text:span></text:p>
      <text:p text:style-name="P38"><text:span text:style-name="T10"><text:tab/> <text:s text:c="3"/>LogY</text:span></text:p>
      <text:p text:style-name="P38"><text:tab/> <text:s text:c="3"/>Include_description_Curves 0</text:p>
      <text:p text:style-name="P40"><text:s text:c="16"/></text:p>
      <text:p text:style-name="P40"><text:tab/> <text:s text:c="3"/>Curve {</text:p>
      <text:p text:style-name="P37"><text:s text:c="24"/>legend "std test case"</text:p>
      <text:p text:style-name="P37"><text:s text:c="24"/>file std.dt_ev</text:p>
      <text:p text:style-name="P37"><text:s text:c="24"/>columns ($1) ($4)</text:p>
      <text:p text:style-name="P40"><text:s text:c="24"/>style linespoints </text:p>
      <text:p text:style-name="P40"><text:tab/> <text:s text:c="3"/>}</text:p>
      <text:p text:style-name="P37"><text:s text:c="16"/>Curve {</text:p>
      <text:p text:style-name="P37"><text:s text:c="24"/>legend "debit test case"</text:p>
      <text:p text:style-name="P37"><text:s text:c="24"/>file debit.dt_ev</text:p>
      <text:p text:style-name="P37"><text:s text:c="24"/>columns ($1) ($4)</text:p>
      <text:p text:style-name="P40"><text:s text:c="24"/>style linespoints </text:p>
      <text:p text:style-name="P40"><text:tab/> <text:s text:c="4"/>}</text:p>
      <text:p text:style-name="P37"><text:s text:c="16"/>Curve {</text:p>
      <text:p text:style-name="P37"><text:s text:c="24"/>legend "debit2 test case"</text:p>
      <text:p text:style-name="P37"><text:s text:c="24"/>file debit2.dt_ev</text:p>
      <text:p text:style-name="P37"><text:s text:c="24"/>columns ($1) ($4)</text:p>
      <text:p text:style-name="P40"><text:s text:c="24"/>style linespoints </text:p>
      <text:p text:style-name="P40"><text:tab/> <text:s text:c="3"/>}</text:p>
      <text:p text:style-name="P37"><text:s text:c="8"/>}</text:p>
      <text:p text:style-name="P22"/>
      <text:p text:style-name="P22"/>
      <text:p text:style-name="P37"><text:s text:c="8"/>Visu {</text:p>
      <text:p text:style-name="P37"><text:s text:c="16"/>Title "Vizualization of pressure field at last time"</text:p>
      <text:p text:style-name="P37"><text:s text:c="16"/>Description "std test case:"</text:p>
      <text:p text:style-name="P37"><text:s text:c="16"/>Pseudocolor std.lata dom PRESSION ELEM</text:p>
      <text:p text:style-name="P37"><text:s text:c="16"/>Cycles -1</text:p>
      <text:p text:style-name="P37"><text:s text:c="16"/>Width 7.5cm</text:p>
      <text:p text:style-name="P37"><text:s text:c="8"/>}</text:p>
      <text:p text:style-name="P37"><text:s text:c="8"/>Visu {</text:p>
      <text:p text:style-name="P37"><text:s text:c="16"/>Description "debit test case"</text:p>
      <text:p text:style-name="P37"><text:s text:c="16"/>Pseudocolor debit.lata dom PRESSION ELEM</text:p>
      <text:p text:style-name="P37"><text:s text:c="16"/>Cycles -1</text:p>
      <text:p text:style-name="P37"><text:s text:c="16"/>Width 7.5cm</text:p>
      <text:p text:style-name="P37"><text:soft-page-break/><text:s text:c="8"/>}</text:p>
      <text:p text:style-name="P37"><text:s text:c="8"/>Visu {</text:p>
      <text:p text:style-name="P37"><text:s text:c="16"/>Description "debit2 test case"</text:p>
      <text:p text:style-name="P37"><text:s text:c="16"/>Pseudocolor debit2.lata dom PRESSION ELEM</text:p>
      <text:p text:style-name="P37"><text:s text:c="16"/>Cycles -1</text:p>
      <text:p text:style-name="P37"><text:s text:c="16"/>Width 7.5cm</text:p>
      <text:p text:style-name="P39"><text:s text:c="8"/>}</text:p>
      <text:p text:style-name="P43"/>
      <text:p text:style-name="P43"/>
      <text:p text:style-name="P39"><text:s text:c="8"/>Visu {</text:p>
      <text:p text:style-name="P39"><text:s text:c="16"/>Title "Vizualization of <text:span text:style-name="T11">velocity</text:span> field at last time"</text:p>
      <text:p text:style-name="P39"><text:s text:c="16"/>Description "std test case:"</text:p>
      <text:p text:style-name="P39"><text:s text:c="16"/>Pseudocolor std.lata dom_<text:span text:style-name="T11">magnitude</text:span> <text:span text:style-name="T11">VITESSE SOM</text:span></text:p>
      <text:p text:style-name="P39"><text:s text:c="16"/>Cycles -1</text:p>
      <text:p text:style-name="P39"><text:s text:c="16"/>Width 7.5cm</text:p>
      <text:p text:style-name="P39"><text:s text:c="8"/>}</text:p>
      <text:p text:style-name="P22"/>
      <text:p text:style-name="P22"/>
      <text:p text:style-name="P37"><text:s text:c="8"/>Table {</text:p>
      <text:p text:style-name="P37"><text:s text:c="16"/>Title "Number of cells and last time results"</text:p>
      <text:p text:style-name="P37"><text:s text:c="16"/>Nb_columns 3</text:p>
      <text:p text:style-name="P37"><text:s text:c="16"/>Label std | debit | debit2</text:p>
      <text:p text:style-name="P37"><text:s text:c="16"/>Line {</text:p>
      <text:p text:style-name="P37"><text:s text:c="24"/>legend "cells number [-]"</text:p>
      <text:p text:style-name="P41"><text:s text:c="24"/>file nbcells.dat </text:p>
      <text:p text:style-name="P41"><text:tab/> <text:s text:c="3"/>}</text:p>
      <text:p text:style-name="P37"><text:s text:c="16"/>Line {</text:p>
      <text:p text:style-name="P37"><text:s text:c="24"/>legend "last time [s]"</text:p>
      <text:p text:style-name="P40"><text:s text:c="24"/>file lastime.dat </text:p>
      <text:p text:style-name="P40"><text:tab/> <text:s text:c="3"/>}</text:p>
      <text:p text:style-name="P37"><text:s text:c="8"/>}</text:p>
      <text:p text:style-name="P37"/>
      <text:p text:style-name="P3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he 2013/06/12</meta:initial-creator>
    <meta:creation-date>2013-09-13T14:19:31</meta:creation-date>
    <dc:date>2014-10-10T15:21:11</dc:date>
    <meta:editing-duration>P2DT22H6M39S</meta:editing-duration>
    <meta:editing-cycles>111</meta:editing-cycles>
    <meta:generator>LibreOffice/3.6$Linux_X86_64 LibreOffice_project/360m1$Build-2</meta:generator>
    <meta:document-statistic meta:table-count="0" meta:image-count="0" meta:object-count="0" meta:page-count="49" meta:paragraph-count="2234" meta:word-count="7380" meta:character-count="53848" meta:non-whitespace-character-count="41022"/>
  </office:meta>
</office:document-meta>
</file>